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61890333" calcext:value-type="float">
            <text:p>0.1161890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328224167" calcext:value-type="float">
            <text:p>0.23282241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872935" calcext:value-type="float">
            <text:p>0.348729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632811833" calcext:value-type="float">
            <text:p>0.463281183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764980333" calcext:value-type="float">
            <text:p>0.576498033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8875765" calcext:value-type="float">
            <text:p>0.6887576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8004655833" calcext:value-type="float">
            <text:p>0.80046558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119783" calcext:value-type="float">
            <text:p>0.911978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0236740833" calcext:value-type="float">
            <text:p>1.023674083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1359126667" calcext:value-type="float">
            <text:p>1.13591266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2488725667" calcext:value-type="float">
            <text:p>1.248872566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3624886167" calcext:value-type="float">
            <text:p>1.36248861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4766056333" calcext:value-type="float">
            <text:p>1.476605633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5911931" calcext:value-type="float">
            <text:p>1.591193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7063729333" calcext:value-type="float">
            <text:p>1.7063729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8221997167" calcext:value-type="float">
            <text:p>1.822199716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9384102667" calcext:value-type="float">
            <text:p>1.938410266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.0544103333" calcext:value-type="float">
            <text:p>2.054410333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.1695280333" calcext:value-type="float">
            <text:p>2.16952803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2833340667" calcext:value-type="float">
            <text:p>2.283334066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.3958495167" calcext:value-type="float">
            <text:p>2.395849516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.5075992167" calcext:value-type="float">
            <text:p>2.50759921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.6194788833" calcext:value-type="float">
            <text:p>2.619478883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7323645" calcext:value-type="float">
            <text:p>2.732364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8465855167" calcext:value-type="float">
            <text:p>2.846585516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9616673333" calcext:value-type="float">
            <text:p>2.961667333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.0766278333" calcext:value-type="float">
            <text:p>3.07662783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1906059" calcext:value-type="float">
            <text:p>3.190605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.30328905" calcext:value-type="float">
            <text:p>3.3032890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4148650833" calcext:value-type="float">
            <text:p>3.414865083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.5257528" calcext:value-type="float">
            <text:p>3.525752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636491" calcext:value-type="float">
            <text:p>3.63649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.7477607833" calcext:value-type="float">
            <text:p>3.74776078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.8602589" calcext:value-type="float">
            <text:p>3.860258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.9744144667" calcext:value-type="float">
            <text:p>3.974414466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.0902876833" calcext:value-type="float">
            <text:p>4.090287683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.2078481" calcext:value-type="float">
            <text:p>4.207848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.3273007333" calcext:value-type="float">
            <text:p>4.327300733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.4488177667" calcext:value-type="float">
            <text:p>4.448817766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.5715403" calcext:value-type="float">
            <text:p>4.571540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.6927505167" calcext:value-type="float">
            <text:p>4.692750516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.8083500667" calcext:value-type="float">
            <text:p>4.808350066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.9147834667" calcext:value-type="float">
            <text:p>4.914783466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.0113385333" calcext:value-type="float">
            <text:p>5.0113385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.1011021" calcext:value-type="float">
            <text:p>5.101102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.18939345" calcext:value-type="float">
            <text:p>5.1893934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.2810252833" calcext:value-type="float">
            <text:p>5.281025283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.3789573667" calcext:value-type="float">
            <text:p>5.378957366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.48417975" calcext:value-type="float">
            <text:p>5.4841797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.5956102" calcext:value-type="float">
            <text:p>5.595610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.71033815" calcext:value-type="float">
            <text:p>5.7103381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.8248445333" calcext:value-type="float">
            <text:p>5.824844533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.9367586333" calcext:value-type="float">
            <text:p>5.936758633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.04590265" calcext:value-type="float">
            <text:p>6.0459026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.1536732833" calcext:value-type="float">
            <text:p>6.153673283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.2613283333" calcext:value-type="float">
            <text:p>6.261328333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.3688841333" calcext:value-type="float">
            <text:p>6.368884133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.4753314167" calcext:value-type="float">
            <text:p>6.475331416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.5793451167" calcext:value-type="float">
            <text:p>6.579345116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971342" calcext:value-type="float">
            <text:p>6.971342</text:p>
          </table:table-cell>
          <table:table-cell office:value-type="float" office:value="6.6795865667" calcext:value-type="float">
            <text:p>6.6795865667</text:p>
          </table:table-cell>
          <table:table-cell table:formula="of:=POWER([.C61]-6.75;2)" office:value-type="float" office:value="0.00495805158909351" calcext:value-type="float">
            <text:p>0.0049580516</text:p>
          </table:table-cell>
          <table:table-cell table:formula="of:=SQRT(SUM([.D61:.D160])/100)" office:value-type="float" office:value="0.150260155325957" calcext:value-type="float">
            <text:p>0.15026015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998003" calcext:value-type="float">
            <text:p>6.998003</text:p>
          </table:table-cell>
          <table:table-cell office:value-type="float" office:value="6.65827625" calcext:value-type="float">
            <text:p>6.65827625</text:p>
          </table:table-cell>
          <table:table-cell table:formula="of:=POWER([.C62]-6.75;2)" office:value-type="float" office:value="0.00841324631406248" calcext:value-type="float">
            <text:p>0.008413246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954416" calcext:value-type="float">
            <text:p>6.954416</text:p>
          </table:table-cell>
          <table:table-cell office:value-type="float" office:value="6.6282003833" calcext:value-type="float">
            <text:p>6.6282003833</text:p>
          </table:table-cell>
          <table:table-cell table:formula="of:=POWER([.C63]-6.75;2)" office:value-type="float" office:value="0.0148351466282669" calcext:value-type="float">
            <text:p>0.014835146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87311" calcext:value-type="float">
            <text:p>6.87311</text:p>
          </table:table-cell>
          <table:table-cell office:value-type="float" office:value="6.5754786" calcext:value-type="float">
            <text:p>6.5754786</text:p>
          </table:table-cell>
          <table:table-cell table:formula="of:=POWER([.C64]-6.75;2)" office:value-type="float" office:value="0.0304577190579599" calcext:value-type="float">
            <text:p>0.030457719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793011" calcext:value-type="float">
            <text:p>6.793011</text:p>
          </table:table-cell>
          <table:table-cell office:value-type="float" office:value="6.9549718667" calcext:value-type="float">
            <text:p>6.9549718667</text:p>
          </table:table-cell>
          <table:table-cell table:formula="of:=POWER([.C65]-6.75;2)" office:value-type="float" office:value="0.0420134661384827" calcext:value-type="float">
            <text:p>0.042013466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735577" calcext:value-type="float">
            <text:p>6.735577</text:p>
          </table:table-cell>
          <table:table-cell office:value-type="float" office:value="6.97567435" calcext:value-type="float">
            <text:p>6.97567435</text:p>
          </table:table-cell>
          <table:table-cell table:formula="of:=POWER([.C66]-6.75;2)" office:value-type="float" office:value="0.0509289122479226" calcext:value-type="float">
            <text:p>0.050928912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702476" calcext:value-type="float">
            <text:p>6.702476</text:p>
          </table:table-cell>
          <table:table-cell office:value-type="float" office:value="6.9864782" calcext:value-type="float">
            <text:p>6.9864782</text:p>
          </table:table-cell>
          <table:table-cell table:formula="of:=POWER([.C67]-6.75;2)" office:value-type="float" office:value="0.0559219390752398" calcext:value-type="float">
            <text:p>0.055921939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690763" calcext:value-type="float">
            <text:p>6.690763</text:p>
          </table:table-cell>
          <table:table-cell office:value-type="float" office:value="6.9925895" calcext:value-type="float">
            <text:p>6.9925895</text:p>
          </table:table-cell>
          <table:table-cell table:formula="of:=POWER([.C68]-6.75;2)" office:value-type="float" office:value="0.0588496655102501" calcext:value-type="float">
            <text:p>0.058849665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701747" calcext:value-type="float">
            <text:p>6.701747</text:p>
          </table:table-cell>
          <table:table-cell office:value-type="float" office:value="6.9935639167" calcext:value-type="float">
            <text:p>6.9935639167</text:p>
          </table:table-cell>
          <table:table-cell table:formula="of:=POWER([.C69]-6.75;2)" office:value-type="float" office:value="0.0593233815182447" calcext:value-type="float">
            <text:p>0.059323381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734315" calcext:value-type="float">
            <text:p>6.734315</text:p>
          </table:table-cell>
          <table:table-cell office:value-type="float" office:value="6.98934725" calcext:value-type="float">
            <text:p>6.98934725</text:p>
          </table:table-cell>
          <table:table-cell table:formula="of:=POWER([.C70]-6.75;2)" office:value-type="float" office:value="0.0572871060825624" calcext:value-type="float">
            <text:p>0.057287106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777594" calcext:value-type="float">
            <text:p>6.777594</text:p>
          </table:table-cell>
          <table:table-cell office:value-type="float" office:value="6.9813981" calcext:value-type="float">
            <text:p>6.9813981</text:p>
          </table:table-cell>
          <table:table-cell table:formula="of:=POWER([.C71]-6.75;2)" office:value-type="float" office:value="0.0535450806836099" calcext:value-type="float">
            <text:p>0.053545080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816963" calcext:value-type="float">
            <text:p>6.816963</text:p>
          </table:table-cell>
          <table:table-cell office:value-type="float" office:value="6.9717834833" calcext:value-type="float">
            <text:p>6.9717834833</text:p>
          </table:table-cell>
          <table:table-cell table:formula="of:=POWER([.C72]-6.75;2)" office:value-type="float" office:value="0.0491879134646815" calcext:value-type="float">
            <text:p>0.049187913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847021" calcext:value-type="float">
            <text:p>6.847021</text:p>
          </table:table-cell>
          <table:table-cell office:value-type="float" office:value="6.96192295" calcext:value-type="float">
            <text:p>6.96192295</text:p>
          </table:table-cell>
          <table:table-cell table:formula="of:=POWER([.C73]-6.75;2)" office:value-type="float" office:value="0.0449113367367025" calcext:value-type="float">
            <text:p>0.044911336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875248" calcext:value-type="float">
            <text:p>6.875248</text:p>
          </table:table-cell>
          <table:table-cell office:value-type="float" office:value="6.9523760167" calcext:value-type="float">
            <text:p>6.9523760167</text:p>
          </table:table-cell>
          <table:table-cell table:formula="of:=POWER([.C74]-6.75;2)" office:value-type="float" office:value="0.0409560521353586" calcext:value-type="float">
            <text:p>0.040956052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91079" calcext:value-type="float">
            <text:p>6.91079</text:p>
          </table:table-cell>
          <table:table-cell office:value-type="float" office:value="6.9434159" calcext:value-type="float">
            <text:p>6.9434159</text:p>
          </table:table-cell>
          <table:table-cell table:formula="of:=POWER([.C75]-6.75;2)" office:value-type="float" office:value="0.0374097103728099" calcext:value-type="float">
            <text:p>0.037409710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949607" calcext:value-type="float">
            <text:p>6.949607</text:p>
          </table:table-cell>
          <table:table-cell office:value-type="float" office:value="6.935339" calcext:value-type="float">
            <text:p>6.935339</text:p>
          </table:table-cell>
          <table:table-cell table:formula="of:=POWER([.C76]-6.75;2)" office:value-type="float" office:value="0.034350544921" calcext:value-type="float">
            <text:p>0.034350544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972633" calcext:value-type="float">
            <text:p>6.972633</text:p>
          </table:table-cell>
          <table:table-cell office:value-type="float" office:value="6.9282078" calcext:value-type="float">
            <text:p>6.9282078</text:p>
          </table:table-cell>
          <table:table-cell table:formula="of:=POWER([.C77]-6.75;2)" office:value-type="float" office:value="0.03175801998084" calcext:value-type="float">
            <text:p>0.0317580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960004" calcext:value-type="float">
            <text:p>6.960004</text:p>
          </table:table-cell>
          <table:table-cell office:value-type="float" office:value="6.9216620167" calcext:value-type="float">
            <text:p>6.9216620167</text:p>
          </table:table-cell>
          <table:table-cell table:formula="of:=POWER([.C78]-6.75;2)" office:value-type="float" office:value="0.0294678479775111" calcext:value-type="float">
            <text:p>0.02946784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907062" calcext:value-type="float">
            <text:p>6.907062</text:p>
          </table:table-cell>
          <table:table-cell office:value-type="float" office:value="6.9152829167" calcext:value-type="float">
            <text:p>6.9152829167</text:p>
          </table:table-cell>
          <table:table-cell table:formula="of:=POWER([.C79]-6.75;2)" office:value-type="float" office:value="0.0273184425528591" calcext:value-type="float">
            <text:p>0.027318442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828362" calcext:value-type="float">
            <text:p>6.828362</text:p>
          </table:table-cell>
          <table:table-cell office:value-type="float" office:value="6.9091633667" calcext:value-type="float">
            <text:p>6.9091633667</text:p>
          </table:table-cell>
          <table:table-cell table:formula="of:=POWER([.C80]-6.75;2)" office:value-type="float" office:value="0.0253329772992786" calcext:value-type="float">
            <text:p>0.025332977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750927" calcext:value-type="float">
            <text:p>6.750927</text:p>
          </table:table-cell>
          <table:table-cell office:value-type="float" office:value="6.90400865" calcext:value-type="float">
            <text:p>6.90400865</text:p>
          </table:table-cell>
          <table:table-cell table:formula="of:=POWER([.C81]-6.75;2)" office:value-type="float" office:value="0.0237186642748224" calcext:value-type="float">
            <text:p>0.023718664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704982" calcext:value-type="float">
            <text:p>6.704982</text:p>
          </table:table-cell>
          <table:table-cell office:value-type="float" office:value="6.9005396167" calcext:value-type="float">
            <text:p>6.9005396167</text:p>
          </table:table-cell>
          <table:table-cell table:formula="of:=POWER([.C82]-6.75;2)" office:value-type="float" office:value="0.0226621761961828" calcext:value-type="float">
            <text:p>0.022662176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71278" calcext:value-type="float">
            <text:p>6.71278</text:p>
          </table:table-cell>
          <table:table-cell office:value-type="float" office:value="6.8986790167" calcext:value-type="float">
            <text:p>6.8986790167</text:p>
          </table:table-cell>
          <table:table-cell table:formula="of:=POWER([.C83]-6.75;2)" office:value-type="float" office:value="0.0221054500068789" calcext:value-type="float">
            <text:p>0.0221054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773137" calcext:value-type="float">
            <text:p>6.773137</text:p>
          </table:table-cell>
          <table:table-cell office:value-type="float" office:value="6.89726795" calcext:value-type="float">
            <text:p>6.89726795</text:p>
          </table:table-cell>
          <table:table-cell table:formula="of:=POWER([.C84]-6.75;2)" office:value-type="float" office:value="0.0216878490972024" calcext:value-type="float">
            <text:p>0.021687849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853261" calcext:value-type="float">
            <text:p>6.853261</text:p>
          </table:table-cell>
          <table:table-cell office:value-type="float" office:value="6.8946676667" calcext:value-type="float">
            <text:p>6.8946676667</text:p>
          </table:table-cell>
          <table:table-cell table:formula="of:=POWER([.C85]-6.75;2)" office:value-type="float" office:value="0.0209287337884223" calcext:value-type="float">
            <text:p>0.020928733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904909" calcext:value-type="float">
            <text:p>6.904909</text:p>
          </table:table-cell>
          <table:table-cell office:value-type="float" office:value="6.8899134833" calcext:value-type="float">
            <text:p>6.8899134833</text:p>
          </table:table-cell>
          <table:table-cell table:formula="of:=POWER([.C86]-6.75;2)" office:value-type="float" office:value="0.0195757828091394" calcext:value-type="float">
            <text:p>0.019575782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89763" calcext:value-type="float">
            <text:p>6.89763</text:p>
          </table:table-cell>
          <table:table-cell office:value-type="float" office:value="6.8835603833" calcext:value-type="float">
            <text:p>6.8835603833</text:p>
          </table:table-cell>
          <table:table-cell table:formula="of:=POWER([.C87]-6.75;2)" office:value-type="float" office:value="0.0178383759872429" calcext:value-type="float">
            <text:p>0.01783837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838684" calcext:value-type="float">
            <text:p>6.838684</text:p>
          </table:table-cell>
          <table:table-cell office:value-type="float" office:value="6.8774773833" calcext:value-type="float">
            <text:p>6.8774773833</text:p>
          </table:table-cell>
          <table:table-cell table:formula="of:=POWER([.C88]-6.75;2)" office:value-type="float" office:value="0.0162504832530152" calcext:value-type="float">
            <text:p>0.016250483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760989" calcext:value-type="float">
            <text:p>6.760989</text:p>
          </table:table-cell>
          <table:table-cell office:value-type="float" office:value="6.8736873" calcext:value-type="float">
            <text:p>6.8736873</text:p>
          </table:table-cell>
          <table:table-cell table:formula="of:=POWER([.C89]-6.75;2)" office:value-type="float" office:value="0.0152985481812901" calcext:value-type="float">
            <text:p>0.015298548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694562" calcext:value-type="float">
            <text:p>6.694562</text:p>
          </table:table-cell>
          <table:table-cell office:value-type="float" office:value="6.8731860667" calcext:value-type="float">
            <text:p>6.8731860667</text:p>
          </table:table-cell>
          <table:table-cell table:formula="of:=POWER([.C90]-6.75;2)" office:value-type="float" office:value="0.0151748070290168" calcext:value-type="float">
            <text:p>0.01517480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53263" calcext:value-type="float">
            <text:p>6.653263</text:p>
          </table:table-cell>
          <table:table-cell office:value-type="float" office:value="6.8755831167" calcext:value-type="float">
            <text:p>6.8755831167</text:p>
          </table:table-cell>
          <table:table-cell table:formula="of:=POWER([.C91]-6.75;2)" office:value-type="float" office:value="0.0157711192000857" calcext:value-type="float">
            <text:p>0.015771119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644292" calcext:value-type="float">
            <text:p>6.644292</text:p>
          </table:table-cell>
          <table:table-cell office:value-type="float" office:value="6.8795119" calcext:value-type="float">
            <text:p>6.8795119</text:p>
          </table:table-cell>
          <table:table-cell table:formula="of:=POWER([.C92]-6.75;2)" office:value-type="float" office:value="0.0167733322416099" calcext:value-type="float">
            <text:p>0.016773332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676187" calcext:value-type="float">
            <text:p>6.676187</text:p>
          </table:table-cell>
          <table:table-cell office:value-type="float" office:value="6.88323025" calcext:value-type="float">
            <text:p>6.88323025</text:p>
          </table:table-cell>
          <table:table-cell table:formula="of:=POWER([.C93]-6.75;2)" office:value-type="float" office:value="0.0177502995150626" calcext:value-type="float">
            <text:p>0.017750299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749887" calcext:value-type="float">
            <text:p>6.749887</text:p>
          </table:table-cell>
          <table:table-cell office:value-type="float" office:value="6.8851181" calcext:value-type="float">
            <text:p>6.8851181</text:p>
          </table:table-cell>
          <table:table-cell table:formula="of:=POWER([.C94]-6.75;2)" office:value-type="float" office:value="0.0182569009476099" calcext:value-type="float">
            <text:p>0.018256900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849334" calcext:value-type="float">
            <text:p>6.849334</text:p>
          </table:table-cell>
          <table:table-cell office:value-type="float" office:value="6.8841339167" calcext:value-type="float">
            <text:p>6.8841339167</text:p>
          </table:table-cell>
          <table:table-cell table:formula="of:=POWER([.C95]-6.75;2)" office:value-type="float" office:value="0.0179919076092825" calcext:value-type="float">
            <text:p>0.017991907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952393" calcext:value-type="float">
            <text:p>6.952393</text:p>
          </table:table-cell>
          <table:table-cell office:value-type="float" office:value="6.88015795" calcext:value-type="float">
            <text:p>6.88015795</text:p>
          </table:table-cell>
          <table:table-cell table:formula="of:=POWER([.C96]-6.75;2)" office:value-type="float" office:value="0.0169410919482025" calcext:value-type="float">
            <text:p>0.016941091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053625" calcext:value-type="float">
            <text:p>7.053625</text:p>
          </table:table-cell>
          <table:table-cell office:value-type="float" office:value="6.8739034667" calcext:value-type="float">
            <text:p>6.8739034667</text:p>
          </table:table-cell>
          <table:table-cell table:formula="of:=POWER([.C97]-6.75;2)" office:value-type="float" office:value="0.015352069060278" calcext:value-type="float">
            <text:p>0.015352069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167158" calcext:value-type="float">
            <text:p>7.167158</text:p>
          </table:table-cell>
          <table:table-cell office:value-type="float" office:value="6.86629705" calcext:value-type="float">
            <text:p>6.86629705</text:p>
          </table:table-cell>
          <table:table-cell table:formula="of:=POWER([.C98]-6.75;2)" office:value-type="float" office:value="0.0135250038387025" calcext:value-type="float">
            <text:p>0.01352500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291022" calcext:value-type="float">
            <text:p>7.291022</text:p>
          </table:table-cell>
          <table:table-cell office:value-type="float" office:value="6.8578245333" calcext:value-type="float">
            <text:p>6.8578245333</text:p>
          </table:table-cell>
          <table:table-cell table:formula="of:=POWER([.C99]-6.75;2)" office:value-type="float" office:value="0.0116261299813629" calcext:value-type="float">
            <text:p>0.0116261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363352" calcext:value-type="float">
            <text:p>7.363352</text:p>
          </table:table-cell>
          <table:table-cell office:value-type="float" office:value="6.8486304" calcext:value-type="float">
            <text:p>6.8486304</text:p>
          </table:table-cell>
          <table:table-cell table:formula="of:=POWER([.C100]-6.75;2)" office:value-type="float" office:value="0.00972795580416005" calcext:value-type="float">
            <text:p>0.009727955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272613" calcext:value-type="float">
            <text:p>7.272613</text:p>
          </table:table-cell>
          <table:table-cell office:value-type="float" office:value="6.83954" calcext:value-type="float">
            <text:p>6.83954</text:p>
          </table:table-cell>
          <table:table-cell table:formula="of:=POWER([.C101]-6.75;2)" office:value-type="float" office:value="0.00801741160000007" calcext:value-type="float">
            <text:p>0.008017411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935973" calcext:value-type="float">
            <text:p>6.935973</text:p>
          </table:table-cell>
          <table:table-cell office:value-type="float" office:value="6.83302475" calcext:value-type="float">
            <text:p>6.83302475</text:p>
          </table:table-cell>
          <table:table-cell table:formula="of:=POWER([.C102]-6.75;2)" office:value-type="float" office:value="0.00689310911256248" calcext:value-type="float">
            <text:p>0.006893109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386004" calcext:value-type="float">
            <text:p>6.386004</text:p>
          </table:table-cell>
          <table:table-cell office:value-type="float" office:value="6.8328494833" calcext:value-type="float">
            <text:p>6.8328494833</text:p>
          </table:table-cell>
          <table:table-cell table:formula="of:=POWER([.C103]-6.75;2)" office:value-type="float" office:value="0.00686403688307705" calcext:value-type="float">
            <text:p>0.006864036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793304" calcext:value-type="float">
            <text:p>5.793304</text:p>
          </table:table-cell>
          <table:table-cell office:value-type="float" office:value="6.8421939333" calcext:value-type="float">
            <text:p>6.8421939333</text:p>
          </table:table-cell>
          <table:table-cell table:formula="of:=POWER([.C104]-6.75;2)" office:value-type="float" office:value="0.00849972133732483" calcext:value-type="float">
            <text:p>0.008499721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385814" calcext:value-type="float">
            <text:p>5.385814</text:p>
          </table:table-cell>
          <table:table-cell office:value-type="float" office:value="6.8613705667" calcext:value-type="float">
            <text:p>6.8613705667</text:p>
          </table:table-cell>
          <table:table-cell table:formula="of:=POWER([.C105]-6.75;2)" office:value-type="float" office:value="0.0124034031270791" calcext:value-type="float">
            <text:p>0.012403403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297481" calcext:value-type="float">
            <text:p>5.297481</text:p>
          </table:table-cell>
          <table:table-cell office:value-type="float" office:value="6.88694935" calcext:value-type="float">
            <text:p>6.88694935</text:p>
          </table:table-cell>
          <table:table-cell table:formula="of:=POWER([.C106]-6.75;2)" office:value-type="float" office:value="0.0187551244654225" calcext:value-type="float">
            <text:p>0.018755124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49791" calcext:value-type="float">
            <text:p>5.49791</text:p>
          </table:table-cell>
          <table:table-cell office:value-type="float" office:value="6.9134354333" calcext:value-type="float">
            <text:p>6.9134354333</text:p>
          </table:table-cell>
          <table:table-cell table:formula="of:=POWER([.C107]-6.75;2)" office:value-type="float" office:value="0.0267111408579588" calcext:value-type="float">
            <text:p>0.026711140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875925" calcext:value-type="float">
            <text:p>5.875925</text:p>
          </table:table-cell>
          <table:table-cell office:value-type="float" office:value="6.9360272667" calcext:value-type="float">
            <text:p>6.9360272667</text:p>
          </table:table-cell>
          <table:table-cell table:formula="of:=POWER([.C108]-6.75;2)" office:value-type="float" office:value="0.0346061439558729" calcext:value-type="float">
            <text:p>0.03460614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313343" calcext:value-type="float">
            <text:p>6.313343</text:p>
          </table:table-cell>
          <table:table-cell office:value-type="float" office:value="6.9518615833" calcext:value-type="float">
            <text:p>6.9518615833</text:p>
          </table:table-cell>
          <table:table-cell table:formula="of:=POWER([.C109]-6.75;2)" office:value-type="float" office:value="0.040748098812383" calcext:value-type="float">
            <text:p>0.040748098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685827" calcext:value-type="float">
            <text:p>6.685827</text:p>
          </table:table-cell>
          <table:table-cell office:value-type="float" office:value="6.96003355" calcext:value-type="float">
            <text:p>6.96003355</text:p>
          </table:table-cell>
          <table:table-cell table:formula="of:=POWER([.C110]-6.75;2)" office:value-type="float" office:value="0.0441140921256026" calcext:value-type="float">
            <text:p>0.044114092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883677" calcext:value-type="float">
            <text:p>6.883677</text:p>
          </table:table-cell>
          <table:table-cell office:value-type="float" office:value="6.9617311167" calcext:value-type="float">
            <text:p>6.9617311167</text:p>
          </table:table-cell>
          <table:table-cell table:formula="of:=POWER([.C111]-6.75;2)" office:value-type="float" office:value="0.0448300657790291" calcext:value-type="float">
            <text:p>0.044830065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870383" calcext:value-type="float">
            <text:p>6.870383</text:p>
          </table:table-cell>
          <table:table-cell office:value-type="float" office:value="6.96010445" calcext:value-type="float">
            <text:p>6.96010445</text:p>
          </table:table-cell>
          <table:table-cell table:formula="of:=POWER([.C112]-6.75;2)" office:value-type="float" office:value="0.0441438799098026" calcext:value-type="float">
            <text:p>0.044143879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714846" calcext:value-type="float">
            <text:p>6.714846</text:p>
          </table:table-cell>
          <table:table-cell office:value-type="float" office:value="6.9590397" calcext:value-type="float">
            <text:p>6.9590397</text:p>
          </table:table-cell>
          <table:table-cell table:formula="of:=POWER([.C113]-6.75;2)" office:value-type="float" office:value="0.04369759617609" calcext:value-type="float">
            <text:p>0.043697596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548641" calcext:value-type="float">
            <text:p>6.548641</text:p>
          </table:table-cell>
          <table:table-cell office:value-type="float" office:value="6.96116775" calcext:value-type="float">
            <text:p>6.96116775</text:p>
          </table:table-cell>
          <table:table-cell table:formula="of:=POWER([.C114]-6.75;2)" office:value-type="float" office:value="0.0445918186400623" calcext:value-type="float">
            <text:p>0.044591818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466238" calcext:value-type="float">
            <text:p>6.466238</text:p>
          </table:table-cell>
          <table:table-cell office:value-type="float" office:value="6.9665640333" calcext:value-type="float">
            <text:p>6.9665640333</text:p>
          </table:table-cell>
          <table:table-cell table:formula="of:=POWER([.C115]-6.75;2)" office:value-type="float" office:value="0.0468999805191635" calcext:value-type="float">
            <text:p>0.046899980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459303" calcext:value-type="float">
            <text:p>6.459303</text:p>
          </table:table-cell>
          <table:table-cell office:value-type="float" office:value="6.9734065333" calcext:value-type="float">
            <text:p>6.9734065333</text:p>
          </table:table-cell>
          <table:table-cell table:formula="of:=POWER([.C116]-6.75;2)" office:value-type="float" office:value="0.0499104791211242" calcext:value-type="float">
            <text:p>0.049910479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453348" calcext:value-type="float">
            <text:p>6.453348</text:p>
          </table:table-cell>
          <table:table-cell office:value-type="float" office:value="6.98001735" calcext:value-type="float">
            <text:p>6.98001735</text:p>
          </table:table-cell>
          <table:table-cell table:formula="of:=POWER([.C117]-6.75;2)" office:value-type="float" office:value="0.0529079813010224" calcext:value-type="float">
            <text:p>0.052907981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386837" calcext:value-type="float">
            <text:p>6.386837</text:p>
          </table:table-cell>
          <table:table-cell office:value-type="float" office:value="6.9862465167" calcext:value-type="float">
            <text:p>6.9862465167</text:p>
          </table:table-cell>
          <table:table-cell table:formula="of:=POWER([.C118]-6.75;2)" office:value-type="float" office:value="0.0558124166528832" calcext:value-type="float">
            <text:p>0.055812416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240822" calcext:value-type="float">
            <text:p>6.240822</text:p>
          </table:table-cell>
          <table:table-cell office:value-type="float" office:value="6.9932478333" calcext:value-type="float">
            <text:p>6.9932478333</text:p>
          </table:table-cell>
          <table:table-cell table:formula="of:=POWER([.C119]-6.75;2)" office:value-type="float" office:value="0.0591695084051445" calcext:value-type="float">
            <text:p>0.059169508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014487" calcext:value-type="float">
            <text:p>6.014487</text:p>
          </table:table-cell>
          <table:table-cell office:value-type="float" office:value="7.0025710167" calcext:value-type="float">
            <text:p>7.0025710167</text:p>
          </table:table-cell>
          <table:table-cell table:formula="of:=POWER([.C120]-6.75;2)" office:value-type="float" office:value="0.0637921184768718" calcext:value-type="float">
            <text:p>0.063792118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692723" calcext:value-type="float">
            <text:p>5.692723</text:p>
          </table:table-cell>
          <table:table-cell office:value-type="float" office:value="7.0157182" calcext:value-type="float">
            <text:p>7.0157182</text:p>
          </table:table-cell>
          <table:table-cell table:formula="of:=POWER([.C121]-6.75;2)" office:value-type="float" office:value="0.0706061618112401" calcext:value-type="float">
            <text:p>0.070606161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193451" calcext:value-type="float">
            <text:p>5.193451</text:p>
          </table:table-cell>
          <table:table-cell office:value-type="float" office:value="7.0343890167" calcext:value-type="float">
            <text:p>7.0343890167</text:p>
          </table:table-cell>
          <table:table-cell table:formula="of:=POWER([.C122]-6.75;2)" office:value-type="float" office:value="0.0808771128195927" calcext:value-type="float">
            <text:p>0.080877112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.791109" calcext:value-type="float">
            <text:p>3.791109</text:p>
          </table:table-cell>
          <table:table-cell office:value-type="float" office:value="7.0616394833" calcext:value-type="float">
            <text:p>7.0616394833</text:p>
          </table:table-cell>
          <table:table-cell table:formula="of:=POWER([.C123]-6.75;2)" office:value-type="float" office:value="0.0971191675514907" calcext:value-type="float">
            <text:p>0.097119167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9.642706" calcext:value-type="float">
            <text:p>29.642706</text:p>
          </table:table-cell>
          <table:table-cell office:value-type="float" office:value="7.1125410833" calcext:value-type="float">
            <text:p>7.1125410833</text:p>
          </table:table-cell>
          <table:table-cell table:formula="of:=POWER([.C124]-6.75;2)" office:value-type="float" office:value="0.131436037080338" calcext:value-type="float">
            <text:p>0.131436037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03516" calcext:value-type="float">
            <text:p>8.03516</text:p>
          </table:table-cell>
          <table:table-cell office:value-type="float" office:value="6.7326482667" calcext:value-type="float">
            <text:p>6.7326482667</text:p>
          </table:table-cell>
          <table:table-cell table:formula="of:=POWER([.C125]-6.75;2)" office:value-type="float" office:value="0.000301082648514327" calcext:value-type="float">
            <text:p>0.000301082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383808" calcext:value-type="float">
            <text:p>7.383808</text:p>
          </table:table-cell>
          <table:table-cell office:value-type="float" office:value="6.7124494167" calcext:value-type="float">
            <text:p>6.7124494167</text:p>
          </table:table-cell>
          <table:table-cell table:formula="of:=POWER([.C126]-6.75;2)" office:value-type="float" office:value="0.00141004630617023" calcext:value-type="float">
            <text:p>0.001410046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069154" calcext:value-type="float">
            <text:p>7.069154</text:p>
          </table:table-cell>
          <table:table-cell office:value-type="float" office:value="6.70209665" calcext:value-type="float">
            <text:p>6.70209665</text:p>
          </table:table-cell>
          <table:table-cell table:formula="of:=POWER([.C127]-6.75;2)" office:value-type="float" office:value="0.00229473094122253" calcext:value-type="float">
            <text:p>0.002294730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749228" calcext:value-type="float">
            <text:p>6.749228</text:p>
          </table:table-cell>
          <table:table-cell office:value-type="float" office:value="6.6956644667" calcext:value-type="float">
            <text:p>6.6956644667</text:p>
          </table:table-cell>
          <table:table-cell table:formula="of:=POWER([.C128]-6.75;2)" office:value-type="float" office:value="0.00295235017899538" calcext:value-type="float">
            <text:p>0.002952350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448747" calcext:value-type="float">
            <text:p>6.448747</text:p>
          </table:table-cell>
          <table:table-cell office:value-type="float" office:value="6.6934059667" calcext:value-type="float">
            <text:p>6.6934059667</text:p>
          </table:table-cell>
          <table:table-cell table:formula="of:=POWER([.C129]-6.75;2)" office:value-type="float" office:value="0.00320288460516147" calcext:value-type="float">
            <text:p>0.003202884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257366" calcext:value-type="float">
            <text:p>6.257366</text:p>
          </table:table-cell>
          <table:table-cell office:value-type="float" office:value="6.6955923" calcext:value-type="float">
            <text:p>6.6955923</text:p>
          </table:table-cell>
          <table:table-cell table:formula="of:=POWER([.C130]-6.75;2)" office:value-type="float" office:value="0.00296019781929005" calcext:value-type="float">
            <text:p>0.002960197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200717" calcext:value-type="float">
            <text:p>6.200717</text:p>
          </table:table-cell>
          <table:table-cell office:value-type="float" office:value="6.7012018833" calcext:value-type="float">
            <text:p>6.7012018833</text:p>
          </table:table-cell>
          <table:table-cell table:formula="of:=POWER([.C131]-6.75;2)" office:value-type="float" office:value="0.00238125619346686" calcext:value-type="float">
            <text:p>0.002381256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225331" calcext:value-type="float">
            <text:p>6.225331</text:p>
          </table:table-cell>
          <table:table-cell office:value-type="float" office:value="6.7086948167" calcext:value-type="float">
            <text:p>6.7086948167</text:p>
          </table:table-cell>
          <table:table-cell table:formula="of:=POWER([.C132]-6.75;2)" office:value-type="float" office:value="0.00170611816744663" calcext:value-type="float">
            <text:p>0.001706118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274205" calcext:value-type="float">
            <text:p>6.274205</text:p>
          </table:table-cell>
          <table:table-cell office:value-type="float" office:value="6.7170524167" calcext:value-type="float">
            <text:p>6.7170524167</text:p>
          </table:table-cell>
          <table:table-cell table:formula="of:=POWER([.C133]-6.75;2)" office:value-type="float" office:value="0.00108554324531046" calcext:value-type="float">
            <text:p>0.001085543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337641" calcext:value-type="float">
            <text:p>6.337641</text:p>
          </table:table-cell>
          <table:table-cell office:value-type="float" office:value="6.72570775" calcext:value-type="float">
            <text:p>6.72570775</text:p>
          </table:table-cell>
          <table:table-cell table:formula="of:=POWER([.C134]-6.75;2)" office:value-type="float" office:value="0.000590113410062512" calcext:value-type="float">
            <text:p>0.000590113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426176" calcext:value-type="float">
            <text:p>6.426176</text:p>
          </table:table-cell>
          <table:table-cell office:value-type="float" office:value="6.7338605167" calcext:value-type="float">
            <text:p>6.7338605167</text:p>
          </table:table-cell>
          <table:table-cell table:formula="of:=POWER([.C135]-6.75;2)" office:value-type="float" office:value="0.000260482921190976" calcext:value-type="float">
            <text:p>0.000260482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521735" calcext:value-type="float">
            <text:p>6.521735</text:p>
          </table:table-cell>
          <table:table-cell office:value-type="float" office:value="6.7403456333" calcext:value-type="float">
            <text:p>6.7403456333</text:p>
          </table:table-cell>
          <table:table-cell table:formula="of:=POWER([.C136]-6.75;2)" office:value-type="float" office:value="0.0000932067963780598" calcext:value-type="float">
            <text:p>9.32067963780598E-00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579886" calcext:value-type="float">
            <text:p>6.579886</text:p>
          </table:table-cell>
          <table:table-cell office:value-type="float" office:value="6.74427905" calcext:value-type="float">
            <text:p>6.74427905</text:p>
          </table:table-cell>
          <table:table-cell table:formula="of:=POWER([.C137]-6.75;2)" office:value-type="float" office:value="0.0000327292689024968" calcext:value-type="float">
            <text:p>3.27292689024968E-00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577258" calcext:value-type="float">
            <text:p>6.577258</text:p>
          </table:table-cell>
          <table:table-cell office:value-type="float" office:value="6.74568195" calcext:value-type="float">
            <text:p>6.74568195</text:p>
          </table:table-cell>
          <table:table-cell table:formula="of:=POWER([.C138]-6.75;2)" office:value-type="float" office:value="0.0000186455558025016" calcext:value-type="float">
            <text:p>1.86455558025016E-00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539889" calcext:value-type="float">
            <text:p>6.539889</text:p>
          </table:table-cell>
          <table:table-cell office:value-type="float" office:value="6.7453243667" calcext:value-type="float">
            <text:p>6.7453243667</text:p>
          </table:table-cell>
          <table:table-cell table:formula="of:=POWER([.C139]-6.75;2)" office:value-type="float" office:value="0.0000218615467560666" calcext:value-type="float">
            <text:p>2.18615467560666E-00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519079" calcext:value-type="float">
            <text:p>6.519079</text:p>
          </table:table-cell>
          <table:table-cell office:value-type="float" office:value="6.7438468" calcext:value-type="float">
            <text:p>6.7438468</text:p>
          </table:table-cell>
          <table:table-cell table:formula="of:=POWER([.C140]-6.75;2)" office:value-type="float" office:value="0.0000378618702399996" calcext:value-type="float">
            <text:p>3.78618702399996E-00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542785" calcext:value-type="float">
            <text:p>6.542785</text:p>
          </table:table-cell>
          <table:table-cell office:value-type="float" office:value="6.7409824167" calcext:value-type="float">
            <text:p>6.7409824167</text:p>
          </table:table-cell>
          <table:table-cell table:formula="of:=POWER([.C141]-6.75;2)" office:value-type="float" office:value="0.0000813168085724453" calcext:value-type="float">
            <text:p>8.13168085724453E-00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593346" calcext:value-type="float">
            <text:p>6.593346</text:p>
          </table:table-cell>
          <table:table-cell office:value-type="float" office:value="6.7358262333" calcext:value-type="float">
            <text:p>6.7358262333</text:p>
          </table:table-cell>
          <table:table-cell table:formula="of:=POWER([.C142]-6.75;2)" office:value-type="float" office:value="0.000200895662466027" calcext:value-type="float">
            <text:p>0.000200895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628116" calcext:value-type="float">
            <text:p>6.628116</text:p>
          </table:table-cell>
          <table:table-cell office:value-type="float" office:value="6.7281671167" calcext:value-type="float">
            <text:p>6.7281671167</text:p>
          </table:table-cell>
          <table:table-cell table:formula="of:=POWER([.C143]-6.75;2)" office:value-type="float" office:value="0.000476674793191423" calcext:value-type="float">
            <text:p>0.000476674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61712" calcext:value-type="float">
            <text:p>6.61712</text:p>
          </table:table-cell>
          <table:table-cell office:value-type="float" office:value="6.7196492167" calcext:value-type="float">
            <text:p>6.7196492167</text:p>
          </table:table-cell>
          <table:table-cell table:formula="of:=POWER([.C144]-6.75;2)" office:value-type="float" office:value="0.000921170046923577" calcext:value-type="float">
            <text:p>0.0009211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56801" calcext:value-type="float">
            <text:p>6.56801</text:p>
          </table:table-cell>
          <table:table-cell office:value-type="float" office:value="6.7133550333" calcext:value-type="float">
            <text:p>6.7133550333</text:p>
          </table:table-cell>
          <table:table-cell table:formula="of:=POWER([.C145]-6.75;2)" office:value-type="float" office:value="0.00134285358444411" calcext:value-type="float">
            <text:p>0.001342853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523723" calcext:value-type="float">
            <text:p>6.523723</text:p>
          </table:table-cell>
          <table:table-cell office:value-type="float" office:value="6.7117896667" calcext:value-type="float">
            <text:p>6.7117896667</text:p>
          </table:table-cell>
          <table:table-cell table:formula="of:=POWER([.C146]-6.75;2)" office:value-type="float" office:value="0.00146002957089712" calcext:value-type="float">
            <text:p>0.001460029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53265" calcext:value-type="float">
            <text:p>6.53265</text:p>
          </table:table-cell>
          <table:table-cell office:value-type="float" office:value="6.7149478833" calcext:value-type="float">
            <text:p>6.7149478833</text:p>
          </table:table-cell>
          <table:table-cell table:formula="of:=POWER([.C147]-6.75;2)" office:value-type="float" office:value="0.00122865088515043" calcext:value-type="float">
            <text:p>0.001228650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611279" calcext:value-type="float">
            <text:p>6.611279</text:p>
          </table:table-cell>
          <table:table-cell office:value-type="float" office:value="6.7200365833" calcext:value-type="float">
            <text:p>6.7200365833</text:p>
          </table:table-cell>
          <table:table-cell table:formula="of:=POWER([.C148]-6.75;2)" office:value-type="float" office:value="0.000897806340337854" calcext:value-type="float">
            <text:p>0.000897806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730915" calcext:value-type="float">
            <text:p>6.730915</text:p>
          </table:table-cell>
          <table:table-cell office:value-type="float" office:value="6.7229358" calcext:value-type="float">
            <text:p>6.7229358</text:p>
          </table:table-cell>
          <table:table-cell table:formula="of:=POWER([.C149]-6.75;2)" office:value-type="float" office:value="0.000732470921639993" calcext:value-type="float">
            <text:p>0.000732470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838385" calcext:value-type="float">
            <text:p>6.838385</text:p>
          </table:table-cell>
          <table:table-cell office:value-type="float" office:value="6.7204389333" calcext:value-type="float">
            <text:p>6.7204389333</text:p>
          </table:table-cell>
          <table:table-cell table:formula="of:=POWER([.C150]-6.75;2)" office:value-type="float" office:value="0.00087385666444187" calcext:value-type="float">
            <text:p>0.000873856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88899" calcext:value-type="float">
            <text:p>6.88899</text:p>
          </table:table-cell>
          <table:table-cell office:value-type="float" office:value="6.712065" calcext:value-type="float">
            <text:p>6.712065</text:p>
          </table:table-cell>
          <table:table-cell table:formula="of:=POWER([.C151]-6.75;2)" office:value-type="float" office:value="0.001439064225" calcext:value-type="float">
            <text:p>0.001439064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867393" calcext:value-type="float">
            <text:p>6.867393</text:p>
          </table:table-cell>
          <table:table-cell office:value-type="float" office:value="6.7003937833" calcext:value-type="float">
            <text:p>6.7003937833</text:p>
          </table:table-cell>
          <table:table-cell table:formula="of:=POWER([.C152]-6.75;2)" office:value-type="float" office:value="0.00246077673528736" calcext:value-type="float">
            <text:p>0.002460776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789458" calcext:value-type="float">
            <text:p>6.789458</text:p>
          </table:table-cell>
          <table:table-cell office:value-type="float" office:value="6.68948805" calcext:value-type="float">
            <text:p>6.68948805</text:p>
          </table:table-cell>
          <table:table-cell table:formula="of:=POWER([.C153]-6.75;2)" office:value-type="float" office:value="0.00366169609280255" calcext:value-type="float">
            <text:p>0.003661696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690836" calcext:value-type="float">
            <text:p>6.690836</text:p>
          </table:table-cell>
          <table:table-cell office:value-type="float" office:value="6.6824132833" calcext:value-type="float">
            <text:p>6.6824132833</text:p>
          </table:table-cell>
          <table:table-cell table:formula="of:=POWER([.C154]-6.75;2)" office:value-type="float" office:value="0.00456796427428608" calcext:value-type="float">
            <text:p>0.004567964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610776" calcext:value-type="float">
            <text:p>6.610776</text:p>
          </table:table-cell>
          <table:table-cell office:value-type="float" office:value="6.6798281333" calcext:value-type="float">
            <text:p>6.6798281333</text:p>
          </table:table-cell>
          <table:table-cell table:formula="of:=POWER([.C155]-6.75;2)" office:value-type="float" office:value="0.00492409087616257" calcext:value-type="float">
            <text:p>0.004924090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577124" calcext:value-type="float">
            <text:p>6.577124</text:p>
          </table:table-cell>
          <table:table-cell office:value-type="float" office:value="6.6807199667" calcext:value-type="float">
            <text:p>6.6807199667</text:p>
          </table:table-cell>
          <table:table-cell table:formula="of:=POWER([.C156]-6.75;2)" office:value-type="float" office:value="0.00479972301404912" calcext:value-type="float">
            <text:p>0.00479972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59724" calcext:value-type="float">
            <text:p>6.59724</text:p>
          </table:table-cell>
          <table:table-cell office:value-type="float" office:value="6.6865154" calcext:value-type="float">
            <text:p>6.6865154</text:p>
          </table:table-cell>
          <table:table-cell table:formula="of:=POWER([.C157]-6.75;2)" office:value-type="float" office:value="0.00403029443715997" calcext:value-type="float">
            <text:p>0.004030294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58807" calcext:value-type="float">
            <text:p>6.658807</text:p>
          </table:table-cell>
          <table:table-cell office:value-type="float" office:value="6.8141844333" calcext:value-type="float">
            <text:p>6.8141844333</text:p>
          </table:table-cell>
          <table:table-cell table:formula="of:=POWER([.C158]-6.75;2)" office:value-type="float" office:value="0.00411964147804219" calcext:value-type="float">
            <text:p>0.004119641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739374" calcext:value-type="float">
            <text:p>6.739374</text:p>
          </table:table-cell>
          <table:table-cell office:value-type="float" office:value="6.7755155333" calcext:value-type="float">
            <text:p>6.7755155333</text:p>
          </table:table-cell>
          <table:table-cell table:formula="of:=POWER([.C159]-6.75;2)" office:value-type="float" office:value="0.000651042439583415" calcext:value-type="float">
            <text:p>0.000651042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817928" calcext:value-type="float">
            <text:p>6.817928</text:p>
          </table:table-cell>
          <table:table-cell office:value-type="float" office:value="6.7484347667" calcext:value-type="float">
            <text:p>6.7484347667</text:p>
          </table:table-cell>
          <table:table-cell table:formula="of:=POWER([.C160]-6.75;2)" office:value-type="float" office:value="0.00000244995528342897" calcext:value-type="float">
            <text:p>0.0000024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881698" calcext:value-type="float">
            <text:p>6.881698</text:p>
          </table:table-cell>
          <table:table-cell office:value-type="float" office:value="6.7275187833" calcext:value-type="float">
            <text:p>6.7275187833</text:p>
          </table:table-cell>
          <table:table-cell table:formula="of:=POWER([.C161]-6.75;2)" office:value-type="float" office:value="0.000505405104312365" calcext:value-type="float">
            <text:p>0.000505405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925457" calcext:value-type="float">
            <text:p>6.925457</text:p>
          </table:table-cell>
          <table:table-cell office:value-type="float" office:value="6.71230325" calcext:value-type="float">
            <text:p>6.71230325</text:p>
          </table:table-cell>
          <table:table-cell table:formula="of:=POWER([.C162]-6.75;2)" office:value-type="float" office:value="0.00142104496056252" calcext:value-type="float">
            <text:p>0.00142104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946671" calcext:value-type="float">
            <text:p>6.946671</text:p>
          </table:table-cell>
          <table:table-cell office:value-type="float" office:value="6.7018455333" calcext:value-type="float">
            <text:p>6.7018455333</text:p>
          </table:table-cell>
          <table:table-cell table:formula="of:=POWER([.C163]-6.75;2)" office:value-type="float" office:value="0.00231885266316139" calcext:value-type="float">
            <text:p>0.002318852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943902" calcext:value-type="float">
            <text:p>6.943902</text:p>
          </table:table-cell>
          <table:table-cell office:value-type="float" office:value="6.6951164667" calcext:value-type="float">
            <text:p>6.6951164667</text:p>
          </table:table-cell>
          <table:table-cell table:formula="of:=POWER([.C164]-6.75;2)" office:value-type="float" office:value="0.0030122022274922" calcext:value-type="float">
            <text:p>0.003012202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920541" calcext:value-type="float">
            <text:p>6.920541</text:p>
          </table:table-cell>
          <table:table-cell office:value-type="float" office:value="6.6915661167" calcext:value-type="float">
            <text:p>6.6915661167</text:p>
          </table:table-cell>
          <table:table-cell table:formula="of:=POWER([.C165]-6.75;2)" office:value-type="float" office:value="0.00341451871751804" calcext:value-type="float">
            <text:p>0.003414518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886646" calcext:value-type="float">
            <text:p>6.886646</text:p>
          </table:table-cell>
          <table:table-cell office:value-type="float" office:value="6.6907610167" calcext:value-type="float">
            <text:p>6.6907610167</text:p>
          </table:table-cell>
          <table:table-cell table:formula="of:=POWER([.C166]-6.75;2)" office:value-type="float" office:value="0.0035092571424177" calcext:value-type="float">
            <text:p>0.003509257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85342" calcext:value-type="float">
            <text:p>6.85342</text:p>
          </table:table-cell>
          <table:table-cell office:value-type="float" office:value="6.6915386" calcext:value-type="float">
            <text:p>6.6915386</text:p>
          </table:table-cell>
          <table:table-cell table:formula="of:=POWER([.C167]-6.75;2)" office:value-type="float" office:value="0.00341773528995996" calcext:value-type="float">
            <text:p>0.003417735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825984" calcext:value-type="float">
            <text:p>6.825984</text:p>
          </table:table-cell>
          <table:table-cell office:value-type="float" office:value="6.6918291167" calcext:value-type="float">
            <text:p>6.6918291167</text:p>
          </table:table-cell>
          <table:table-cell table:formula="of:=POWER([.C168]-6.75;2)" office:value-type="float" office:value="0.0033838516639022" calcext:value-type="float">
            <text:p>0.003383851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803661" calcext:value-type="float">
            <text:p>6.803661</text:p>
          </table:table-cell>
          <table:table-cell office:value-type="float" office:value="6.6896327333" calcext:value-type="float">
            <text:p>6.6896327333</text:p>
          </table:table-cell>
          <table:table-cell table:formula="of:=POWER([.C169]-6.75;2)" office:value-type="float" office:value="0.00364420688882895" calcext:value-type="float">
            <text:p>0.003644206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787681" calcext:value-type="float">
            <text:p>6.787681</text:p>
          </table:table-cell>
          <table:table-cell office:value-type="float" office:value="6.6843202333" calcext:value-type="float">
            <text:p>6.6843202333</text:p>
          </table:table-cell>
          <table:table-cell table:formula="of:=POWER([.C170]-6.75;2)" office:value-type="float" office:value="0.0043138317537664" calcext:value-type="float">
            <text:p>0.004313831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786077" calcext:value-type="float">
            <text:p>6.786077</text:p>
          </table:table-cell>
          <table:table-cell office:value-type="float" office:value="6.6768665667" calcext:value-type="float">
            <text:p>6.6768665667</text:p>
          </table:table-cell>
          <table:table-cell table:formula="of:=POWER([.C171]-6.75;2)" office:value-type="float" office:value="0.00534849906624552" calcext:value-type="float">
            <text:p>0.005348499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806498" calcext:value-type="float">
            <text:p>6.806498</text:p>
          </table:table-cell>
          <table:table-cell office:value-type="float" office:value="6.66867925" calcext:value-type="float">
            <text:p>6.66867925</text:p>
          </table:table-cell>
          <table:table-cell table:formula="of:=POWER([.C172]-6.75;2)" office:value-type="float" office:value="0.00661306438056245" calcext:value-type="float">
            <text:p>0.006613064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842529" calcext:value-type="float">
            <text:p>6.842529</text:p>
          </table:table-cell>
          <table:table-cell office:value-type="float" office:value="6.6604294167" calcext:value-type="float">
            <text:p>6.6604294167</text:p>
          </table:table-cell>
          <table:table-cell table:formula="of:=POWER([.C173]-6.75;2)" office:value-type="float" office:value="0.00802288939270232" calcext:value-type="float">
            <text:p>0.008022889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872418" calcext:value-type="float">
            <text:p>6.872418</text:p>
          </table:table-cell>
          <table:table-cell office:value-type="float" office:value="6.65217665" calcext:value-type="float">
            <text:p>6.65217665</text:p>
          </table:table-cell>
          <table:table-cell table:formula="of:=POWER([.C174]-6.75;2)" office:value-type="float" office:value="0.00956940780522243" calcext:value-type="float">
            <text:p>0.009569407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876788" calcext:value-type="float">
            <text:p>6.876788</text:p>
          </table:table-cell>
          <table:table-cell office:value-type="float" office:value="6.6442171667" calcext:value-type="float">
            <text:p>6.6442171667</text:p>
          </table:table-cell>
          <table:table-cell table:formula="of:=POWER([.C175]-6.75;2)" office:value-type="float" office:value="0.0111900078209756" calcext:value-type="float">
            <text:p>0.011190007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855952" calcext:value-type="float">
            <text:p>6.855952</text:p>
          </table:table-cell>
          <table:table-cell office:value-type="float" office:value="6.63735515" calcext:value-type="float">
            <text:p>6.63735515</text:p>
          </table:table-cell>
          <table:table-cell table:formula="of:=POWER([.C176]-6.75;2)" office:value-type="float" office:value="0.0126888622315224" calcext:value-type="float">
            <text:p>0.012688862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827098" calcext:value-type="float">
            <text:p>6.827098</text:p>
          </table:table-cell>
          <table:table-cell office:value-type="float" office:value="6.6322992833" calcext:value-type="float">
            <text:p>6.6322992833</text:p>
          </table:table-cell>
          <table:table-cell table:formula="of:=POWER([.C177]-6.75;2)" office:value-type="float" office:value="0.0138534587116936" calcext:value-type="float">
            <text:p>0.013853458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806916" calcext:value-type="float">
            <text:p>6.806916</text:p>
          </table:table-cell>
          <table:table-cell office:value-type="float" office:value="6.6289684" calcext:value-type="float">
            <text:p>6.6289684</text:p>
          </table:table-cell>
          <table:table-cell table:formula="of:=POWER([.C178]-6.75;2)" office:value-type="float" office:value="0.0146486481985601" calcext:value-type="float">
            <text:p>0.014648648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800213" calcext:value-type="float">
            <text:p>6.800213</text:p>
          </table:table-cell>
          <table:table-cell office:value-type="float" office:value="6.6264989167" calcext:value-type="float">
            <text:p>6.6264989167</text:p>
          </table:table-cell>
          <table:table-cell table:formula="of:=POWER([.C179]-6.75;2)" office:value-type="float" office:value="0.0152525175762735" calcext:value-type="float">
            <text:p>0.015252517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803318" calcext:value-type="float">
            <text:p>6.803318</text:p>
          </table:table-cell>
          <table:table-cell office:value-type="float" office:value="6.6239495" calcext:value-type="float">
            <text:p>6.6239495</text:p>
          </table:table-cell>
          <table:table-cell table:formula="of:=POWER([.C180]-6.75;2)" office:value-type="float" office:value="0.01588872855025" calcext:value-type="float">
            <text:p>0.015888728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812972" calcext:value-type="float">
            <text:p>6.812972</text:p>
          </table:table-cell>
          <table:table-cell office:value-type="float" office:value="6.6210351667" calcext:value-type="float">
            <text:p>6.6210351667</text:p>
          </table:table-cell>
          <table:table-cell table:formula="of:=POWER([.C181]-6.75;2)" office:value-type="float" office:value="0.0166319282280967" calcext:value-type="float">
            <text:p>0.016631928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828479" calcext:value-type="float">
            <text:p>6.828479</text:p>
          </table:table-cell>
          <table:table-cell office:value-type="float" office:value="6.6182212167" calcext:value-type="float">
            <text:p>6.6182212167</text:p>
          </table:table-cell>
          <table:table-cell table:formula="of:=POWER([.C182]-6.75;2)" office:value-type="float" office:value="0.0173656477280283" calcext:value-type="float">
            <text:p>0.017365647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845205" calcext:value-type="float">
            <text:p>6.845205</text:p>
          </table:table-cell>
          <table:table-cell office:value-type="float" office:value="6.61609685" calcext:value-type="float">
            <text:p>6.61609685</text:p>
          </table:table-cell>
          <table:table-cell table:formula="of:=POWER([.C183]-6.75;2)" office:value-type="float" office:value="0.0179300535799225" calcext:value-type="float">
            <text:p>0.017930053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849137" calcext:value-type="float">
            <text:p>6.849137</text:p>
          </table:table-cell>
          <table:table-cell office:value-type="float" office:value="6.6146659667" calcext:value-type="float">
            <text:p>6.6146659667</text:p>
          </table:table-cell>
          <table:table-cell table:formula="of:=POWER([.C184]-6.75;2)" office:value-type="float" office:value="0.0183153005692454" calcext:value-type="float">
            <text:p>0.018315300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823229" calcext:value-type="float">
            <text:p>6.823229</text:p>
          </table:table-cell>
          <table:table-cell office:value-type="float" office:value="6.6132998667" calcext:value-type="float">
            <text:p>6.6132998667</text:p>
          </table:table-cell>
          <table:table-cell table:formula="of:=POWER([.C185]-6.75;2)" office:value-type="float" office:value="0.0186869264442377" calcext:value-type="float">
            <text:p>0.018686926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762642" calcext:value-type="float">
            <text:p>6.762642</text:p>
          </table:table-cell>
          <table:table-cell office:value-type="float" office:value="6.61140305" calcext:value-type="float">
            <text:p>6.61140305</text:p>
          </table:table-cell>
          <table:table-cell table:formula="of:=POWER([.C186]-6.75;2)" office:value-type="float" office:value="0.0192091145493025" calcext:value-type="float">
            <text:p>0.019209114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683223" calcext:value-type="float">
            <text:p>6.683223</text:p>
          </table:table-cell>
          <table:table-cell office:value-type="float" office:value="6.60912095" calcext:value-type="float">
            <text:p>6.60912095</text:p>
          </table:table-cell>
          <table:table-cell table:formula="of:=POWER([.C187]-6.75;2)" office:value-type="float" office:value="0.0198469067289024" calcext:value-type="float">
            <text:p>0.019846906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613718" calcext:value-type="float">
            <text:p>6.613718</text:p>
          </table:table-cell>
          <table:table-cell office:value-type="float" office:value="6.6073660167" calcext:value-type="float">
            <text:p>6.6073660167</text:p>
          </table:table-cell>
          <table:table-cell table:formula="of:=POWER([.C188]-6.75;2)" office:value-type="float" office:value="0.0203444531920246" calcext:value-type="float">
            <text:p>0.020344453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579927" calcext:value-type="float">
            <text:p>6.579927</text:p>
          </table:table-cell>
          <table:table-cell office:value-type="float" office:value="6.6070871833" calcext:value-type="float">
            <text:p>6.6070871833</text:p>
          </table:table-cell>
          <table:table-cell table:formula="of:=POWER([.C189]-6.75;2)" office:value-type="float" office:value="0.0204240731771278" calcext:value-type="float">
            <text:p>0.020424073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593941" calcext:value-type="float">
            <text:p>6.593941</text:p>
          </table:table-cell>
          <table:table-cell office:value-type="float" office:value="6.60848495" calcext:value-type="float">
            <text:p>6.60848495</text:p>
          </table:table-cell>
          <table:table-cell table:formula="of:=POWER([.C190]-6.75;2)" office:value-type="float" office:value="0.0200265093765024" calcext:value-type="float">
            <text:p>0.020026509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650293" calcext:value-type="float">
            <text:p>6.650293</text:p>
          </table:table-cell>
          <table:table-cell office:value-type="float" office:value="6.6108781667" calcext:value-type="float">
            <text:p>6.6108781667</text:p>
          </table:table-cell>
          <table:table-cell table:formula="of:=POWER([.C191]-6.75;2)" office:value-type="float" office:value="0.019354884500753" calcext:value-type="float">
            <text:p>0.019354884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726787" calcext:value-type="float">
            <text:p>6.726787</text:p>
          </table:table-cell>
          <table:table-cell office:value-type="float" office:value="6.6132100333" calcext:value-type="float">
            <text:p>6.6132100333</text:p>
          </table:table-cell>
          <table:table-cell table:formula="of:=POWER([.C192]-6.75;2)" office:value-type="float" office:value="0.0187114949897872" calcext:value-type="float">
            <text:p>0.01871149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793525" calcext:value-type="float">
            <text:p>6.793525</text:p>
          </table:table-cell>
          <table:table-cell office:value-type="float" office:value="6.6147021167" calcext:value-type="float">
            <text:p>6.6147021167</text:p>
          </table:table-cell>
          <table:table-cell table:formula="of:=POWER([.C193]-6.75;2)" office:value-type="float" office:value="0.0183055172254604" calcext:value-type="float">
            <text:p>0.018305517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826807" calcext:value-type="float">
            <text:p>6.826807</text:p>
          </table:table-cell>
          <table:table-cell office:value-type="float" office:value="6.61521725" calcext:value-type="float">
            <text:p>6.61521725</text:p>
          </table:table-cell>
          <table:table-cell table:formula="of:=POWER([.C194]-6.75;2)" office:value-type="float" office:value="0.0181663896975626" calcext:value-type="float">
            <text:p>0.018166389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815283" calcext:value-type="float">
            <text:p>6.815283</text:p>
          </table:table-cell>
          <table:table-cell office:value-type="float" office:value="6.61521315" calcext:value-type="float">
            <text:p>6.61521315</text:p>
          </table:table-cell>
          <table:table-cell table:formula="of:=POWER([.C195]-6.75;2)" office:value-type="float" office:value="0.0181674949329226" calcext:value-type="float">
            <text:p>0.018167494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75774" calcext:value-type="float">
            <text:p>6.75774</text:p>
          </table:table-cell>
          <table:table-cell office:value-type="float" office:value="6.6154835667" calcext:value-type="float">
            <text:p>6.6154835667</text:p>
          </table:table-cell>
          <table:table-cell table:formula="of:=POWER([.C196]-6.75;2)" office:value-type="float" office:value="0.0180946708277533" calcext:value-type="float">
            <text:p>0.018094670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66406" calcext:value-type="float">
            <text:p>6.66406</text:p>
          </table:table-cell>
          <table:table-cell office:value-type="float" office:value="6.6168966333" calcext:value-type="float">
            <text:p>6.6168966333</text:p>
          </table:table-cell>
          <table:table-cell table:formula="of:=POWER([.C197]-6.75;2)" office:value-type="float" office:value="0.0177165062268748" calcext:value-type="float">
            <text:p>0.017716506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555803" calcext:value-type="float">
            <text:p>6.555803</text:p>
          </table:table-cell>
          <table:table-cell office:value-type="float" office:value="6.62012645" calcext:value-type="float">
            <text:p>6.62012645</text:p>
          </table:table-cell>
          <table:table-cell table:formula="of:=POWER([.C198]-6.75;2)" office:value-type="float" office:value="0.0168671389896025" calcext:value-type="float">
            <text:p>0.01686713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451235" calcext:value-type="float">
            <text:p>6.451235</text:p>
          </table:table-cell>
          <table:table-cell office:value-type="float" office:value="6.6254003833" calcext:value-type="float">
            <text:p>6.6254003833</text:p>
          </table:table-cell>
          <table:table-cell table:formula="of:=POWER([.C199]-6.75;2)" office:value-type="float" office:value="0.015525064481787" calcext:value-type="float">
            <text:p>0.015525064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347216" calcext:value-type="float">
            <text:p>6.347216</text:p>
          </table:table-cell>
          <table:table-cell office:value-type="float" office:value="6.6325264333" calcext:value-type="float">
            <text:p>6.6325264333</text:p>
          </table:table-cell>
          <table:table-cell table:formula="of:=POWER([.C200]-6.75;2)" office:value-type="float" office:value="0.0138000388732194" calcext:value-type="float">
            <text:p>0.013800038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233414" calcext:value-type="float">
            <text:p>6.233414</text:p>
          </table:table-cell>
          <table:table-cell office:value-type="float" office:value="6.6412661" calcext:value-type="float">
            <text:p>6.6412661</text:p>
          </table:table-cell>
          <table:table-cell table:formula="of:=POWER([.C201]-6.75;2)" office:value-type="float" office:value="0.01182306100921" calcext:value-type="float">
            <text:p>0.01182306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133799" calcext:value-type="float">
            <text:p>6.133799</text:p>
          </table:table-cell>
          <table:table-cell office:value-type="float" office:value="6.6515217167" calcext:value-type="float">
            <text:p>6.6515217167</text:p>
          </table:table-cell>
          <table:table-cell table:formula="of:=POWER([.C202]-6.75;2)" office:value-type="float" office:value="0.00969797228171514" calcext:value-type="float">
            <text:p>0.009697972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117042" calcext:value-type="float">
            <text:p>6.117042</text:p>
          </table:table-cell>
          <table:table-cell office:value-type="float" office:value="6.6628821167" calcext:value-type="float">
            <text:p>6.6628821167</text:p>
          </table:table-cell>
          <table:table-cell table:formula="of:=POWER([.C203]-6.75;2)" office:value-type="float" office:value="0.00758952559067233" calcext:value-type="float">
            <text:p>0.007589525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239469" calcext:value-type="float">
            <text:p>6.239469</text:p>
          </table:table-cell>
          <table:table-cell office:value-type="float" office:value="6.6740183833" calcext:value-type="float">
            <text:p>6.6740183833</text:p>
          </table:table-cell>
          <table:table-cell table:formula="of:=POWER([.C204]-6.75;2)" office:value-type="float" office:value="0.00577320607634572" calcext:value-type="float">
            <text:p>0.005773206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474088" calcext:value-type="float">
            <text:p>6.474088</text:p>
          </table:table-cell>
          <table:table-cell office:value-type="float" office:value="6.6829459" calcext:value-type="float">
            <text:p>6.6829459</text:p>
          </table:table-cell>
          <table:table-cell table:formula="of:=POWER([.C205]-6.75;2)" office:value-type="float" office:value="0.00449625232681" calcext:value-type="float">
            <text:p>0.004496252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13216" calcext:value-type="float">
            <text:p>6.713216</text:p>
          </table:table-cell>
          <table:table-cell office:value-type="float" office:value="6.6882509667" calcext:value-type="float">
            <text:p>6.6882509667</text:p>
          </table:table-cell>
          <table:table-cell table:formula="of:=POWER([.C206]-6.75;2)" office:value-type="float" office:value="0.0038129431134845" calcext:value-type="float">
            <text:p>0.003812943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837972" calcext:value-type="float">
            <text:p>6.837972</text:p>
          </table:table-cell>
          <table:table-cell office:value-type="float" office:value="6.6901170333" calcext:value-type="float">
            <text:p>6.6901170333</text:p>
          </table:table-cell>
          <table:table-cell table:formula="of:=POWER([.C207]-6.75;2)" office:value-type="float" office:value="0.00358596970079331" calcext:value-type="float">
            <text:p>0.003585969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85232" calcext:value-type="float">
            <text:p>6.785232</text:p>
          </table:table-cell>
          <table:table-cell office:value-type="float" office:value="6.6903371833" calcext:value-type="float">
            <text:p>6.6903371833</text:p>
          </table:table-cell>
          <table:table-cell table:formula="of:=POWER([.C208]-6.75;2)" office:value-type="float" office:value="0.00355965169657774" calcext:value-type="float">
            <text:p>0.003559651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581103" calcext:value-type="float">
            <text:p>6.581103</text:p>
          </table:table-cell>
          <table:table-cell office:value-type="float" office:value="6.6915610833" calcext:value-type="float">
            <text:p>6.6915610833</text:p>
          </table:table-cell>
          <table:table-cell table:formula="of:=POWER([.C209]-6.75;2)" office:value-type="float" office:value="0.00341510698506955" calcext:value-type="float">
            <text:p>0.00341510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335949" calcext:value-type="float">
            <text:p>6.335949</text:p>
          </table:table-cell>
          <table:table-cell office:value-type="float" office:value="6.69616305" calcext:value-type="float">
            <text:p>6.69616305</text:p>
          </table:table-cell>
          <table:table-cell table:formula="of:=POWER([.C210]-6.75;2)" office:value-type="float" office:value="0.0028984171853025" calcext:value-type="float">
            <text:p>0.002898417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188717" calcext:value-type="float">
            <text:p>6.188717</text:p>
          </table:table-cell>
          <table:table-cell office:value-type="float" office:value="6.7049860333" calcext:value-type="float">
            <text:p>6.7049860333</text:p>
          </table:table-cell>
          <table:table-cell table:formula="of:=POWER([.C211]-6.75;2)" office:value-type="float" office:value="0.00202625719806871" calcext:value-type="float">
            <text:p>0.002026257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213049" calcext:value-type="float">
            <text:p>6.213049</text:p>
          </table:table-cell>
          <table:table-cell office:value-type="float" office:value="6.7166292167" calcext:value-type="float">
            <text:p>6.7166292167</text:p>
          </table:table-cell>
          <table:table-cell table:formula="of:=POWER([.C212]-6.75;2)" office:value-type="float" office:value="0.00111360917805554" calcext:value-type="float">
            <text:p>0.001113609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364972" calcext:value-type="float">
            <text:p>6.364972</text:p>
          </table:table-cell>
          <table:table-cell office:value-type="float" office:value="6.72816875" calcext:value-type="float">
            <text:p>6.72816875</text:p>
          </table:table-cell>
          <table:table-cell table:formula="of:=POWER([.C213]-6.75;2)" office:value-type="float" office:value="0.000476603476562499" calcext:value-type="float">
            <text:p>0.000476603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535727" calcext:value-type="float">
            <text:p>6.535727</text:p>
          </table:table-cell>
          <table:table-cell office:value-type="float" office:value="6.7370242333" calcext:value-type="float">
            <text:p>6.7370242333</text:p>
          </table:table-cell>
          <table:table-cell table:formula="of:=POWER([.C214]-6.75;2)" office:value-type="float" office:value="0.000168370521452838" calcext:value-type="float">
            <text:p>0.000168370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664286" calcext:value-type="float">
            <text:p>6.664286</text:p>
          </table:table-cell>
          <table:table-cell office:value-type="float" office:value="6.7423046667" calcext:value-type="float">
            <text:p>6.7423046667</text:p>
          </table:table-cell>
          <table:table-cell table:formula="of:=POWER([.C215]-6.75;2)" office:value-type="float" office:value="0.0000592181545980897" calcext:value-type="float">
            <text:p>5.92181545980897E-00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92485" calcext:value-type="float">
            <text:p>6.92485</text:p>
          </table:table-cell>
          <table:table-cell office:value-type="float" office:value="6.7443472667" calcext:value-type="float">
            <text:p>6.7443472667</text:p>
          </table:table-cell>
          <table:table-cell table:formula="of:=POWER([.C216]-6.75;2)" office:value-type="float" office:value="0.0000319533937609269" calcext:value-type="float">
            <text:p>3.19533937609269E-00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.257382" calcext:value-type="float">
            <text:p>14.257382</text:p>
          </table:table-cell>
          <table:table-cell office:value-type="float" office:value="6.7409182" calcext:value-type="float">
            <text:p>6.7409182</text:p>
          </table:table-cell>
          <table:table-cell table:formula="of:=POWER([.C217]-6.75;2)" office:value-type="float" office:value="0.0000824790912399945" calcext:value-type="float">
            <text:p>8.24790912399945E-00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338673" calcext:value-type="float">
            <text:p>4.338673</text:p>
          </table:table-cell>
          <table:table-cell office:value-type="float" office:value="6.6143861" calcext:value-type="float">
            <text:p>6.6143861</text:p>
          </table:table-cell>
          <table:table-cell table:formula="of:=POWER([.C218]-6.75;2)" office:value-type="float" office:value="0.01839112987321" calcext:value-type="float">
            <text:p>0.018391129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114528" calcext:value-type="float">
            <text:p>5.114528</text:p>
          </table:table-cell>
          <table:table-cell office:value-type="float" office:value="6.6527014" calcext:value-type="float">
            <text:p>6.6527014</text:p>
          </table:table-cell>
          <table:table-cell table:formula="of:=POWER([.C219]-6.75;2)" office:value-type="float" office:value="0.00946701756196005" calcext:value-type="float">
            <text:p>0.009467017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562969" calcext:value-type="float">
            <text:p>5.562969</text:p>
          </table:table-cell>
          <table:table-cell office:value-type="float" office:value="6.6781641833" calcext:value-type="float">
            <text:p>6.6781641833</text:p>
          </table:table-cell>
          <table:table-cell table:formula="of:=POWER([.C220]-6.75;2)" office:value-type="float" office:value="0.00516038456095602" calcext:value-type="float">
            <text:p>0.005160384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968766" calcext:value-type="float">
            <text:p>5.968766</text:p>
          </table:table-cell>
          <table:table-cell office:value-type="float" office:value="6.6966864" calcext:value-type="float">
            <text:p>6.6966864</text:p>
          </table:table-cell>
          <table:table-cell table:formula="of:=POWER([.C221]-6.75;2)" office:value-type="float" office:value="0.00284233994496001" calcext:value-type="float">
            <text:p>0.002842339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297994" calcext:value-type="float">
            <text:p>6.297994</text:p>
          </table:table-cell>
          <table:table-cell office:value-type="float" office:value="6.70910005" calcext:value-type="float">
            <text:p>6.70910005</text:p>
          </table:table-cell>
          <table:table-cell table:formula="of:=POWER([.C222]-6.75;2)" office:value-type="float" office:value="0.0016728059100025" calcext:value-type="float">
            <text:p>0.001672805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542927" calcext:value-type="float">
            <text:p>6.542927</text:p>
          </table:table-cell>
          <table:table-cell office:value-type="float" office:value="6.7164031333" calcext:value-type="float">
            <text:p>6.7164031333</text:p>
          </table:table-cell>
          <table:table-cell table:formula="of:=POWER([.C223]-6.75;2)" office:value-type="float" office:value="0.00112874945205757" calcext:value-type="float">
            <text:p>0.001128749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730881" calcext:value-type="float">
            <text:p>6.730881</text:p>
          </table:table-cell>
          <table:table-cell office:value-type="float" office:value="6.7195041333" calcext:value-type="float">
            <text:p>6.7195041333</text:p>
          </table:table-cell>
          <table:table-cell table:formula="of:=POWER([.C224]-6.75;2)" office:value-type="float" office:value="0.000929997885784164" calcext:value-type="float">
            <text:p>0.000929997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872235" calcext:value-type="float">
            <text:p>6.872235</text:p>
          </table:table-cell>
          <table:table-cell office:value-type="float" office:value="6.71889245" calcext:value-type="float">
            <text:p>6.71889245</text:p>
          </table:table-cell>
          <table:table-cell table:formula="of:=POWER([.C225]-6.75;2)" office:value-type="float" office:value="0.000967679667002485" calcext:value-type="float">
            <text:p>0.000967679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933301" calcext:value-type="float">
            <text:p>6.933301</text:p>
          </table:table-cell>
          <table:table-cell office:value-type="float" office:value="6.7150657333" calcext:value-type="float">
            <text:p>6.7150657333</text:p>
          </table:table-cell>
          <table:table-cell table:formula="of:=POWER([.C226]-6.75;2)" office:value-type="float" office:value="0.00122040298986671" calcext:value-type="float">
            <text:p>0.00122040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870851" calcext:value-type="float">
            <text:p>6.870851</text:p>
          </table:table-cell>
          <table:table-cell office:value-type="float" office:value="6.7093171333" calcext:value-type="float">
            <text:p>6.7093171333</text:p>
          </table:table-cell>
          <table:table-cell table:formula="of:=POWER([.C227]-6.75;2)" office:value-type="float" office:value="0.00165509564292998" calcext:value-type="float">
            <text:p>0.001655095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694201" calcext:value-type="float">
            <text:p>6.694201</text:p>
          </table:table-cell>
          <table:table-cell office:value-type="float" office:value="6.7039966833" calcext:value-type="float">
            <text:p>6.7039966833</text:p>
          </table:table-cell>
          <table:table-cell table:formula="of:=POWER([.C228]-6.75;2)" office:value-type="float" office:value="0.00211630514740052" calcext:value-type="float">
            <text:p>0.002116305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484911" calcext:value-type="float">
            <text:p>6.484911</text:p>
          </table:table-cell>
          <table:table-cell office:value-type="float" office:value="6.7017695" calcext:value-type="float">
            <text:p>6.7017695</text:p>
          </table:table-cell>
          <table:table-cell table:formula="of:=POWER([.C229]-6.75;2)" office:value-type="float" office:value="0.00232618113024998" calcext:value-type="float">
            <text:p>0.002326181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340461" calcext:value-type="float">
            <text:p>6.340461</text:p>
          </table:table-cell>
          <table:table-cell office:value-type="float" office:value="6.7042968333" calcext:value-type="float">
            <text:p>6.7042968333</text:p>
          </table:table-cell>
          <table:table-cell table:formula="of:=POWER([.C230]-6.75;2)" office:value-type="float" office:value="0.002088779446408" calcext:value-type="float">
            <text:p>0.002088779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294838" calcext:value-type="float">
            <text:p>6.294838</text:p>
          </table:table-cell>
          <table:table-cell office:value-type="float" office:value="6.7113924167" calcext:value-type="float">
            <text:p>6.7113924167</text:p>
          </table:table-cell>
          <table:table-cell table:formula="of:=POWER([.C231]-6.75;2)" office:value-type="float" office:value="0.00149054548826645" calcext:value-type="float">
            <text:p>0.001490545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311508" calcext:value-type="float">
            <text:p>6.311508</text:p>
          </table:table-cell>
          <table:table-cell office:value-type="float" office:value="6.72128935" calcext:value-type="float">
            <text:p>6.72128935</text:p>
          </table:table-cell>
          <table:table-cell table:formula="of:=POWER([.C232]-6.75;2)" office:value-type="float" office:value="0.000824301423422491" calcext:value-type="float">
            <text:p>0.000824301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347363" calcext:value-type="float">
            <text:p>6.347363</text:p>
          </table:table-cell>
          <table:table-cell office:value-type="float" office:value="6.7313871167" calcext:value-type="float">
            <text:p>6.7313871167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394849" calcext:value-type="float">
            <text:p>6.394849</text:p>
          </table:table-cell>
          <table:table-cell office:value-type="float" office:value="6.7386924667" calcext:value-type="float">
            <text:p>6.7386924667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465067" calcext:value-type="float">
            <text:p>6.465067</text:p>
          </table:table-cell>
          <table:table-cell office:value-type="float" office:value="6.74034245" calcext:value-type="float">
            <text:p>6.7403424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5526" calcext:value-type="float">
            <text:p>6.5526</text:p>
          </table:table-cell>
          <table:table-cell office:value-type="float" office:value="6.7348996667" calcext:value-type="float">
            <text:p>6.734899666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627245" calcext:value-type="float">
            <text:p>6.627245</text:p>
          </table:table-cell>
          <table:table-cell office:value-type="float" office:value="6.7238996667" calcext:value-type="float">
            <text:p>6.7238996667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658747" calcext:value-type="float">
            <text:p>6.658747</text:p>
          </table:table-cell>
          <table:table-cell office:value-type="float" office:value="6.71173395" calcext:value-type="float">
            <text:p>6.7117339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47248" calcext:value-type="float">
            <text:p>6.647248</text:p>
          </table:table-cell>
          <table:table-cell office:value-type="float" office:value="6.7029249833" calcext:value-type="float">
            <text:p>6.7029249833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28458" calcext:value-type="float">
            <text:p>6.628458</text:p>
          </table:table-cell>
          <table:table-cell office:value-type="float" office:value="6.6992090833" calcext:value-type="float">
            <text:p>6.6992090833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644135" calcext:value-type="float">
            <text:p>6.644135</text:p>
          </table:table-cell>
          <table:table-cell office:value-type="float" office:value="6.6989980833" calcext:value-type="float">
            <text:p>6.6989980833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01017" calcext:value-type="float">
            <text:p>6.701017</text:p>
          </table:table-cell>
          <table:table-cell office:value-type="float" office:value="6.6989371833" calcext:value-type="float">
            <text:p>6.698937183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759352" calcext:value-type="float">
            <text:p>6.759352</text:p>
          </table:table-cell>
          <table:table-cell office:value-type="float" office:value="6.6960630667" calcext:value-type="float">
            <text:p>6.6960630667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767171" calcext:value-type="float">
            <text:p>6.767171</text:p>
          </table:table-cell>
          <table:table-cell office:value-type="float" office:value="6.6891996667" calcext:value-type="float">
            <text:p>6.6891996667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0942" calcext:value-type="float">
            <text:p>6.70942</text:p>
          </table:table-cell>
          <table:table-cell office:value-type="float" office:value="6.6788749833" calcext:value-type="float">
            <text:p>6.678874983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625716" calcext:value-type="float">
            <text:p>6.625716</text:p>
          </table:table-cell>
          <table:table-cell office:value-type="float" office:value="6.6661716333" calcext:value-type="float">
            <text:p>6.6661716333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577927" calcext:value-type="float">
            <text:p>6.577927</text:p>
          </table:table-cell>
          <table:table-cell office:value-type="float" office:value="6.6517698833" calcext:value-type="float">
            <text:p>6.6517698833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596988" calcext:value-type="float">
            <text:p>6.596988</text:p>
          </table:table-cell>
          <table:table-cell office:value-type="float" office:value="6.6363924" calcext:value-type="float">
            <text:p>6.6363924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63793" calcext:value-type="float">
            <text:p>6.663793</text:p>
          </table:table-cell>
          <table:table-cell office:value-type="float" office:value="6.6230526333" calcext:value-type="float">
            <text:p>6.6230526333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737534" calcext:value-type="float">
            <text:p>6.737534</text:p>
          </table:table-cell>
          <table:table-cell office:value-type="float" office:value="6.6216227" calcext:value-type="float">
            <text:p>6.621622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790205" calcext:value-type="float">
            <text:p>6.790205</text:p>
          </table:table-cell>
          <table:table-cell office:value-type="float" office:value="6.68609755" calcext:value-type="float">
            <text:p>6.6860975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816312" calcext:value-type="float">
            <text:p>6.816312</text:p>
          </table:table-cell>
          <table:table-cell office:value-type="float" office:value="6.74969455" calcext:value-type="float">
            <text:p>6.7496945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824433" calcext:value-type="float">
            <text:p>6.824433</text:p>
          </table:table-cell>
          <table:table-cell office:value-type="float" office:value="6.7035332167" calcext:value-type="float">
            <text:p>6.7035332167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826561" calcext:value-type="float">
            <text:p>6.826561</text:p>
          </table:table-cell>
          <table:table-cell office:value-type="float" office:value="6.6837069333" calcext:value-type="float">
            <text:p>6.683706933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831508" calcext:value-type="float">
            <text:p>6.831508</text:p>
          </table:table-cell>
          <table:table-cell office:value-type="float" office:value="6.6773210167" calcext:value-type="float">
            <text:p>6.6773210167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842524" calcext:value-type="float">
            <text:p>6.842524</text:p>
          </table:table-cell>
          <table:table-cell office:value-type="float" office:value="6.6771851833" calcext:value-type="float">
            <text:p>6.677185183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857849" calcext:value-type="float">
            <text:p>6.857849</text:p>
          </table:table-cell>
          <table:table-cell office:value-type="float" office:value="6.6774603833" calcext:value-type="float">
            <text:p>6.6774603833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872239" calcext:value-type="float">
            <text:p>6.872239</text:p>
          </table:table-cell>
          <table:table-cell office:value-type="float" office:value="6.6742080833" calcext:value-type="float">
            <text:p>6.6742080833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878798" calcext:value-type="float">
            <text:p>6.878798</text:p>
          </table:table-cell>
          <table:table-cell office:value-type="float" office:value="6.6666102333" calcext:value-type="float">
            <text:p>6.6666102333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871596" calcext:value-type="float">
            <text:p>6.871596</text:p>
          </table:table-cell>
          <table:table-cell office:value-type="float" office:value="6.6570361" calcext:value-type="float">
            <text:p>6.657036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848751" calcext:value-type="float">
            <text:p>6.848751</text:p>
          </table:table-cell>
          <table:table-cell office:value-type="float" office:value="6.648892" calcext:value-type="float">
            <text:p>6.648892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815423" calcext:value-type="float">
            <text:p>6.815423</text:p>
          </table:table-cell>
          <table:table-cell office:value-type="float" office:value="6.64381735" calcext:value-type="float">
            <text:p>6.6438173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785218" calcext:value-type="float">
            <text:p>6.785218</text:p>
          </table:table-cell>
          <table:table-cell office:value-type="float" office:value="6.6409019333" calcext:value-type="float">
            <text:p>6.640901933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77512" calcext:value-type="float">
            <text:p>6.77512</text:p>
          </table:table-cell>
          <table:table-cell office:value-type="float" office:value="6.6380487167" calcext:value-type="float">
            <text:p>6.6380487167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92392" calcext:value-type="float">
            <text:p>6.792392</text:p>
          </table:table-cell>
          <table:table-cell office:value-type="float" office:value="6.6337640833" calcext:value-type="float">
            <text:p>6.6337640833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82518" calcext:value-type="float">
            <text:p>6.82518</text:p>
          </table:table-cell>
          <table:table-cell office:value-type="float" office:value="6.6280215333" calcext:value-type="float">
            <text:p>6.6280215333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851181" calcext:value-type="float">
            <text:p>6.851181</text:p>
          </table:table-cell>
          <table:table-cell office:value-type="float" office:value="6.6218884667" calcext:value-type="float">
            <text:p>6.621888466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858666" calcext:value-type="float">
            <text:p>6.858666</text:p>
          </table:table-cell>
          <table:table-cell office:value-type="float" office:value="6.6165399833" calcext:value-type="float">
            <text:p>6.6165399833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857221" calcext:value-type="float">
            <text:p>6.857221</text:p>
          </table:table-cell>
          <table:table-cell office:value-type="float" office:value="6.61247395" calcext:value-type="float">
            <text:p>6.6124739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865328" calcext:value-type="float">
            <text:p>6.865328</text:p>
          </table:table-cell>
          <table:table-cell office:value-type="float" office:value="6.6092652333" calcext:value-type="float">
            <text:p>6.6092652333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887308" calcext:value-type="float">
            <text:p>6.887308</text:p>
          </table:table-cell>
          <table:table-cell office:value-type="float" office:value="6.6059016167" calcext:value-type="float">
            <text:p>6.605901616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905421" calcext:value-type="float">
            <text:p>6.905421</text:p>
          </table:table-cell>
          <table:table-cell office:value-type="float" office:value="6.60157505" calcext:value-type="float">
            <text:p>6.6015750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896301" calcext:value-type="float">
            <text:p>6.896301</text:p>
          </table:table-cell>
          <table:table-cell office:value-type="float" office:value="6.5963782" calcext:value-type="float">
            <text:p>6.5963782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852553" calcext:value-type="float">
            <text:p>6.852553</text:p>
          </table:table-cell>
          <table:table-cell office:value-type="float" office:value="6.5912325333" calcext:value-type="float">
            <text:p>6.591232533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86842" calcext:value-type="float">
            <text:p>6.786842</text:p>
          </table:table-cell>
          <table:table-cell office:value-type="float" office:value="6.58710855" calcext:value-type="float">
            <text:p>6.5871085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719106" calcext:value-type="float">
            <text:p>6.719106</text:p>
          </table:table-cell>
          <table:table-cell office:value-type="float" office:value="6.58438385" calcext:value-type="float">
            <text:p>6.5843838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65456" calcext:value-type="float">
            <text:p>6.665456</text:p>
          </table:table-cell>
          <table:table-cell office:value-type="float" office:value="6.5828916" calcext:value-type="float">
            <text:p>6.582891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637591" calcext:value-type="float">
            <text:p>6.637591</text:p>
          </table:table-cell>
          <table:table-cell office:value-type="float" office:value="6.5823073" calcext:value-type="float">
            <text:p>6.5823073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642295" calcext:value-type="float">
            <text:p>6.642295</text:p>
          </table:table-cell>
          <table:table-cell office:value-type="float" office:value="6.5822994333" calcext:value-type="float">
            <text:p>6.5822994333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674302" calcext:value-type="float">
            <text:p>6.674302</text:p>
          </table:table-cell>
          <table:table-cell office:value-type="float" office:value="6.5824561833" calcext:value-type="float">
            <text:p>6.5824561833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13585" calcext:value-type="float">
            <text:p>6.713585</text:p>
          </table:table-cell>
          <table:table-cell office:value-type="float" office:value="6.5823852" calcext:value-type="float">
            <text:p>6.5823852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36179" calcext:value-type="float">
            <text:p>6.736179</text:p>
          </table:table-cell>
          <table:table-cell office:value-type="float" office:value="6.5820497833" calcext:value-type="float">
            <text:p>6.5820497833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728987" calcext:value-type="float">
            <text:p>6.728987</text:p>
          </table:table-cell>
          <table:table-cell office:value-type="float" office:value="6.5819573667" calcext:value-type="float">
            <text:p>6.5819573667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69418" calcext:value-type="float">
            <text:p>6.69418</text:p>
          </table:table-cell>
          <table:table-cell office:value-type="float" office:value="6.5829039833" calcext:value-type="float">
            <text:p>6.582903983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42632" calcext:value-type="float">
            <text:p>6.642632</text:p>
          </table:table-cell>
          <table:table-cell office:value-type="float" office:value="6.5854617333" calcext:value-type="float">
            <text:p>6.585461733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588385" calcext:value-type="float">
            <text:p>6.588385</text:p>
          </table:table-cell>
          <table:table-cell office:value-type="float" office:value="6.5896683833" calcext:value-type="float">
            <text:p>6.5896683833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551624" calcext:value-type="float">
            <text:p>6.551624</text:p>
          </table:table-cell>
          <table:table-cell office:value-type="float" office:value="6.5950878667" calcext:value-type="float">
            <text:p>6.5950878667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56057" calcext:value-type="float">
            <text:p>6.56057</text:p>
          </table:table-cell>
          <table:table-cell office:value-type="float" office:value="6.6009627667" calcext:value-type="float">
            <text:p>6.600962766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636551" calcext:value-type="float">
            <text:p>6.636551</text:p>
          </table:table-cell>
          <table:table-cell office:value-type="float" office:value="6.6062426667" calcext:value-type="float">
            <text:p>6.6062426667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766196" calcext:value-type="float">
            <text:p>6.766196</text:p>
          </table:table-cell>
          <table:table-cell office:value-type="float" office:value="6.6097398333" calcext:value-type="float">
            <text:p>6.6097398333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888654" calcext:value-type="float">
            <text:p>6.888654</text:p>
          </table:table-cell>
          <table:table-cell office:value-type="float" office:value="6.6107152333" calcext:value-type="float">
            <text:p>6.610715233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917374" calcext:value-type="float">
            <text:p>6.917374</text:p>
          </table:table-cell>
          <table:table-cell office:value-type="float" office:value="6.60959435" calcext:value-type="float">
            <text:p>6.6095943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85684" calcext:value-type="float">
            <text:p>6.785684</text:p>
          </table:table-cell>
          <table:table-cell office:value-type="float" office:value="6.60816495" calcext:value-type="float">
            <text:p>6.6081649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493848" calcext:value-type="float">
            <text:p>6.493848</text:p>
          </table:table-cell>
          <table:table-cell office:value-type="float" office:value="6.60906035" calcext:value-type="float">
            <text:p>6.6090603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1385" calcext:value-type="float">
            <text:p>6.1385</text:p>
          </table:table-cell>
          <table:table-cell office:value-type="float" office:value="6.6147747167" calcext:value-type="float">
            <text:p>6.6147747167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8926" calcext:value-type="float">
            <text:p>5.8926</text:p>
          </table:table-cell>
          <table:table-cell office:value-type="float" office:value="6.6263711333" calcext:value-type="float">
            <text:p>6.626371133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897302" calcext:value-type="float">
            <text:p>5.897302</text:p>
          </table:table-cell>
          <table:table-cell office:value-type="float" office:value="6.6422777167" calcext:value-type="float">
            <text:p>6.6422777167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130209" calcext:value-type="float">
            <text:p>6.130209</text:p>
          </table:table-cell>
          <table:table-cell office:value-type="float" office:value="6.6585332667" calcext:value-type="float">
            <text:p>6.658533266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424294" calcext:value-type="float">
            <text:p>6.424294</text:p>
          </table:table-cell>
          <table:table-cell office:value-type="float" office:value="6.6712518167" calcext:value-type="float">
            <text:p>6.6712518167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615798" calcext:value-type="float">
            <text:p>6.615798</text:p>
          </table:table-cell>
          <table:table-cell office:value-type="float" office:value="6.6790868" calcext:value-type="float">
            <text:p>6.679086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640481" calcext:value-type="float">
            <text:p>6.640481</text:p>
          </table:table-cell>
          <table:table-cell office:value-type="float" office:value="6.6833997333" calcext:value-type="float">
            <text:p>6.683399733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52857" calcext:value-type="float">
            <text:p>6.52857</text:p>
          </table:table-cell>
          <table:table-cell office:value-type="float" office:value="6.6867434167" calcext:value-type="float">
            <text:p>6.6867434167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347548" calcext:value-type="float">
            <text:p>6.347548</text:p>
          </table:table-cell>
          <table:table-cell office:value-type="float" office:value="6.6913237" calcext:value-type="float">
            <text:p>6.6913237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14769" calcext:value-type="float">
            <text:p>6.14769</text:p>
          </table:table-cell>
          <table:table-cell office:value-type="float" office:value="6.6983902667" calcext:value-type="float">
            <text:p>6.6983902667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947219" calcext:value-type="float">
            <text:p>5.947219</text:p>
          </table:table-cell>
          <table:table-cell office:value-type="float" office:value="6.7085094333" calcext:value-type="float">
            <text:p>6.7085094333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761611" calcext:value-type="float">
            <text:p>5.761611</text:p>
          </table:table-cell>
          <table:table-cell office:value-type="float" office:value="6.7220353" calcext:value-type="float">
            <text:p>6.7220353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655278" calcext:value-type="float">
            <text:p>5.655278</text:p>
          </table:table-cell>
          <table:table-cell office:value-type="float" office:value="6.73906575" calcext:value-type="float">
            <text:p>6.7390657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796602" calcext:value-type="float">
            <text:p>5.796602</text:p>
          </table:table-cell>
          <table:table-cell office:value-type="float" office:value="6.7585068667" calcext:value-type="float">
            <text:p>6.7585068667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577997" calcext:value-type="float">
            <text:p>6.577997</text:p>
          </table:table-cell>
          <table:table-cell office:value-type="float" office:value="6.7761828" calcext:value-type="float">
            <text:p>6.7761828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.606025" calcext:value-type="float">
            <text:p>10.606025</text:p>
          </table:table-cell>
          <table:table-cell office:value-type="float" office:value="6.78102425" calcext:value-type="float">
            <text:p>6.7810242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.606025" calcext:value-type="float">
            <text:p>10.606025</text:p>
          </table:table-cell>
          <table:table-cell office:value-type="float" office:value="6.7183368333" calcext:value-type="float">
            <text:p>6.718336833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046632" calcext:value-type="float">
            <text:p>4.046632</text:p>
          </table:table-cell>
          <table:table-cell office:value-type="float" office:value="6.65486095" calcext:value-type="float">
            <text:p>6.6548609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634856" calcext:value-type="float">
            <text:p>5.634856</text:p>
          </table:table-cell>
          <table:table-cell office:value-type="float" office:value="6.6999702333" calcext:value-type="float">
            <text:p>6.699970233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443406" calcext:value-type="float">
            <text:p>6.443406</text:p>
          </table:table-cell>
          <table:table-cell office:value-type="float" office:value="6.7182305833" calcext:value-type="float">
            <text:p>6.718230583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823358" calcext:value-type="float">
            <text:p>6.823358</text:p>
          </table:table-cell>
          <table:table-cell office:value-type="float" office:value="6.7229190667" calcext:value-type="float">
            <text:p>6.722919066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859036" calcext:value-type="float">
            <text:p>6.859036</text:p>
          </table:table-cell>
          <table:table-cell office:value-type="float" office:value="6.7211604" calcext:value-type="float">
            <text:p>6.7211604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662711" calcext:value-type="float">
            <text:p>6.662711</text:p>
          </table:table-cell>
          <table:table-cell office:value-type="float" office:value="6.71851925" calcext:value-type="float">
            <text:p>6.7185192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416368" calcext:value-type="float">
            <text:p>6.416368</text:p>
          </table:table-cell>
          <table:table-cell office:value-type="float" office:value="6.71885545" calcext:value-type="float">
            <text:p>6.7188554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30435" calcext:value-type="float">
            <text:p>6.30435</text:p>
          </table:table-cell>
          <table:table-cell office:value-type="float" office:value="6.7232818" calcext:value-type="float">
            <text:p>6.723281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38295" calcext:value-type="float">
            <text:p>6.38295</text:p>
          </table:table-cell>
          <table:table-cell office:value-type="float" office:value="6.7298462167" calcext:value-type="float">
            <text:p>6.729846216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544272" calcext:value-type="float">
            <text:p>6.544272</text:p>
          </table:table-cell>
          <table:table-cell office:value-type="float" office:value="6.7352224667" calcext:value-type="float">
            <text:p>6.7352224667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40498" calcext:value-type="float">
            <text:p>6.640498</text:p>
          </table:table-cell>
          <table:table-cell office:value-type="float" office:value="6.7373530167" calcext:value-type="float">
            <text:p>6.7373530167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14025" calcext:value-type="float">
            <text:p>6.614025</text:p>
          </table:table-cell>
          <table:table-cell office:value-type="float" office:value="6.7366086167" calcext:value-type="float">
            <text:p>6.7366086167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518042" calcext:value-type="float">
            <text:p>6.518042</text:p>
          </table:table-cell>
          <table:table-cell office:value-type="float" office:value="6.7349541167" calcext:value-type="float">
            <text:p>6.734954116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447839" calcext:value-type="float">
            <text:p>6.447839</text:p>
          </table:table-cell>
          <table:table-cell office:value-type="float" office:value="6.7342024167" calcext:value-type="float">
            <text:p>6.734202416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457196" calcext:value-type="float">
            <text:p>6.457196</text:p>
          </table:table-cell>
          <table:table-cell office:value-type="float" office:value="6.73465515" calcext:value-type="float">
            <text:p>6.7346551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530272" calcext:value-type="float">
            <text:p>6.530272</text:p>
          </table:table-cell>
          <table:table-cell office:value-type="float" office:value="6.7351702333" calcext:value-type="float">
            <text:p>6.7351702333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614704" calcext:value-type="float">
            <text:p>6.614704</text:p>
          </table:table-cell>
          <table:table-cell office:value-type="float" office:value="6.7345030333" calcext:value-type="float">
            <text:p>6.7345030333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664698" calcext:value-type="float">
            <text:p>6.664698</text:p>
          </table:table-cell>
          <table:table-cell office:value-type="float" office:value="6.7325481" calcext:value-type="float">
            <text:p>6.7325481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663511" calcext:value-type="float">
            <text:p>6.663511</text:p>
          </table:table-cell>
          <table:table-cell office:value-type="float" office:value="6.73033065" calcext:value-type="float">
            <text:p>6.7303306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27714" calcext:value-type="float">
            <text:p>6.627714</text:p>
          </table:table-cell>
          <table:table-cell office:value-type="float" office:value="6.7288555833" calcext:value-type="float">
            <text:p>6.728855583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59361" calcext:value-type="float">
            <text:p>6.59361</text:p>
          </table:table-cell>
          <table:table-cell office:value-type="float" office:value="6.7280066" calcext:value-type="float">
            <text:p>6.728006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587561" calcext:value-type="float">
            <text:p>6.587561</text:p>
          </table:table-cell>
          <table:table-cell office:value-type="float" office:value="6.7265577333" calcext:value-type="float">
            <text:p>6.7265577333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05114" calcext:value-type="float">
            <text:p>6.605114</text:p>
          </table:table-cell>
          <table:table-cell office:value-type="float" office:value="6.7232053333" calcext:value-type="float">
            <text:p>6.723205333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2336" calcext:value-type="float">
            <text:p>6.62336</text:p>
          </table:table-cell>
          <table:table-cell office:value-type="float" office:value="6.7175576833" calcext:value-type="float">
            <text:p>6.7175576833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629571" calcext:value-type="float">
            <text:p>6.629571</text:p>
          </table:table-cell>
          <table:table-cell office:value-type="float" office:value="6.7102048" calcext:value-type="float">
            <text:p>6.7102048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630398" calcext:value-type="float">
            <text:p>6.630398</text:p>
          </table:table-cell>
          <table:table-cell office:value-type="float" office:value="6.7022475333" calcext:value-type="float">
            <text:p>6.702247533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637119" calcext:value-type="float">
            <text:p>6.637119</text:p>
          </table:table-cell>
          <table:table-cell office:value-type="float" office:value="6.6952759" calcext:value-type="float">
            <text:p>6.6952759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517" calcext:value-type="float">
            <text:p>6.6517</text:p>
          </table:table-cell>
          <table:table-cell office:value-type="float" office:value="6.6916724" calcext:value-type="float">
            <text:p>6.6916724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670043" calcext:value-type="float">
            <text:p>6.670043</text:p>
          </table:table-cell>
          <table:table-cell office:value-type="float" office:value="6.6939662" calcext:value-type="float">
            <text:p>6.6939662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9346" calcext:value-type="float">
            <text:p>6.69346</text:p>
          </table:table-cell>
          <table:table-cell office:value-type="float" office:value="6.7029443" calcext:value-type="float">
            <text:p>6.702944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730634" calcext:value-type="float">
            <text:p>6.730634</text:p>
          </table:table-cell>
          <table:table-cell office:value-type="float" office:value="6.7157977" calcext:value-type="float">
            <text:p>6.7157977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785784" calcext:value-type="float">
            <text:p>6.785784</text:p>
          </table:table-cell>
          <table:table-cell office:value-type="float" office:value="6.7238786333" calcext:value-type="float">
            <text:p>6.723878633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847645" calcext:value-type="float">
            <text:p>6.847645</text:p>
          </table:table-cell>
          <table:table-cell office:value-type="float" office:value="6.6688296167" calcext:value-type="float">
            <text:p>6.6688296167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895031" calcext:value-type="float">
            <text:p>6.895031</text:p>
          </table:table-cell>
          <table:table-cell office:value-type="float" office:value="6.7209933" calcext:value-type="float">
            <text:p>6.720993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913554" calcext:value-type="float">
            <text:p>6.913554</text:p>
          </table:table-cell>
          <table:table-cell office:value-type="float" office:value="6.7403062833" calcext:value-type="float">
            <text:p>6.7403062833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904118" calcext:value-type="float">
            <text:p>6.904118</text:p>
          </table:table-cell>
          <table:table-cell office:value-type="float" office:value="6.74242425" calcext:value-type="float">
            <text:p>6.7424242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877364" calcext:value-type="float">
            <text:p>6.877364</text:p>
          </table:table-cell>
          <table:table-cell office:value-type="float" office:value="6.7321205" calcext:value-type="float">
            <text:p>6.732120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846381" calcext:value-type="float">
            <text:p>6.846381</text:p>
          </table:table-cell>
          <table:table-cell office:value-type="float" office:value="6.7150558" calcext:value-type="float">
            <text:p>6.715055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82472" calcext:value-type="float">
            <text:p>6.82472</text:p>
          </table:table-cell>
          <table:table-cell office:value-type="float" office:value="6.6977071833" calcext:value-type="float">
            <text:p>6.697707183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821401" calcext:value-type="float">
            <text:p>6.821401</text:p>
          </table:table-cell>
          <table:table-cell office:value-type="float" office:value="6.6848012833" calcext:value-type="float">
            <text:p>6.6848012833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83161" calcext:value-type="float">
            <text:p>6.83161</text:p>
          </table:table-cell>
          <table:table-cell office:value-type="float" office:value="6.6774476" calcext:value-type="float">
            <text:p>6.6774476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839408" calcext:value-type="float">
            <text:p>6.839408</text:p>
          </table:table-cell>
          <table:table-cell office:value-type="float" office:value="6.6737569" calcext:value-type="float">
            <text:p>6.6737569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83671" calcext:value-type="float">
            <text:p>6.83671</text:p>
          </table:table-cell>
          <table:table-cell office:value-type="float" office:value="6.6708266833" calcext:value-type="float">
            <text:p>6.670826683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834285" calcext:value-type="float">
            <text:p>6.834285</text:p>
          </table:table-cell>
          <table:table-cell office:value-type="float" office:value="6.66641815" calcext:value-type="float">
            <text:p>6.6664181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846995" calcext:value-type="float">
            <text:p>6.846995</text:p>
          </table:table-cell>
          <table:table-cell office:value-type="float" office:value="6.6596717833" calcext:value-type="float">
            <text:p>6.659671783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872635" calcext:value-type="float">
            <text:p>6.872635</text:p>
          </table:table-cell>
          <table:table-cell office:value-type="float" office:value="6.6510744833" calcext:value-type="float">
            <text:p>6.6510744833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893322" calcext:value-type="float">
            <text:p>6.893322</text:p>
          </table:table-cell>
          <table:table-cell office:value-type="float" office:value="6.64198785" calcext:value-type="float">
            <text:p>6.6419878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894393" calcext:value-type="float">
            <text:p>6.894393</text:p>
          </table:table-cell>
          <table:table-cell office:value-type="float" office:value="6.63388825" calcext:value-type="float">
            <text:p>6.6338882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874574" calcext:value-type="float">
            <text:p>6.874574</text:p>
          </table:table-cell>
          <table:table-cell office:value-type="float" office:value="6.6276527167" calcext:value-type="float">
            <text:p>6.627652716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841102" calcext:value-type="float">
            <text:p>6.841102</text:p>
          </table:table-cell>
          <table:table-cell office:value-type="float" office:value="6.6233328167" calcext:value-type="float">
            <text:p>6.623332816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803387" calcext:value-type="float">
            <text:p>6.803387</text:p>
          </table:table-cell>
          <table:table-cell office:value-type="float" office:value="6.62045295" calcext:value-type="float">
            <text:p>6.6204529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771542" calcext:value-type="float">
            <text:p>6.771542</text:p>
          </table:table-cell>
          <table:table-cell office:value-type="float" office:value="6.6184256167" calcext:value-type="float">
            <text:p>6.618425616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5484" calcext:value-type="float">
            <text:p>6.75484</text:p>
          </table:table-cell>
          <table:table-cell office:value-type="float" office:value="6.61674405" calcext:value-type="float">
            <text:p>6.6167440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58771" calcext:value-type="float">
            <text:p>6.758771</text:p>
          </table:table-cell>
          <table:table-cell office:value-type="float" office:value="6.6149974" calcext:value-type="float">
            <text:p>6.614997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83438" calcext:value-type="float">
            <text:p>6.783438</text:p>
          </table:table-cell>
          <table:table-cell office:value-type="float" office:value="6.6128875667" calcext:value-type="float">
            <text:p>6.612887566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821745" calcext:value-type="float">
            <text:p>6.821745</text:p>
          </table:table-cell>
          <table:table-cell office:value-type="float" office:value="6.6102492167" calcext:value-type="float">
            <text:p>6.6102492167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857158" calcext:value-type="float">
            <text:p>6.857158</text:p>
          </table:table-cell>
          <table:table-cell office:value-type="float" office:value="6.6070069167" calcext:value-type="float">
            <text:p>6.607006916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868484" calcext:value-type="float">
            <text:p>6.868484</text:p>
          </table:table-cell>
          <table:table-cell office:value-type="float" office:value="6.60314555" calcext:value-type="float">
            <text:p>6.6031455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84478" calcext:value-type="float">
            <text:p>6.84478</text:p>
          </table:table-cell>
          <table:table-cell office:value-type="float" office:value="6.5987910167" calcext:value-type="float">
            <text:p>6.598791016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797472" calcext:value-type="float">
            <text:p>6.797472</text:p>
          </table:table-cell>
          <table:table-cell office:value-type="float" office:value="6.5943111333" calcext:value-type="float">
            <text:p>6.59431113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753189" calcext:value-type="float">
            <text:p>6.753189</text:p>
          </table:table-cell>
          <table:table-cell office:value-type="float" office:value="6.5902675" calcext:value-type="float">
            <text:p>6.59026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730477" calcext:value-type="float">
            <text:p>6.730477</text:p>
          </table:table-cell>
          <table:table-cell office:value-type="float" office:value="6.5872180833" calcext:value-type="float">
            <text:p>6.587218083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724715" calcext:value-type="float">
            <text:p>6.724715</text:p>
          </table:table-cell>
          <table:table-cell office:value-type="float" office:value="6.5855496667" calcext:value-type="float">
            <text:p>6.5855496667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17838" calcext:value-type="float">
            <text:p>6.717838</text:p>
          </table:table-cell>
          <table:table-cell office:value-type="float" office:value="6.58545675" calcext:value-type="float">
            <text:p>6.5854567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00567" calcext:value-type="float">
            <text:p>6.700567</text:p>
          </table:table-cell>
          <table:table-cell office:value-type="float" office:value="6.586954" calcext:value-type="float">
            <text:p>6.586954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82883" calcext:value-type="float">
            <text:p>6.682883</text:p>
          </table:table-cell>
          <table:table-cell office:value-type="float" office:value="6.5897484" calcext:value-type="float">
            <text:p>6.589748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81949" calcext:value-type="float">
            <text:p>6.681949</text:p>
          </table:table-cell>
          <table:table-cell office:value-type="float" office:value="6.5930546167" calcext:value-type="float">
            <text:p>6.593054616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98215" calcext:value-type="float">
            <text:p>6.698215</text:p>
          </table:table-cell>
          <table:table-cell office:value-type="float" office:value="6.5957456833" calcext:value-type="float">
            <text:p>6.5957456833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705525" calcext:value-type="float">
            <text:p>6.705525</text:p>
          </table:table-cell>
          <table:table-cell office:value-type="float" office:value="6.5970843" calcext:value-type="float">
            <text:p>6.597084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72105" calcext:value-type="float">
            <text:p>6.672105</text:p>
          </table:table-cell>
          <table:table-cell office:value-type="float" office:value="6.5975442333" calcext:value-type="float">
            <text:p>6.597544233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595834" calcext:value-type="float">
            <text:p>6.595834</text:p>
          </table:table-cell>
          <table:table-cell office:value-type="float" office:value="6.5987405333" calcext:value-type="float">
            <text:p>6.598740533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514755" calcext:value-type="float">
            <text:p>6.514755</text:p>
          </table:table-cell>
          <table:table-cell office:value-type="float" office:value="6.60221245" calcext:value-type="float">
            <text:p>6.6022124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47294" calcext:value-type="float">
            <text:p>6.47294</text:p>
          </table:table-cell>
          <table:table-cell office:value-type="float" office:value="6.6081451833" calcext:value-type="float">
            <text:p>6.608145183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475003" calcext:value-type="float">
            <text:p>6.475003</text:p>
          </table:table-cell>
          <table:table-cell office:value-type="float" office:value="6.6153379167" calcext:value-type="float">
            <text:p>6.6153379167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488101" calcext:value-type="float">
            <text:p>6.488101</text:p>
          </table:table-cell>
          <table:table-cell office:value-type="float" office:value="6.62240825" calcext:value-type="float">
            <text:p>6.6224082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49024" calcext:value-type="float">
            <text:p>6.49024</text:p>
          </table:table-cell>
          <table:table-cell office:value-type="float" office:value="6.62885435" calcext:value-type="float">
            <text:p>6.6288543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497408" calcext:value-type="float">
            <text:p>6.497408</text:p>
          </table:table-cell>
          <table:table-cell office:value-type="float" office:value="6.6348733667" calcext:value-type="float">
            <text:p>6.634873366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531651" calcext:value-type="float">
            <text:p>6.531651</text:p>
          </table:table-cell>
          <table:table-cell office:value-type="float" office:value="6.6404348667" calcext:value-type="float">
            <text:p>6.640434866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575007" calcext:value-type="float">
            <text:p>6.575007</text:p>
          </table:table-cell>
          <table:table-cell office:value-type="float" office:value="6.6449905667" calcext:value-type="float">
            <text:p>6.644990566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576775" calcext:value-type="float">
            <text:p>6.576775</text:p>
          </table:table-cell>
          <table:table-cell office:value-type="float" office:value="6.64828965" calcext:value-type="float">
            <text:p>6.6482896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06678" calcext:value-type="float">
            <text:p>6.506678</text:p>
          </table:table-cell>
          <table:table-cell office:value-type="float" office:value="6.6512236333" calcext:value-type="float">
            <text:p>6.651223633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386417" calcext:value-type="float">
            <text:p>6.386417</text:p>
          </table:table-cell>
          <table:table-cell office:value-type="float" office:value="6.6555102833" calcext:value-type="float">
            <text:p>6.655510283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266255" calcext:value-type="float">
            <text:p>6.266255</text:p>
          </table:table-cell>
          <table:table-cell office:value-type="float" office:value="6.6624548833" calcext:value-type="float">
            <text:p>6.662454883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182187" calcext:value-type="float">
            <text:p>6.182187</text:p>
          </table:table-cell>
          <table:table-cell office:value-type="float" office:value="6.6721333833" calcext:value-type="float">
            <text:p>6.672133383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152135" calcext:value-type="float">
            <text:p>6.152135</text:p>
          </table:table-cell>
          <table:table-cell office:value-type="float" office:value="6.6837384833" calcext:value-type="float">
            <text:p>6.683738483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2121" calcext:value-type="float">
            <text:p>6.2121</text:p>
          </table:table-cell>
          <table:table-cell office:value-type="float" office:value="6.6962339" calcext:value-type="float">
            <text:p>6.6962339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420909" calcext:value-type="float">
            <text:p>6.420909</text:p>
          </table:table-cell>
          <table:table-cell office:value-type="float" office:value="6.70812365" calcext:value-type="float">
            <text:p>6.7081236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89328" calcext:value-type="float">
            <text:p>6.789328</text:p>
          </table:table-cell>
          <table:table-cell office:value-type="float" office:value="6.7167745333" calcext:value-type="float">
            <text:p>6.7167745333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208729" calcext:value-type="float">
            <text:p>7.208729</text:p>
          </table:table-cell>
          <table:table-cell office:value-type="float" office:value="6.7190191333" calcext:value-type="float">
            <text:p>6.719019133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464664" calcext:value-type="float">
            <text:p>7.464664</text:p>
          </table:table-cell>
          <table:table-cell office:value-type="float" office:value="6.7133736" calcext:value-type="float">
            <text:p>6.7133736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.21549" calcext:value-type="float">
            <text:p>7.21549</text:p>
          </table:table-cell>
          <table:table-cell office:value-type="float" office:value="6.7022049833" calcext:value-type="float">
            <text:p>6.7022049833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.482843" calcext:value-type="float">
            <text:p>3.482843</text:p>
          </table:table-cell>
          <table:table-cell office:value-type="float" office:value="6.69397975" calcext:value-type="float">
            <text:p>6.6939797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.977466" calcext:value-type="float">
            <text:p>9.977466</text:p>
          </table:table-cell>
          <table:table-cell office:value-type="float" office:value="6.7469920667" calcext:value-type="float">
            <text:p>6.746992066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.05381" calcext:value-type="float">
            <text:p>8.05381</text:p>
          </table:table-cell>
          <table:table-cell office:value-type="float" office:value="6.69100915" calcext:value-type="float">
            <text:p>6.6910091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.040632" calcext:value-type="float">
            <text:p>7.040632</text:p>
          </table:table-cell>
          <table:table-cell office:value-type="float" office:value="6.6666307833" calcext:value-type="float">
            <text:p>6.666630783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285893" calcext:value-type="float">
            <text:p>6.285893</text:p>
          </table:table-cell>
          <table:table-cell office:value-type="float" office:value="6.65924325" calcext:value-type="float">
            <text:p>6.6592432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.853482" calcext:value-type="float">
            <text:p>5.853482</text:p>
          </table:table-cell>
          <table:table-cell office:value-type="float" office:value="6.6652747833" calcext:value-type="float">
            <text:p>6.6652747833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.805464" calcext:value-type="float">
            <text:p>5.805464</text:p>
          </table:table-cell>
          <table:table-cell office:value-type="float" office:value="6.6798445333" calcext:value-type="float">
            <text:p>6.679844533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050366" calcext:value-type="float">
            <text:p>6.050366</text:p>
          </table:table-cell>
          <table:table-cell office:value-type="float" office:value="6.6964295667" calcext:value-type="float">
            <text:p>6.696429566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38018" calcext:value-type="float">
            <text:p>6.38018</text:p>
          </table:table-cell>
          <table:table-cell office:value-type="float" office:value="6.7094378833" calcext:value-type="float">
            <text:p>6.709437883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610168" calcext:value-type="float">
            <text:p>6.610168</text:p>
          </table:table-cell>
          <table:table-cell office:value-type="float" office:value="6.7164854333" calcext:value-type="float">
            <text:p>6.716485433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663595" calcext:value-type="float">
            <text:p>6.663595</text:p>
          </table:table-cell>
          <table:table-cell office:value-type="float" office:value="6.7184330333" calcext:value-type="float">
            <text:p>6.718433033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572198" calcext:value-type="float">
            <text:p>6.572198</text:p>
          </table:table-cell>
          <table:table-cell office:value-type="float" office:value="6.7179346667" calcext:value-type="float">
            <text:p>6.7179346667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429503" calcext:value-type="float">
            <text:p>6.429503</text:p>
          </table:table-cell>
          <table:table-cell office:value-type="float" office:value="6.7177517667" calcext:value-type="float">
            <text:p>6.717751766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331157" calcext:value-type="float">
            <text:p>6.331157</text:p>
          </table:table-cell>
          <table:table-cell office:value-type="float" office:value="6.71943245" calcext:value-type="float">
            <text:p>6.7194324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327437" calcext:value-type="float">
            <text:p>6.327437</text:p>
          </table:table-cell>
          <table:table-cell office:value-type="float" office:value="6.7225908333" calcext:value-type="float">
            <text:p>6.7225908333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407346" calcext:value-type="float">
            <text:p>6.407346</text:p>
          </table:table-cell>
          <table:table-cell office:value-type="float" office:value="6.7250761833" calcext:value-type="float">
            <text:p>6.725076183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520261" calcext:value-type="float">
            <text:p>6.520261</text:p>
          </table:table-cell>
          <table:table-cell office:value-type="float" office:value="6.7242432833" calcext:value-type="float">
            <text:p>6.7242432833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61538" calcext:value-type="float">
            <text:p>6.61538</text:p>
          </table:table-cell>
          <table:table-cell office:value-type="float" office:value="6.7190090833" calcext:value-type="float">
            <text:p>6.719009083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66831" calcext:value-type="float">
            <text:p>6.66831</text:p>
          </table:table-cell>
          <table:table-cell office:value-type="float" office:value="6.7115177333" calcext:value-type="float">
            <text:p>6.71151773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681747" calcext:value-type="float">
            <text:p>6.681747</text:p>
          </table:table-cell>
          <table:table-cell office:value-type="float" office:value="6.7064066667" calcext:value-type="float">
            <text:p>6.7064066667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670648" calcext:value-type="float">
            <text:p>6.670648</text:p>
          </table:table-cell>
          <table:table-cell office:value-type="float" office:value="6.7072283833" calcext:value-type="float">
            <text:p>6.7072283833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650041" calcext:value-type="float">
            <text:p>6.650041</text:p>
          </table:table-cell>
          <table:table-cell office:value-type="float" office:value="6.7135114667" calcext:value-type="float">
            <text:p>6.713511466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632181" calcext:value-type="float">
            <text:p>6.632181</text:p>
          </table:table-cell>
          <table:table-cell office:value-type="float" office:value="6.7212939833" calcext:value-type="float">
            <text:p>6.721293983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625137" calcext:value-type="float">
            <text:p>6.625137</text:p>
          </table:table-cell>
          <table:table-cell office:value-type="float" office:value="6.7258991333" calcext:value-type="float">
            <text:p>6.725899133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27207" calcext:value-type="float">
            <text:p>6.627207</text:p>
          </table:table-cell>
          <table:table-cell office:value-type="float" office:value="6.7245155833" calcext:value-type="float">
            <text:p>6.7245155833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625476" calcext:value-type="float">
            <text:p>6.625476</text:p>
          </table:table-cell>
          <table:table-cell office:value-type="float" office:value="6.71716265" calcext:value-type="float">
            <text:p>6.7171626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607212" calcext:value-type="float">
            <text:p>6.607212</text:p>
          </table:table-cell>
          <table:table-cell office:value-type="float" office:value="6.7060868333" calcext:value-type="float">
            <text:p>6.7060868333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575987" calcext:value-type="float">
            <text:p>6.575987</text:p>
          </table:table-cell>
          <table:table-cell office:value-type="float" office:value="6.6945729333" calcext:value-type="float">
            <text:p>6.694572933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554854" calcext:value-type="float">
            <text:p>6.554854</text:p>
          </table:table-cell>
          <table:table-cell office:value-type="float" office:value="6.68567485" calcext:value-type="float">
            <text:p>6.6856748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570224" calcext:value-type="float">
            <text:p>6.570224</text:p>
          </table:table-cell>
          <table:table-cell office:value-type="float" office:value="6.6808785" calcext:value-type="float">
            <text:p>6.680878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630372" calcext:value-type="float">
            <text:p>6.630372</text:p>
          </table:table-cell>
          <table:table-cell office:value-type="float" office:value="6.6795111167" calcext:value-type="float">
            <text:p>6.6795111167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71914" calcext:value-type="float">
            <text:p>6.71914</text:p>
          </table:table-cell>
          <table:table-cell office:value-type="float" office:value="6.6796287667" calcext:value-type="float">
            <text:p>6.6796287667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807673" calcext:value-type="float">
            <text:p>6.807673</text:p>
          </table:table-cell>
          <table:table-cell office:value-type="float" office:value="6.6793251667" calcext:value-type="float">
            <text:p>6.679325166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68231" calcext:value-type="float">
            <text:p>6.868231</text:p>
          </table:table-cell>
          <table:table-cell office:value-type="float" office:value="6.6760835167" calcext:value-type="float">
            <text:p>6.676083516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881256" calcext:value-type="float">
            <text:p>6.881256</text:p>
          </table:table-cell>
          <table:table-cell office:value-type="float" office:value="6.6562239333" calcext:value-type="float">
            <text:p>6.656223933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843413" calcext:value-type="float">
            <text:p>6.843413</text:p>
          </table:table-cell>
          <table:table-cell office:value-type="float" office:value="6.7093339333" calcext:value-type="float">
            <text:p>6.709333933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778532" calcext:value-type="float">
            <text:p>6.778532</text:p>
          </table:table-cell>
          <table:table-cell office:value-type="float" office:value="6.7250665667" calcext:value-type="float">
            <text:p>6.725066566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33121" calcext:value-type="float">
            <text:p>6.733121</text:p>
          </table:table-cell>
          <table:table-cell office:value-type="float" office:value="6.7311376" calcext:value-type="float">
            <text:p>6.731137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43883" calcext:value-type="float">
            <text:p>6.743883</text:p>
          </table:table-cell>
          <table:table-cell office:value-type="float" office:value="6.7310381" calcext:value-type="float">
            <text:p>6.731038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804149" calcext:value-type="float">
            <text:p>6.804149</text:p>
          </table:table-cell>
          <table:table-cell office:value-type="float" office:value="6.7271536" calcext:value-type="float">
            <text:p>6.727153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870719" calcext:value-type="float">
            <text:p>6.870719</text:p>
          </table:table-cell>
          <table:table-cell office:value-type="float" office:value="6.72132275" calcext:value-type="float">
            <text:p>6.7213227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904504" calcext:value-type="float">
            <text:p>6.904504</text:p>
          </table:table-cell>
          <table:table-cell office:value-type="float" office:value="6.7147932833" calcext:value-type="float">
            <text:p>6.714793283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899223" calcext:value-type="float">
            <text:p>6.899223</text:p>
          </table:table-cell>
          <table:table-cell office:value-type="float" office:value="6.7084188667" calcext:value-type="float">
            <text:p>6.708418866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874867" calcext:value-type="float">
            <text:p>6.874867</text:p>
          </table:table-cell>
          <table:table-cell office:value-type="float" office:value="6.70257545" calcext:value-type="float">
            <text:p>6.7025754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851381" calcext:value-type="float">
            <text:p>6.851381</text:p>
          </table:table-cell>
          <table:table-cell office:value-type="float" office:value="6.6969600333" calcext:value-type="float">
            <text:p>6.696960033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831098" calcext:value-type="float">
            <text:p>6.831098</text:p>
          </table:table-cell>
          <table:table-cell office:value-type="float" office:value="6.6908617" calcext:value-type="float">
            <text:p>6.6908617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804993" calcext:value-type="float">
            <text:p>6.804993</text:p>
          </table:table-cell>
          <table:table-cell office:value-type="float" office:value="6.6839099333" calcext:value-type="float">
            <text:p>6.683909933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772952" calcext:value-type="float">
            <text:p>6.772952</text:p>
          </table:table-cell>
          <table:table-cell office:value-type="float" office:value="6.6765908833" calcext:value-type="float">
            <text:p>6.676590883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52814" calcext:value-type="float">
            <text:p>6.752814</text:p>
          </table:table-cell>
          <table:table-cell office:value-type="float" office:value="6.6699418833" calcext:value-type="float">
            <text:p>6.669941883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63877" calcext:value-type="float">
            <text:p>6.763877</text:p>
          </table:table-cell>
          <table:table-cell office:value-type="float" office:value="6.66469305" calcext:value-type="float">
            <text:p>6.6646930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803093" calcext:value-type="float">
            <text:p>6.803093</text:p>
          </table:table-cell>
          <table:table-cell office:value-type="float" office:value="6.6607358833" calcext:value-type="float">
            <text:p>6.660735883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846965" calcext:value-type="float">
            <text:p>6.846965</text:p>
          </table:table-cell>
          <table:table-cell office:value-type="float" office:value="6.6573819167" calcext:value-type="float">
            <text:p>6.657381916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878493" calcext:value-type="float">
            <text:p>6.878493</text:p>
          </table:table-cell>
          <table:table-cell office:value-type="float" office:value="6.6539391167" calcext:value-type="float">
            <text:p>6.6539391167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90186" calcext:value-type="float">
            <text:p>6.90186</text:p>
          </table:table-cell>
          <table:table-cell office:value-type="float" office:value="6.6499299667" calcext:value-type="float">
            <text:p>6.649929966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925485" calcext:value-type="float">
            <text:p>6.925485</text:p>
          </table:table-cell>
          <table:table-cell office:value-type="float" office:value="6.6449857" calcext:value-type="float">
            <text:p>6.644985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939962" calcext:value-type="float">
            <text:p>6.939962</text:p>
          </table:table-cell>
          <table:table-cell office:value-type="float" office:value="6.6389626833" calcext:value-type="float">
            <text:p>6.638962683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924004" calcext:value-type="float">
            <text:p>6.924004</text:p>
          </table:table-cell>
          <table:table-cell office:value-type="float" office:value="6.6323652167" calcext:value-type="float">
            <text:p>6.6323652167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869997" calcext:value-type="float">
            <text:p>6.869997</text:p>
          </table:table-cell>
          <table:table-cell office:value-type="float" office:value="6.62641285" calcext:value-type="float">
            <text:p>6.6264128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94547" calcext:value-type="float">
            <text:p>6.794547</text:p>
          </table:table-cell>
          <table:table-cell office:value-type="float" office:value="6.622332" calcext:value-type="float">
            <text:p>6.622332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21976" calcext:value-type="float">
            <text:p>6.721976</text:p>
          </table:table-cell>
          <table:table-cell office:value-type="float" office:value="6.6204969833" calcext:value-type="float">
            <text:p>6.62049698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663582" calcext:value-type="float">
            <text:p>6.663582</text:p>
          </table:table-cell>
          <table:table-cell office:value-type="float" office:value="6.6203543333" calcext:value-type="float">
            <text:p>6.620354333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618491" calcext:value-type="float">
            <text:p>6.618491</text:p>
          </table:table-cell>
          <table:table-cell office:value-type="float" office:value="6.6211337833" calcext:value-type="float">
            <text:p>6.621133783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591108" calcext:value-type="float">
            <text:p>6.591108</text:p>
          </table:table-cell>
          <table:table-cell office:value-type="float" office:value="6.6224563333" calcext:value-type="float">
            <text:p>6.6224563333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59738" calcext:value-type="float">
            <text:p>6.59738</text:p>
          </table:table-cell>
          <table:table-cell office:value-type="float" office:value="6.624236" calcext:value-type="float">
            <text:p>6.624236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647785" calcext:value-type="float">
            <text:p>6.647785</text:p>
          </table:table-cell>
          <table:table-cell office:value-type="float" office:value="6.6262585167" calcext:value-type="float">
            <text:p>6.6262585167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727667" calcext:value-type="float">
            <text:p>6.727667</text:p>
          </table:table-cell>
          <table:table-cell office:value-type="float" office:value="6.6281403" calcext:value-type="float">
            <text:p>6.628140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800566" calcext:value-type="float">
            <text:p>6.800566</text:p>
          </table:table-cell>
          <table:table-cell office:value-type="float" office:value="6.6296748" calcext:value-type="float">
            <text:p>6.6296748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830865" calcext:value-type="float">
            <text:p>6.830865</text:p>
          </table:table-cell>
          <table:table-cell office:value-type="float" office:value="6.63098795" calcext:value-type="float">
            <text:p>6.6309879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803033" calcext:value-type="float">
            <text:p>6.803033</text:p>
          </table:table-cell>
          <table:table-cell office:value-type="float" office:value="6.6322906833" calcext:value-type="float">
            <text:p>6.632290683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27024" calcext:value-type="float">
            <text:p>6.727024</text:p>
          </table:table-cell>
          <table:table-cell office:value-type="float" office:value="6.63363065" calcext:value-type="float">
            <text:p>6.6336306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633693" calcext:value-type="float">
            <text:p>6.633693</text:p>
          </table:table-cell>
          <table:table-cell office:value-type="float" office:value="6.6349669167" calcext:value-type="float">
            <text:p>6.6349669167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561224" calcext:value-type="float">
            <text:p>6.561224</text:p>
          </table:table-cell>
          <table:table-cell office:value-type="float" office:value="6.6363851667" calcext:value-type="float">
            <text:p>6.6363851667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530344" calcext:value-type="float">
            <text:p>6.530344</text:p>
          </table:table-cell>
          <table:table-cell office:value-type="float" office:value="6.63813015" calcext:value-type="float">
            <text:p>6.6381301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52066" calcext:value-type="float">
            <text:p>6.52066</text:p>
          </table:table-cell>
          <table:table-cell office:value-type="float" office:value="6.6405113" calcext:value-type="float">
            <text:p>6.640511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476558" calcext:value-type="float">
            <text:p>6.476558</text:p>
          </table:table-cell>
          <table:table-cell office:value-type="float" office:value="6.6439933167" calcext:value-type="float">
            <text:p>6.643993316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357372" calcext:value-type="float">
            <text:p>6.357372</text:p>
          </table:table-cell>
          <table:table-cell office:value-type="float" office:value="6.64940305" calcext:value-type="float">
            <text:p>6.6494030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206209" calcext:value-type="float">
            <text:p>6.206209</text:p>
          </table:table-cell>
          <table:table-cell office:value-type="float" office:value="6.6576954833" calcext:value-type="float">
            <text:p>6.657695483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165899" calcext:value-type="float">
            <text:p>6.165899</text:p>
          </table:table-cell>
          <table:table-cell office:value-type="float" office:value="6.6689103333" calcext:value-type="float">
            <text:p>6.668910333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361646" calcext:value-type="float">
            <text:p>6.361646</text:p>
          </table:table-cell>
          <table:table-cell office:value-type="float" office:value="6.6809331833" calcext:value-type="float">
            <text:p>6.680933183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3105" calcext:value-type="float">
            <text:p>6.73105</text:p>
          </table:table-cell>
          <table:table-cell office:value-type="float" office:value="6.6898934167" calcext:value-type="float">
            <text:p>6.6898934167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047633" calcext:value-type="float">
            <text:p>7.047633</text:p>
          </table:table-cell>
          <table:table-cell office:value-type="float" office:value="6.6929809" calcext:value-type="float">
            <text:p>6.6929809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.116992" calcext:value-type="float">
            <text:p>7.116992</text:p>
          </table:table-cell>
          <table:table-cell office:value-type="float" office:value="6.6908801833" calcext:value-type="float">
            <text:p>6.690880183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90849" calcext:value-type="float">
            <text:p>6.90849</text:p>
          </table:table-cell>
          <table:table-cell office:value-type="float" office:value="6.68734665" calcext:value-type="float">
            <text:p>6.6873466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542124" calcext:value-type="float">
            <text:p>6.542124</text:p>
          </table:table-cell>
          <table:table-cell office:value-type="float" office:value="6.6868226333" calcext:value-type="float">
            <text:p>6.686822633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186031" calcext:value-type="float">
            <text:p>6.186031</text:p>
          </table:table-cell>
          <table:table-cell office:value-type="float" office:value="6.6920608167" calcext:value-type="float">
            <text:p>6.6920608167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.960927" calcext:value-type="float">
            <text:p>5.960927</text:p>
          </table:table-cell>
          <table:table-cell office:value-type="float" office:value="6.7031359833" calcext:value-type="float">
            <text:p>6.703135983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.916378" calcext:value-type="float">
            <text:p>5.916378</text:p>
          </table:table-cell>
          <table:table-cell office:value-type="float" office:value="6.7179862667" calcext:value-type="float">
            <text:p>6.7179862667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042102" calcext:value-type="float">
            <text:p>6.042102</text:p>
          </table:table-cell>
          <table:table-cell office:value-type="float" office:value="6.7334985" calcext:value-type="float">
            <text:p>6.733498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267073" calcext:value-type="float">
            <text:p>6.267073</text:p>
          </table:table-cell>
          <table:table-cell office:value-type="float" office:value="6.7465673167" calcext:value-type="float">
            <text:p>6.746567316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488181" calcext:value-type="float">
            <text:p>6.488181</text:p>
          </table:table-cell>
          <table:table-cell office:value-type="float" office:value="6.7552859167" calcext:value-type="float">
            <text:p>6.755285916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637431" calcext:value-type="float">
            <text:p>6.637431</text:p>
          </table:table-cell>
          <table:table-cell office:value-type="float" office:value="6.7596997" calcext:value-type="float">
            <text:p>6.7596997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00924" calcext:value-type="float">
            <text:p>6.700924</text:p>
          </table:table-cell>
          <table:table-cell office:value-type="float" office:value="6.7613166833" calcext:value-type="float">
            <text:p>6.7613166833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613174" calcext:value-type="float">
            <text:p>6.613174</text:p>
          </table:table-cell>
          <table:table-cell office:value-type="float" office:value="6.7620597833" calcext:value-type="float">
            <text:p>6.7620597833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676656" calcext:value-type="float">
            <text:p>5.676656</text:p>
          </table:table-cell>
          <table:table-cell office:value-type="float" office:value="6.7648553667" calcext:value-type="float">
            <text:p>6.764855366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.067856" calcext:value-type="float">
            <text:p>10.067856</text:p>
          </table:table-cell>
          <table:table-cell office:value-type="float" office:value="6.78400395" calcext:value-type="float">
            <text:p>6.7840039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787371" calcext:value-type="float">
            <text:p>7.787371</text:p>
          </table:table-cell>
          <table:table-cell office:value-type="float" office:value="6.7306049667" calcext:value-type="float">
            <text:p>6.730604966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142794" calcext:value-type="float">
            <text:p>7.142794</text:p>
          </table:table-cell>
          <table:table-cell office:value-type="float" office:value="6.7154999167" calcext:value-type="float">
            <text:p>6.7154999167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27151" calcext:value-type="float">
            <text:p>6.727151</text:p>
          </table:table-cell>
          <table:table-cell office:value-type="float" office:value="6.7108283667" calcext:value-type="float">
            <text:p>6.710828366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510813" calcext:value-type="float">
            <text:p>6.510813</text:p>
          </table:table-cell>
          <table:table-cell office:value-type="float" office:value="6.7120858333" calcext:value-type="float">
            <text:p>6.712085833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454298" calcext:value-type="float">
            <text:p>6.454298</text:p>
          </table:table-cell>
          <table:table-cell office:value-type="float" office:value="6.7155045333" calcext:value-type="float">
            <text:p>6.7155045333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478951" calcext:value-type="float">
            <text:p>6.478951</text:p>
          </table:table-cell>
          <table:table-cell office:value-type="float" office:value="6.7185090333" calcext:value-type="float">
            <text:p>6.7185090333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522039" calcext:value-type="float">
            <text:p>6.522039</text:p>
          </table:table-cell>
          <table:table-cell office:value-type="float" office:value="6.72032795" calcext:value-type="float">
            <text:p>6.7203279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548618" calcext:value-type="float">
            <text:p>6.548618</text:p>
          </table:table-cell>
          <table:table-cell office:value-type="float" office:value="6.7213668167" calcext:value-type="float">
            <text:p>6.721366816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537942" calcext:value-type="float">
            <text:p>6.537942</text:p>
          </table:table-cell>
          <table:table-cell office:value-type="float" office:value="6.7223744833" calcext:value-type="float">
            <text:p>6.7223744833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485481" calcext:value-type="float">
            <text:p>6.485481</text:p>
          </table:table-cell>
          <table:table-cell office:value-type="float" office:value="6.7240695167" calcext:value-type="float">
            <text:p>6.7240695167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413992" calcext:value-type="float">
            <text:p>6.413992</text:p>
          </table:table-cell>
          <table:table-cell office:value-type="float" office:value="6.7269281667" calcext:value-type="float">
            <text:p>6.726928166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36585" calcext:value-type="float">
            <text:p>6.36585</text:p>
          </table:table-cell>
          <table:table-cell office:value-type="float" office:value="6.7308435833" calcext:value-type="float">
            <text:p>6.730843583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374012" calcext:value-type="float">
            <text:p>6.374012</text:p>
          </table:table-cell>
          <table:table-cell office:value-type="float" office:value="6.7349503833" calcext:value-type="float">
            <text:p>6.7349503833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437884" calcext:value-type="float">
            <text:p>6.437884</text:p>
          </table:table-cell>
          <table:table-cell office:value-type="float" office:value="6.7380205833" calcext:value-type="float">
            <text:p>6.7380205833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526447" calcext:value-type="float">
            <text:p>6.526447</text:p>
          </table:table-cell>
          <table:table-cell office:value-type="float" office:value="6.7392556667" calcext:value-type="float">
            <text:p>6.739255666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601855" calcext:value-type="float">
            <text:p>6.601855</text:p>
          </table:table-cell>
          <table:table-cell office:value-type="float" office:value="6.7387655" calcext:value-type="float">
            <text:p>6.738765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640397" calcext:value-type="float">
            <text:p>6.640397</text:p>
          </table:table-cell>
          <table:table-cell office:value-type="float" office:value="6.73729085" calcext:value-type="float">
            <text:p>6.7372908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637944" calcext:value-type="float">
            <text:p>6.637944</text:p>
          </table:table-cell>
          <table:table-cell office:value-type="float" office:value="6.7355289333" calcext:value-type="float">
            <text:p>6.7355289333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605204" calcext:value-type="float">
            <text:p>6.605204</text:p>
          </table:table-cell>
          <table:table-cell office:value-type="float" office:value="6.7337834833" calcext:value-type="float">
            <text:p>6.7337834833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564104" calcext:value-type="float">
            <text:p>6.564104</text:p>
          </table:table-cell>
          <table:table-cell office:value-type="float" office:value="6.73217675" calcext:value-type="float">
            <text:p>6.7321767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544114" calcext:value-type="float">
            <text:p>6.544114</text:p>
          </table:table-cell>
          <table:table-cell office:value-type="float" office:value="6.7309615833" calcext:value-type="float">
            <text:p>6.730961583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566862" calcext:value-type="float">
            <text:p>6.566862</text:p>
          </table:table-cell>
          <table:table-cell office:value-type="float" office:value="6.7304030667" calcext:value-type="float">
            <text:p>6.7304030667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625146" calcext:value-type="float">
            <text:p>6.625146</text:p>
          </table:table-cell>
          <table:table-cell office:value-type="float" office:value="6.73032635" calcext:value-type="float">
            <text:p>6.7303263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684446" calcext:value-type="float">
            <text:p>6.684446</text:p>
          </table:table-cell>
          <table:table-cell office:value-type="float" office:value="6.7298790833" calcext:value-type="float">
            <text:p>6.7298790833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713417" calcext:value-type="float">
            <text:p>6.713417</text:p>
          </table:table-cell>
          <table:table-cell office:value-type="float" office:value="6.72772135" calcext:value-type="float">
            <text:p>6.7277213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710349" calcext:value-type="float">
            <text:p>6.710349</text:p>
          </table:table-cell>
          <table:table-cell office:value-type="float" office:value="6.72242435" calcext:value-type="float">
            <text:p>6.7224243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697844" calcext:value-type="float">
            <text:p>6.697844</text:p>
          </table:table-cell>
          <table:table-cell office:value-type="float" office:value="6.7129954667" calcext:value-type="float">
            <text:p>6.7129954667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697888" calcext:value-type="float">
            <text:p>6.697888</text:p>
          </table:table-cell>
          <table:table-cell office:value-type="float" office:value="6.6996444833" calcext:value-type="float">
            <text:p>6.6996444833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18731" calcext:value-type="float">
            <text:p>6.718731</text:p>
          </table:table-cell>
          <table:table-cell office:value-type="float" office:value="6.6846551" calcext:value-type="float">
            <text:p>6.6846551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60692" calcext:value-type="float">
            <text:p>6.760692</text:p>
          </table:table-cell>
          <table:table-cell office:value-type="float" office:value="6.6727601167" calcext:value-type="float">
            <text:p>6.6727601167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819737" calcext:value-type="float">
            <text:p>6.819737</text:p>
          </table:table-cell>
          <table:table-cell office:value-type="float" office:value="6.6704306833" calcext:value-type="float">
            <text:p>6.6704306833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879355" calcext:value-type="float">
            <text:p>6.879355</text:p>
          </table:table-cell>
          <table:table-cell office:value-type="float" office:value="6.6851561333" calcext:value-type="float">
            <text:p>6.6851561333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909029" calcext:value-type="float">
            <text:p>6.909029</text:p>
          </table:table-cell>
          <table:table-cell office:value-type="float" office:value="6.7340728333" calcext:value-type="float">
            <text:p>6.7340728333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883431" calcext:value-type="float">
            <text:p>6.883431</text:p>
          </table:table-cell>
          <table:table-cell office:value-type="float" office:value="6.7824949667" calcext:value-type="float">
            <text:p>6.782494966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8072" calcext:value-type="float">
            <text:p>6.8072</text:p>
          </table:table-cell>
          <table:table-cell office:value-type="float" office:value="6.76218315" calcext:value-type="float">
            <text:p>6.7621831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718788" calcext:value-type="float">
            <text:p>6.718788</text:p>
          </table:table-cell>
          <table:table-cell office:value-type="float" office:value="6.7580464833" calcext:value-type="float">
            <text:p>6.758046483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665923" calcext:value-type="float">
            <text:p>6.665923</text:p>
          </table:table-cell>
          <table:table-cell office:value-type="float" office:value="6.7552674667" calcext:value-type="float">
            <text:p>6.7552674667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673213" calcext:value-type="float">
            <text:p>6.673213</text:p>
          </table:table-cell>
          <table:table-cell office:value-type="float" office:value="6.7506562167" calcext:value-type="float">
            <text:p>6.7506562167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29581" calcext:value-type="float">
            <text:p>6.729581</text:p>
          </table:table-cell>
          <table:table-cell office:value-type="float" office:value="6.74500575" calcext:value-type="float">
            <text:p>6.7450057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801142" calcext:value-type="float">
            <text:p>6.801142</text:p>
          </table:table-cell>
          <table:table-cell office:value-type="float" office:value="6.7398129667" calcext:value-type="float">
            <text:p>6.7398129667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854918" calcext:value-type="float">
            <text:p>6.854918</text:p>
          </table:table-cell>
          <table:table-cell office:value-type="float" office:value="6.7356239833" calcext:value-type="float">
            <text:p>6.7356239833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8791" calcext:value-type="float">
            <text:p>6.8791</text:p>
          </table:table-cell>
          <table:table-cell office:value-type="float" office:value="6.73223705" calcext:value-type="float">
            <text:p>6.7322370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88727" calcext:value-type="float">
            <text:p>6.88727</text:p>
          </table:table-cell>
          <table:table-cell office:value-type="float" office:value="6.7293882167" calcext:value-type="float">
            <text:p>6.7293882167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89926" calcext:value-type="float">
            <text:p>6.89926</text:p>
          </table:table-cell>
          <table:table-cell office:value-type="float" office:value="6.72676525" calcext:value-type="float">
            <text:p>6.7267652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916299" calcext:value-type="float">
            <text:p>6.916299</text:p>
          </table:table-cell>
          <table:table-cell office:value-type="float" office:value="6.7235700833" calcext:value-type="float">
            <text:p>6.7235700833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92159" calcext:value-type="float">
            <text:p>6.92159</text:p>
          </table:table-cell>
          <table:table-cell office:value-type="float" office:value="6.7186230167" calcext:value-type="float">
            <text:p>6.718623016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90498" calcext:value-type="float">
            <text:p>6.90498</text:p>
          </table:table-cell>
          <table:table-cell office:value-type="float" office:value="6.7112985667" calcext:value-type="float">
            <text:p>6.7112985667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877049" calcext:value-type="float">
            <text:p>6.877049</text:p>
          </table:table-cell>
          <table:table-cell office:value-type="float" office:value="6.7023235333" calcext:value-type="float">
            <text:p>6.7023235333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856415" calcext:value-type="float">
            <text:p>6.856415</text:p>
          </table:table-cell>
          <table:table-cell office:value-type="float" office:value="6.6933133333" calcext:value-type="float">
            <text:p>6.6933133333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850541" calcext:value-type="float">
            <text:p>6.850541</text:p>
          </table:table-cell>
          <table:table-cell office:value-type="float" office:value="6.6853338667" calcext:value-type="float">
            <text:p>6.685333866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851944" calcext:value-type="float">
            <text:p>6.851944</text:p>
          </table:table-cell>
          <table:table-cell office:value-type="float" office:value="6.6781496667" calcext:value-type="float">
            <text:p>6.6781496667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847112" calcext:value-type="float">
            <text:p>6.847112</text:p>
          </table:table-cell>
          <table:table-cell office:value-type="float" office:value="6.6709801667" calcext:value-type="float">
            <text:p>6.6709801667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826231" calcext:value-type="float">
            <text:p>6.826231</text:p>
          </table:table-cell>
          <table:table-cell office:value-type="float" office:value="6.66378545" calcext:value-type="float">
            <text:p>6.6637854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90189" calcext:value-type="float">
            <text:p>6.790189</text:p>
          </table:table-cell>
          <table:table-cell office:value-type="float" office:value="6.65767525" calcext:value-type="float">
            <text:p>6.6576752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53008" calcext:value-type="float">
            <text:p>6.753008</text:p>
          </table:table-cell>
          <table:table-cell office:value-type="float" office:value="6.6539876667" calcext:value-type="float">
            <text:p>6.6539876667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3445" calcext:value-type="float">
            <text:p>6.73445</text:p>
          </table:table-cell>
          <table:table-cell office:value-type="float" office:value="6.6529617667" calcext:value-type="float">
            <text:p>6.6529617667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4551" calcext:value-type="float">
            <text:p>6.74551</text:p>
          </table:table-cell>
          <table:table-cell office:value-type="float" office:value="6.6533428" calcext:value-type="float">
            <text:p>6.6533428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80909" calcext:value-type="float">
            <text:p>6.780909</text:p>
          </table:table-cell>
          <table:table-cell office:value-type="float" office:value="6.6532474333" calcext:value-type="float">
            <text:p>6.6532474333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825571" calcext:value-type="float">
            <text:p>6.825571</text:p>
          </table:table-cell>
          <table:table-cell office:value-type="float" office:value="6.65145625" calcext:value-type="float">
            <text:p>6.6514562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863917" calcext:value-type="float">
            <text:p>6.863917</text:p>
          </table:table-cell>
          <table:table-cell office:value-type="float" office:value="6.64806315" calcext:value-type="float">
            <text:p>6.6480631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881068" calcext:value-type="float">
            <text:p>6.881068</text:p>
          </table:table-cell>
          <table:table-cell office:value-type="float" office:value="6.6441146167" calcext:value-type="float">
            <text:p>6.6441146167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862501" calcext:value-type="float">
            <text:p>6.862501</text:p>
          </table:table-cell>
          <table:table-cell office:value-type="float" office:value="6.6407941167" calcext:value-type="float">
            <text:p>6.6407941167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802599" calcext:value-type="float">
            <text:p>6.802599</text:p>
          </table:table-cell>
          <table:table-cell office:value-type="float" office:value="6.63889535" calcext:value-type="float">
            <text:p>6.6388953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15935" calcext:value-type="float">
            <text:p>6.715935</text:p>
          </table:table-cell>
          <table:table-cell office:value-type="float" office:value="6.638734" calcext:value-type="float">
            <text:p>6.638734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634568" calcext:value-type="float">
            <text:p>6.634568</text:p>
          </table:table-cell>
          <table:table-cell office:value-type="float" office:value="6.6402003667" calcext:value-type="float">
            <text:p>6.640200366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588086" calcext:value-type="float">
            <text:p>6.588086</text:p>
          </table:table-cell>
          <table:table-cell office:value-type="float" office:value="6.6427901" calcext:value-type="float">
            <text:p>6.6427901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584371" calcext:value-type="float">
            <text:p>6.584371</text:p>
          </table:table-cell>
          <table:table-cell office:value-type="float" office:value="6.64572725" calcext:value-type="float">
            <text:p>6.6457272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09078" calcext:value-type="float">
            <text:p>6.609078</text:p>
          </table:table-cell>
          <table:table-cell office:value-type="float" office:value="6.6482909667" calcext:value-type="float">
            <text:p>6.6482909667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39644" calcext:value-type="float">
            <text:p>6.639644</text:p>
          </table:table-cell>
          <table:table-cell office:value-type="float" office:value="6.6502046833" calcext:value-type="float">
            <text:p>6.6502046833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57" calcext:value-type="float">
            <text:p>6.657</text:p>
          </table:table-cell>
          <table:table-cell office:value-type="float" office:value="6.651788" calcext:value-type="float">
            <text:p>6.651788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648917" calcext:value-type="float">
            <text:p>6.648917</text:p>
          </table:table-cell>
          <table:table-cell office:value-type="float" office:value="6.653732" calcext:value-type="float">
            <text:p>6.653732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612258" calcext:value-type="float">
            <text:p>6.612258</text:p>
          </table:table-cell>
          <table:table-cell office:value-type="float" office:value="6.6566843667" calcext:value-type="float">
            <text:p>6.6566843667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558224" calcext:value-type="float">
            <text:p>6.558224</text:p>
          </table:table-cell>
          <table:table-cell office:value-type="float" office:value="6.6609458" calcext:value-type="float">
            <text:p>6.6609458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511989" calcext:value-type="float">
            <text:p>6.511989</text:p>
          </table:table-cell>
          <table:table-cell office:value-type="float" office:value="6.6663820833" calcext:value-type="float">
            <text:p>6.6663820833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497037" calcext:value-type="float">
            <text:p>6.497037</text:p>
          </table:table-cell>
          <table:table-cell office:value-type="float" office:value="6.6724876833" calcext:value-type="float">
            <text:p>6.6724876833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513376" calcext:value-type="float">
            <text:p>6.513376</text:p>
          </table:table-cell>
          <table:table-cell office:value-type="float" office:value="6.6786000333" calcext:value-type="float">
            <text:p>6.6786000333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534682" calcext:value-type="float">
            <text:p>6.534682</text:p>
          </table:table-cell>
          <table:table-cell office:value-type="float" office:value="6.68426465" calcext:value-type="float">
            <text:p>6.6842646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533217" calcext:value-type="float">
            <text:p>6.533217</text:p>
          </table:table-cell>
          <table:table-cell office:value-type="float" office:value="6.6895141667" calcext:value-type="float">
            <text:p>6.6895141667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5088" calcext:value-type="float">
            <text:p>6.5088</text:p>
          </table:table-cell>
          <table:table-cell office:value-type="float" office:value="6.6947564167" calcext:value-type="float">
            <text:p>6.6947564167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491194" calcext:value-type="float">
            <text:p>6.491194</text:p>
          </table:table-cell>
          <table:table-cell office:value-type="float" office:value="6.7003327667" calcext:value-type="float">
            <text:p>6.7003327667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510603" calcext:value-type="float">
            <text:p>6.510603</text:p>
          </table:table-cell>
          <table:table-cell office:value-type="float" office:value="6.7061563167" calcext:value-type="float">
            <text:p>6.7061563167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562259" calcext:value-type="float">
            <text:p>6.562259</text:p>
          </table:table-cell>
          <table:table-cell office:value-type="float" office:value="6.71174705" calcext:value-type="float">
            <text:p>6.7117470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59831" calcext:value-type="float">
            <text:p>6.59831</text:p>
          </table:table-cell>
          <table:table-cell office:value-type="float" office:value="6.7166280333" calcext:value-type="float">
            <text:p>6.716628033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554982" calcext:value-type="float">
            <text:p>6.554982</text:p>
          </table:table-cell>
          <table:table-cell office:value-type="float" office:value="6.7208322667" calcext:value-type="float">
            <text:p>6.7208322667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395597" calcext:value-type="float">
            <text:p>6.395597</text:p>
          </table:table-cell>
          <table:table-cell office:value-type="float" office:value="6.7252729333" calcext:value-type="float">
            <text:p>6.7252729333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144616" calcext:value-type="float">
            <text:p>6.144616</text:p>
          </table:table-cell>
          <table:table-cell office:value-type="float" office:value="6.7317139833" calcext:value-type="float">
            <text:p>6.7317139833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.896785" calcext:value-type="float">
            <text:p>5.896785</text:p>
          </table:table-cell>
          <table:table-cell office:value-type="float" office:value="6.7420562667" calcext:value-type="float">
            <text:p>6.7420562667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.798525" calcext:value-type="float">
            <text:p>5.798525</text:p>
          </table:table-cell>
          <table:table-cell office:value-type="float" office:value="6.75695" calcext:value-type="float">
            <text:p>6.7569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005032" calcext:value-type="float">
            <text:p>6.005032</text:p>
          </table:table-cell>
          <table:table-cell office:value-type="float" office:value="6.7743479833" calcext:value-type="float">
            <text:p>6.7743479833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20926" calcext:value-type="float">
            <text:p>6.620926</text:p>
          </table:table-cell>
          <table:table-cell office:value-type="float" office:value="6.7889745" calcext:value-type="float">
            <text:p>6.788974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703264" calcext:value-type="float">
            <text:p>7.703264</text:p>
          </table:table-cell>
          <table:table-cell office:value-type="float" office:value="6.7933003333" calcext:value-type="float">
            <text:p>6.7933003333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.814357" calcext:value-type="float">
            <text:p>9.814357</text:p>
          </table:table-cell>
          <table:table-cell office:value-type="float" office:value="6.7788045333" calcext:value-type="float">
            <text:p>6.7788045333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.814357" calcext:value-type="float">
            <text:p>9.814357</text:p>
          </table:table-cell>
          <table:table-cell office:value-type="float" office:value="6.7280055167" calcext:value-type="float">
            <text:p>6.7280055167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.664722" calcext:value-type="float">
            <text:p>5.664722</text:p>
          </table:table-cell>
          <table:table-cell office:value-type="float" office:value="6.6763255" calcext:value-type="float">
            <text:p>6.676325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559" calcext:value-type="float">
            <text:p>6.559</text:p>
          </table:table-cell>
          <table:table-cell office:value-type="float" office:value="6.6934925667" calcext:value-type="float">
            <text:p>6.693492566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552047" calcext:value-type="float">
            <text:p>6.552047</text:p>
          </table:table-cell>
          <table:table-cell office:value-type="float" office:value="6.6958578667" calcext:value-type="float">
            <text:p>6.6958578667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389248" calcext:value-type="float">
            <text:p>6.389248</text:p>
          </table:table-cell>
          <table:table-cell office:value-type="float" office:value="6.69839335" calcext:value-type="float">
            <text:p>6.6983933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334185" calcext:value-type="float">
            <text:p>6.334185</text:p>
          </table:table-cell>
          <table:table-cell office:value-type="float" office:value="6.7033026167" calcext:value-type="float">
            <text:p>6.7033026167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418014" calcext:value-type="float">
            <text:p>6.418014</text:p>
          </table:table-cell>
          <table:table-cell office:value-type="float" office:value="6.7084676667" calcext:value-type="float">
            <text:p>6.7084676667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549803" calcext:value-type="float">
            <text:p>6.549803</text:p>
          </table:table-cell>
          <table:table-cell office:value-type="float" office:value="6.71166585" calcext:value-type="float">
            <text:p>6.7116658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51702" calcext:value-type="float">
            <text:p>6.651702</text:p>
          </table:table-cell>
          <table:table-cell office:value-type="float" office:value="6.7125939167" calcext:value-type="float">
            <text:p>6.7125939167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70817" calcext:value-type="float">
            <text:p>6.70817</text:p>
          </table:table-cell>
          <table:table-cell office:value-type="float" office:value="6.7123192167" calcext:value-type="float">
            <text:p>6.7123192167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29892" calcext:value-type="float">
            <text:p>6.729892</text:p>
          </table:table-cell>
          <table:table-cell office:value-type="float" office:value="6.71191555" calcext:value-type="float">
            <text:p>6.7119155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70755" calcext:value-type="float">
            <text:p>6.70755</text:p>
          </table:table-cell>
          <table:table-cell office:value-type="float" office:value="6.7119535333" calcext:value-type="float">
            <text:p>6.7119535333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19475" calcext:value-type="float">
            <text:p>6.619475</text:p>
          </table:table-cell>
          <table:table-cell office:value-type="float" office:value="6.7128661333" calcext:value-type="float">
            <text:p>6.7128661333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482123" calcext:value-type="float">
            <text:p>6.482123</text:p>
          </table:table-cell>
          <table:table-cell office:value-type="float" office:value="6.7150334333" calcext:value-type="float">
            <text:p>6.7150334333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366478" calcext:value-type="float">
            <text:p>6.366478</text:p>
          </table:table-cell>
          <table:table-cell office:value-type="float" office:value="6.7180616833" calcext:value-type="float">
            <text:p>6.718061683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336437" calcext:value-type="float">
            <text:p>6.336437</text:p>
          </table:table-cell>
          <table:table-cell office:value-type="float" office:value="6.7203362833" calcext:value-type="float">
            <text:p>6.7203362833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377647" calcext:value-type="float">
            <text:p>6.377647</text:p>
          </table:table-cell>
          <table:table-cell office:value-type="float" office:value="6.7201657667" calcext:value-type="float">
            <text:p>6.7201657667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419489" calcext:value-type="float">
            <text:p>6.419489</text:p>
          </table:table-cell>
          <table:table-cell office:value-type="float" office:value="6.7177560833" calcext:value-type="float">
            <text:p>6.7177560833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421774" calcext:value-type="float">
            <text:p>6.421774</text:p>
          </table:table-cell>
          <table:table-cell office:value-type="float" office:value="6.7153893" calcext:value-type="float">
            <text:p>6.7153893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415429" calcext:value-type="float">
            <text:p>6.415429</text:p>
          </table:table-cell>
          <table:table-cell office:value-type="float" office:value="6.7151657833" calcext:value-type="float">
            <text:p>6.7151657833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459619" calcext:value-type="float">
            <text:p>6.459619</text:p>
          </table:table-cell>
          <table:table-cell office:value-type="float" office:value="6.7169474" calcext:value-type="float">
            <text:p>6.7169474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568934" calcext:value-type="float">
            <text:p>6.568934</text:p>
          </table:table-cell>
          <table:table-cell office:value-type="float" office:value="6.7187006833" calcext:value-type="float">
            <text:p>6.7187006833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691454" calcext:value-type="float">
            <text:p>6.691454</text:p>
          </table:table-cell>
          <table:table-cell office:value-type="float" office:value="6.7186879833" calcext:value-type="float">
            <text:p>6.7186879833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57312" calcext:value-type="float">
            <text:p>6.757312</text:p>
          </table:table-cell>
          <table:table-cell office:value-type="float" office:value="6.7172199667" calcext:value-type="float">
            <text:p>6.7172199667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739788" calcext:value-type="float">
            <text:p>6.739788</text:p>
          </table:table-cell>
          <table:table-cell office:value-type="float" office:value="6.7162641833" calcext:value-type="float">
            <text:p>6.7162641833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673438" calcext:value-type="float">
            <text:p>6.673438</text:p>
          </table:table-cell>
          <table:table-cell office:value-type="float" office:value="6.7174005167" calcext:value-type="float">
            <text:p>6.7174005167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621985" calcext:value-type="float">
            <text:p>6.621985</text:p>
          </table:table-cell>
          <table:table-cell office:value-type="float" office:value="6.7199154333" calcext:value-type="float">
            <text:p>6.7199154333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627005" calcext:value-type="float">
            <text:p>6.627005</text:p>
          </table:table-cell>
          <table:table-cell office:value-type="float" office:value="6.7203503" calcext:value-type="float">
            <text:p>6.7203503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81838" calcext:value-type="float">
            <text:p>6.681838</text:p>
          </table:table-cell>
          <table:table-cell office:value-type="float" office:value="6.7138236833" calcext:value-type="float">
            <text:p>6.7138236833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48575" calcext:value-type="float">
            <text:p>6.748575</text:p>
          </table:table-cell>
          <table:table-cell office:value-type="float" office:value="6.69678085" calcext:value-type="float">
            <text:p>6.6967808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92918" calcext:value-type="float">
            <text:p>6.792918</text:p>
          </table:table-cell>
          <table:table-cell office:value-type="float" office:value="6.6708097167" calcext:value-type="float">
            <text:p>6.6708097167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803917" calcext:value-type="float">
            <text:p>6.803917</text:p>
          </table:table-cell>
          <table:table-cell office:value-type="float" office:value="6.6470914167" calcext:value-type="float">
            <text:p>6.647091416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789952" calcext:value-type="float">
            <text:p>6.789952</text:p>
          </table:table-cell>
          <table:table-cell office:value-type="float" office:value="6.6494581" calcext:value-type="float">
            <text:p>6.6494581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764315" calcext:value-type="float">
            <text:p>6.764315</text:p>
          </table:table-cell>
          <table:table-cell office:value-type="float" office:value="6.7283389833" calcext:value-type="float">
            <text:p>6.7283389833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738194" calcext:value-type="float">
            <text:p>6.738194</text:p>
          </table:table-cell>
          <table:table-cell office:value-type="float" office:value="6.80764715" calcext:value-type="float">
            <text:p>6.8076471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723901" calcext:value-type="float">
            <text:p>6.723901</text:p>
          </table:table-cell>
          <table:table-cell office:value-type="float" office:value="6.8873906667" calcext:value-type="float">
            <text:p>6.8873906667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734643" calcext:value-type="float">
            <text:p>6.734643</text:p>
          </table:table-cell>
          <table:table-cell office:value-type="float" office:value="6.9673724" calcext:value-type="float">
            <text:p>6.9673724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77364" calcext:value-type="float">
            <text:p>6.77364</text:p>
          </table:table-cell>
          <table:table-cell office:value-type="float" office:value="7.0471751" calcext:value-type="float">
            <text:p>7.0471751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826059" calcext:value-type="float">
            <text:p>6.826059</text:p>
          </table:table-cell>
          <table:table-cell office:value-type="float" office:value="6.99776085" calcext:value-type="float">
            <text:p>6.9977608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867944" calcext:value-type="float">
            <text:p>6.867944</text:p>
          </table:table-cell>
          <table:table-cell office:value-type="float" office:value="7.0159048667" calcext:value-type="float">
            <text:p>7.0159048667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884401" calcext:value-type="float">
            <text:p>6.884401</text:p>
          </table:table-cell>
          <table:table-cell office:value-type="float" office:value="7.0577550333" calcext:value-type="float">
            <text:p>7.057755033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878325" calcext:value-type="float">
            <text:p>6.878325</text:p>
          </table:table-cell>
          <table:table-cell office:value-type="float" office:value="7.1018152" calcext:value-type="float">
            <text:p>7.1018152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863778" calcext:value-type="float">
            <text:p>6.863778</text:p>
          </table:table-cell>
          <table:table-cell office:value-type="float" office:value="7.1359773667" calcext:value-type="float">
            <text:p>7.1359773667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853253" calcext:value-type="float">
            <text:p>6.853253</text:p>
          </table:table-cell>
          <table:table-cell office:value-type="float" office:value="7.1559670333" calcext:value-type="float">
            <text:p>7.1559670333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849653" calcext:value-type="float">
            <text:p>6.849653</text:p>
          </table:table-cell>
          <table:table-cell office:value-type="float" office:value="7.1633265667" calcext:value-type="float">
            <text:p>7.1633265667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847752" calcext:value-type="float">
            <text:p>6.847752</text:p>
          </table:table-cell>
          <table:table-cell office:value-type="float" office:value="7.1624838333" calcext:value-type="float">
            <text:p>7.1624838333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843381" calcext:value-type="float">
            <text:p>6.843381</text:p>
          </table:table-cell>
          <table:table-cell office:value-type="float" office:value="7.1579753" calcext:value-type="float">
            <text:p>7.157975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840607" calcext:value-type="float">
            <text:p>6.840607</text:p>
          </table:table-cell>
          <table:table-cell office:value-type="float" office:value="7.1527438" calcext:value-type="float">
            <text:p>7.1527438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846047" calcext:value-type="float">
            <text:p>6.846047</text:p>
          </table:table-cell>
          <table:table-cell office:value-type="float" office:value="7.1476834" calcext:value-type="float">
            <text:p>7.1476834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855118" calcext:value-type="float">
            <text:p>6.855118</text:p>
          </table:table-cell>
          <table:table-cell office:value-type="float" office:value="7.1422693833" calcext:value-type="float">
            <text:p>7.1422693833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850564" calcext:value-type="float">
            <text:p>6.850564</text:p>
          </table:table-cell>
          <table:table-cell office:value-type="float" office:value="7.1358477833" calcext:value-type="float">
            <text:p>7.1358477833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821422" calcext:value-type="float">
            <text:p>6.821422</text:p>
          </table:table-cell>
          <table:table-cell office:value-type="float" office:value="7.1286739167" calcext:value-type="float">
            <text:p>7.1286739167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8206" calcext:value-type="float">
            <text:p>6.78206</text:p>
          </table:table-cell>
          <table:table-cell office:value-type="float" office:value="7.1218535" calcext:value-type="float">
            <text:p>7.121853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65153" calcext:value-type="float">
            <text:p>6.765153</text:p>
          </table:table-cell>
          <table:table-cell office:value-type="float" office:value="7.1163597667" calcext:value-type="float">
            <text:p>7.1163597667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90409" calcext:value-type="float">
            <text:p>6.790409</text:p>
          </table:table-cell>
          <table:table-cell office:value-type="float" office:value="7.112257" calcext:value-type="float">
            <text:p>7.112257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842404" calcext:value-type="float">
            <text:p>6.842404</text:p>
          </table:table-cell>
          <table:table-cell office:value-type="float" office:value="7.1089120833" calcext:value-type="float">
            <text:p>7.1089120833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882623" calcext:value-type="float">
            <text:p>6.882623</text:p>
          </table:table-cell>
          <table:table-cell office:value-type="float" office:value="7.1057578167" calcext:value-type="float">
            <text:p>7.1057578167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880476" calcext:value-type="float">
            <text:p>6.880476</text:p>
          </table:table-cell>
          <table:table-cell office:value-type="float" office:value="7.1026779833" calcext:value-type="float">
            <text:p>7.1026779833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833516" calcext:value-type="float">
            <text:p>6.833516</text:p>
          </table:table-cell>
          <table:table-cell office:value-type="float" office:value="7.09980885" calcext:value-type="float">
            <text:p>7.0998088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66416" calcext:value-type="float">
            <text:p>6.766416</text:p>
          </table:table-cell>
          <table:table-cell office:value-type="float" office:value="7.09728625" calcext:value-type="float">
            <text:p>7.0972862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13556" calcext:value-type="float">
            <text:p>6.713556</text:p>
          </table:table-cell>
          <table:table-cell office:value-type="float" office:value="7.0952787" calcext:value-type="float">
            <text:p>7.0952787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694746" calcext:value-type="float">
            <text:p>6.694746</text:p>
          </table:table-cell>
          <table:table-cell office:value-type="float" office:value="7.09409335" calcext:value-type="float">
            <text:p>7.0940933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00918" calcext:value-type="float">
            <text:p>6.700918</text:p>
          </table:table-cell>
          <table:table-cell office:value-type="float" office:value="7.09406775" calcext:value-type="float">
            <text:p>7.0940677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04176" calcext:value-type="float">
            <text:p>6.704176</text:p>
          </table:table-cell>
          <table:table-cell office:value-type="float" office:value="7.0953279167" calcext:value-type="float">
            <text:p>7.0953279167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683804" calcext:value-type="float">
            <text:p>6.683804</text:p>
          </table:table-cell>
          <table:table-cell office:value-type="float" office:value="7.0976768333" calcext:value-type="float">
            <text:p>7.0976768333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644088" calcext:value-type="float">
            <text:p>6.644088</text:p>
          </table:table-cell>
          <table:table-cell office:value-type="float" office:value="7.1006819667" calcext:value-type="float">
            <text:p>7.1006819667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609905" calcext:value-type="float">
            <text:p>6.609905</text:p>
          </table:table-cell>
          <table:table-cell office:value-type="float" office:value="7.1038440333" calcext:value-type="float">
            <text:p>7.1038440333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605487" calcext:value-type="float">
            <text:p>6.605487</text:p>
          </table:table-cell>
          <table:table-cell office:value-type="float" office:value="7.1067363667" calcext:value-type="float">
            <text:p>7.1067363667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3522" calcext:value-type="float">
            <text:p>6.63522</text:p>
          </table:table-cell>
          <table:table-cell office:value-type="float" office:value="7.1090964333" calcext:value-type="float">
            <text:p>7.1090964333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8395" calcext:value-type="float">
            <text:p>6.68395</text:p>
          </table:table-cell>
          <table:table-cell office:value-type="float" office:value="7.1109009" calcext:value-type="float">
            <text:p>7.1109009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732171" calcext:value-type="float">
            <text:p>6.732171</text:p>
          </table:table-cell>
          <table:table-cell office:value-type="float" office:value="7.1123738" calcext:value-type="float">
            <text:p>7.1123738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62306" calcext:value-type="float">
            <text:p>6.762306</text:p>
          </table:table-cell>
          <table:table-cell office:value-type="float" office:value="7.1138441833" calcext:value-type="float">
            <text:p>7.1138441833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49513" calcext:value-type="float">
            <text:p>6.749513</text:p>
          </table:table-cell>
          <table:table-cell office:value-type="float" office:value="7.11560805" calcext:value-type="float">
            <text:p>7.1156080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663818" calcext:value-type="float">
            <text:p>6.663818</text:p>
          </table:table-cell>
          <table:table-cell office:value-type="float" office:value="7.1180771" calcext:value-type="float">
            <text:p>7.1180771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502954" calcext:value-type="float">
            <text:p>6.502954</text:p>
          </table:table-cell>
          <table:table-cell office:value-type="float" office:value="7.1220413167" calcext:value-type="float">
            <text:p>7.1220413167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326206" calcext:value-type="float">
            <text:p>6.326206</text:p>
          </table:table-cell>
          <table:table-cell office:value-type="float" office:value="7.1284103167" calcext:value-type="float">
            <text:p>7.128410316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233066" calcext:value-type="float">
            <text:p>6.233066</text:p>
          </table:table-cell>
          <table:table-cell office:value-type="float" office:value="7.1372824333" calcext:value-type="float">
            <text:p>7.1372824333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277482" calcext:value-type="float">
            <text:p>6.277482</text:p>
          </table:table-cell>
          <table:table-cell office:value-type="float" office:value="7.1472972667" calcext:value-type="float">
            <text:p>7.1472972667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408363" calcext:value-type="float">
            <text:p>6.408363</text:p>
          </table:table-cell>
          <table:table-cell office:value-type="float" office:value="7.1564071167" calcext:value-type="float">
            <text:p>7.1564071167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522326" calcext:value-type="float">
            <text:p>6.522326</text:p>
          </table:table-cell>
          <table:table-cell office:value-type="float" office:value="7.1635221333" calcext:value-type="float">
            <text:p>7.1635221333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564816" calcext:value-type="float">
            <text:p>6.564816</text:p>
          </table:table-cell>
          <table:table-cell office:value-type="float" office:value="7.1690953167" calcext:value-type="float">
            <text:p>7.169095316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568172" calcext:value-type="float">
            <text:p>6.568172</text:p>
          </table:table-cell>
          <table:table-cell office:value-type="float" office:value="7.1740947167" calcext:value-type="float">
            <text:p>7.1740947167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03373" calcext:value-type="float">
            <text:p>6.603373</text:p>
          </table:table-cell>
          <table:table-cell office:value-type="float" office:value="7.17872165" calcext:value-type="float">
            <text:p>7.1787216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699965" calcext:value-type="float">
            <text:p>6.699965</text:p>
          </table:table-cell>
          <table:table-cell office:value-type="float" office:value="7.1822193" calcext:value-type="float">
            <text:p>7.1822193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807968" calcext:value-type="float">
            <text:p>6.807968</text:p>
          </table:table-cell>
          <table:table-cell office:value-type="float" office:value="7.1838566667" calcext:value-type="float">
            <text:p>7.1838566667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824333" calcext:value-type="float">
            <text:p>6.824333</text:p>
          </table:table-cell>
          <table:table-cell office:value-type="float" office:value="7.18407365" calcext:value-type="float">
            <text:p>7.1840736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648077" calcext:value-type="float">
            <text:p>6.648077</text:p>
          </table:table-cell>
          <table:table-cell office:value-type="float" office:value="7.1848615333" calcext:value-type="float">
            <text:p>7.1848615333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235408" calcext:value-type="float">
            <text:p>6.235408</text:p>
          </table:table-cell>
          <table:table-cell office:value-type="float" office:value="7.1893350333" calcext:value-type="float">
            <text:p>7.1893350333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.659268" calcext:value-type="float">
            <text:p>5.659268</text:p>
          </table:table-cell>
          <table:table-cell office:value-type="float" office:value="7.2007713833" calcext:value-type="float">
            <text:p>7.2007713833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.190307" calcext:value-type="float">
            <text:p>5.190307</text:p>
          </table:table-cell>
          <table:table-cell office:value-type="float" office:value="7.22099245" calcext:value-type="float">
            <text:p>7.2209924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.36982" calcext:value-type="float">
            <text:p>5.36982</text:p>
          </table:table-cell>
          <table:table-cell office:value-type="float" office:value="7.2475209" calcext:value-type="float">
            <text:p>7.2475209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945918" calcext:value-type="float">
            <text:p>6.945918</text:p>
          </table:table-cell>
          <table:table-cell office:value-type="float" office:value="7.2694535" calcext:value-type="float">
            <text:p>7.269453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1.522805" calcext:value-type="float">
            <text:p>11.522805</text:p>
          </table:table-cell>
          <table:table-cell office:value-type="float" office:value="7.2641837167" calcext:value-type="float">
            <text:p>7.2641837167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1.522805" calcext:value-type="float">
            <text:p>11.522805</text:p>
          </table:table-cell>
          <table:table-cell office:value-type="float" office:value="7.1829288833" calcext:value-type="float">
            <text:p>7.1829288833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1.522805" calcext:value-type="float">
            <text:p>11.522805</text:p>
          </table:table-cell>
          <table:table-cell office:value-type="float" office:value="7.10313085" calcext:value-type="float">
            <text:p>7.1031308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1.522805" calcext:value-type="float">
            <text:p>11.522805</text:p>
          </table:table-cell>
          <table:table-cell office:value-type="float" office:value="7.0251580333" calcext:value-type="float">
            <text:p>7.0251580333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1.522805" calcext:value-type="float">
            <text:p>11.522805</text:p>
          </table:table-cell>
          <table:table-cell office:value-type="float" office:value="6.9483523833" calcext:value-type="float">
            <text:p>6.9483523833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808785" calcext:value-type="float">
            <text:p>3.808785</text:p>
          </table:table-cell>
          <table:table-cell office:value-type="float" office:value="6.8714881" calcext:value-type="float">
            <text:p>6.8714881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9147" calcext:value-type="float">
            <text:p>7.9147</text:p>
          </table:table-cell>
          <table:table-cell office:value-type="float" office:value="6.9220867333" calcext:value-type="float">
            <text:p>6.9220867333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9.378954" calcext:value-type="float">
            <text:p>9.378954</text:p>
          </table:table-cell>
          <table:table-cell office:value-type="float" office:value="6.9027213167" calcext:value-type="float">
            <text:p>6.9027213167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9.528011" calcext:value-type="float">
            <text:p>9.528011</text:p>
          </table:table-cell>
          <table:table-cell office:value-type="float" office:value="6.8574889333" calcext:value-type="float">
            <text:p>6.8574889333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.928055" calcext:value-type="float">
            <text:p>8.928055</text:p>
          </table:table-cell>
          <table:table-cell office:value-type="float" office:value="6.8085128667" calcext:value-type="float">
            <text:p>6.8085128667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.063158" calcext:value-type="float">
            <text:p>8.063158</text:p>
          </table:table-cell>
          <table:table-cell office:value-type="float" office:value="6.7685081" calcext:value-type="float">
            <text:p>6.7685081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294825" calcext:value-type="float">
            <text:p>7.294825</text:p>
          </table:table-cell>
          <table:table-cell office:value-type="float" office:value="6.7423653667" calcext:value-type="float">
            <text:p>6.7423653667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99089" calcext:value-type="float">
            <text:p>6.799089</text:p>
          </table:table-cell>
          <table:table-cell office:value-type="float" office:value="6.7292348833" calcext:value-type="float">
            <text:p>6.7292348833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57724" calcext:value-type="float">
            <text:p>6.57724</text:p>
          </table:table-cell>
          <table:table-cell office:value-type="float" office:value="6.72511625" calcext:value-type="float">
            <text:p>6.7251162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529491" calcext:value-type="float">
            <text:p>6.529491</text:p>
          </table:table-cell>
          <table:table-cell office:value-type="float" office:value="6.7252054333" calcext:value-type="float">
            <text:p>6.7252054333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536983" calcext:value-type="float">
            <text:p>6.536983</text:p>
          </table:table-cell>
          <table:table-cell office:value-type="float" office:value="6.7258124" calcext:value-type="float">
            <text:p>6.7258124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521206" calcext:value-type="float">
            <text:p>6.521206</text:p>
          </table:table-cell>
          <table:table-cell office:value-type="float" office:value="6.7257276833" calcext:value-type="float">
            <text:p>6.7257276833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469822" calcext:value-type="float">
            <text:p>6.469822</text:p>
          </table:table-cell>
          <table:table-cell office:value-type="float" office:value="6.7262767" calcext:value-type="float">
            <text:p>6.7262767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420132" calcext:value-type="float">
            <text:p>6.420132</text:p>
          </table:table-cell>
          <table:table-cell office:value-type="float" office:value="6.7294977333" calcext:value-type="float">
            <text:p>6.7294977333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412197" calcext:value-type="float">
            <text:p>6.412197</text:p>
          </table:table-cell>
          <table:table-cell office:value-type="float" office:value="6.7356865667" calcext:value-type="float">
            <text:p>6.7356865667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452436" calcext:value-type="float">
            <text:p>6.452436</text:p>
          </table:table-cell>
          <table:table-cell office:value-type="float" office:value="6.742608" calcext:value-type="float">
            <text:p>6.742608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518987" calcext:value-type="float">
            <text:p>6.518987</text:p>
          </table:table-cell>
          <table:table-cell office:value-type="float" office:value="6.7469413" calcext:value-type="float">
            <text:p>6.7469413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589714" calcext:value-type="float">
            <text:p>6.589714</text:p>
          </table:table-cell>
          <table:table-cell office:value-type="float" office:value="6.7464331833" calcext:value-type="float">
            <text:p>6.7464331833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653148" calcext:value-type="float">
            <text:p>6.653148</text:p>
          </table:table-cell>
          <table:table-cell office:value-type="float" office:value="6.7411471" calcext:value-type="float">
            <text:p>6.7411471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697833" calcext:value-type="float">
            <text:p>6.697833</text:p>
          </table:table-cell>
          <table:table-cell office:value-type="float" office:value="6.7332471167" calcext:value-type="float">
            <text:p>6.7332471167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08328" calcext:value-type="float">
            <text:p>6.708328</text:p>
          </table:table-cell>
          <table:table-cell office:value-type="float" office:value="6.72571145" calcext:value-type="float">
            <text:p>6.7257114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68216" calcext:value-type="float">
            <text:p>6.68216</text:p>
          </table:table-cell>
          <table:table-cell office:value-type="float" office:value="6.7209093" calcext:value-type="float">
            <text:p>6.7209093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645963" calcext:value-type="float">
            <text:p>6.645963</text:p>
          </table:table-cell>
          <table:table-cell office:value-type="float" office:value="6.7196719667" calcext:value-type="float">
            <text:p>6.7196719667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642435" calcext:value-type="float">
            <text:p>6.642435</text:p>
          </table:table-cell>
          <table:table-cell office:value-type="float" office:value="6.7208391833" calcext:value-type="float">
            <text:p>6.7208391833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69321" calcext:value-type="float">
            <text:p>6.69321</text:p>
          </table:table-cell>
          <table:table-cell office:value-type="float" office:value="6.7212856667" calcext:value-type="float">
            <text:p>6.7212856667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76528" calcext:value-type="float">
            <text:p>6.776528</text:p>
          </table:table-cell>
          <table:table-cell office:value-type="float" office:value="6.7166162667" calcext:value-type="float">
            <text:p>6.7166162667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845111" calcext:value-type="float">
            <text:p>6.845111</text:p>
          </table:table-cell>
          <table:table-cell office:value-type="float" office:value="6.70237585" calcext:value-type="float">
            <text:p>6.7023758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864112" calcext:value-type="float">
            <text:p>6.864112</text:p>
          </table:table-cell>
          <table:table-cell office:value-type="float" office:value="6.6753556167" calcext:value-type="float">
            <text:p>6.6753556167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833812" calcext:value-type="float">
            <text:p>6.833812</text:p>
          </table:table-cell>
          <table:table-cell office:value-type="float" office:value="6.6349432333" calcext:value-type="float">
            <text:p>6.6349432333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83445" calcext:value-type="float">
            <text:p>6.783445</text:p>
          </table:table-cell>
          <table:table-cell office:value-type="float" office:value="6.58385425" calcext:value-type="float">
            <text:p>6.5838542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47091" calcext:value-type="float">
            <text:p>6.747091</text:p>
          </table:table-cell>
          <table:table-cell office:value-type="float" office:value="6.5593245833" calcext:value-type="float">
            <text:p>6.5593245833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43488" calcext:value-type="float">
            <text:p>6.743488</text:p>
          </table:table-cell>
          <table:table-cell office:value-type="float" office:value="6.52666515" calcext:value-type="float">
            <text:p>6.5266651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72324" calcext:value-type="float">
            <text:p>6.772324</text:p>
          </table:table-cell>
          <table:table-cell office:value-type="float" office:value="6.5040255333" calcext:value-type="float">
            <text:p>6.5040255333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820394" calcext:value-type="float">
            <text:p>6.820394</text:p>
          </table:table-cell>
          <table:table-cell office:value-type="float" office:value="6.4892706333" calcext:value-type="float">
            <text:p>6.489270633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868138" calcext:value-type="float">
            <text:p>6.868138</text:p>
          </table:table-cell>
          <table:table-cell office:value-type="float" office:value="6.4781537167" calcext:value-type="float">
            <text:p>6.4781537167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897656" calcext:value-type="float">
            <text:p>6.897656</text:p>
          </table:table-cell>
          <table:table-cell office:value-type="float" office:value="6.4674389" calcext:value-type="float">
            <text:p>6.4674389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901671" calcext:value-type="float">
            <text:p>6.901671</text:p>
          </table:table-cell>
          <table:table-cell office:value-type="float" office:value="6.4558397667" calcext:value-type="float">
            <text:p>6.4558397667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885094" calcext:value-type="float">
            <text:p>6.885094</text:p>
          </table:table-cell>
          <table:table-cell office:value-type="float" office:value="6.4434689" calcext:value-type="float">
            <text:p>6.4434689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858533" calcext:value-type="float">
            <text:p>6.858533</text:p>
          </table:table-cell>
          <table:table-cell office:value-type="float" office:value="6.4311013167" calcext:value-type="float">
            <text:p>6.4311013167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833956" calcext:value-type="float">
            <text:p>6.833956</text:p>
          </table:table-cell>
          <table:table-cell office:value-type="float" office:value="6.4199693833" calcext:value-type="float">
            <text:p>6.4199693833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824073" calcext:value-type="float">
            <text:p>6.824073</text:p>
          </table:table-cell>
          <table:table-cell office:value-type="float" office:value="6.4115172667" calcext:value-type="float">
            <text:p>6.4115172667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835264" calcext:value-type="float">
            <text:p>6.835264</text:p>
          </table:table-cell>
          <table:table-cell office:value-type="float" office:value="6.4066122" calcext:value-type="float">
            <text:p>6.4066122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856717" calcext:value-type="float">
            <text:p>6.856717</text:p>
          </table:table-cell>
          <table:table-cell office:value-type="float" office:value="6.4048355667" calcext:value-type="float">
            <text:p>6.4048355667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86478" calcext:value-type="float">
            <text:p>6.86478</text:p>
          </table:table-cell>
          <table:table-cell office:value-type="float" office:value="6.4046359" calcext:value-type="float">
            <text:p>6.4046359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845788" calcext:value-type="float">
            <text:p>6.845788</text:p>
          </table:table-cell>
          <table:table-cell office:value-type="float" office:value="6.4042212" calcext:value-type="float">
            <text:p>6.4042212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813232" calcext:value-type="float">
            <text:p>6.813232</text:p>
          </table:table-cell>
          <table:table-cell office:value-type="float" office:value="6.4024945833" calcext:value-type="float">
            <text:p>6.4024945833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98207" calcext:value-type="float">
            <text:p>6.798207</text:p>
          </table:table-cell>
          <table:table-cell office:value-type="float" office:value="6.3994309333" calcext:value-type="float">
            <text:p>6.3994309333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820987" calcext:value-type="float">
            <text:p>6.820987</text:p>
          </table:table-cell>
          <table:table-cell office:value-type="float" office:value="6.3956587" calcext:value-type="float">
            <text:p>6.3956587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871606" calcext:value-type="float">
            <text:p>6.871606</text:p>
          </table:table-cell>
          <table:table-cell office:value-type="float" office:value="6.3916171333" calcext:value-type="float">
            <text:p>6.3916171333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916487" calcext:value-type="float">
            <text:p>6.916487</text:p>
          </table:table-cell>
          <table:table-cell office:value-type="float" office:value="6.3871251833" calcext:value-type="float">
            <text:p>6.387125183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921589" calcext:value-type="float">
            <text:p>6.921589</text:p>
          </table:table-cell>
          <table:table-cell office:value-type="float" office:value="6.38175705" calcext:value-type="float">
            <text:p>6.3817570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872532" calcext:value-type="float">
            <text:p>6.872532</text:p>
          </table:table-cell>
          <table:table-cell office:value-type="float" office:value="6.3755712" calcext:value-type="float">
            <text:p>6.3755712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782014" calcext:value-type="float">
            <text:p>6.782014</text:p>
          </table:table-cell>
          <table:table-cell office:value-type="float" office:value="6.3694826167" calcext:value-type="float">
            <text:p>6.3694826167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85776" calcext:value-type="float">
            <text:p>6.685776</text:p>
          </table:table-cell>
          <table:table-cell office:value-type="float" office:value="6.36487355" calcext:value-type="float">
            <text:p>6.3648735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629731" calcext:value-type="float">
            <text:p>6.629731</text:p>
          </table:table-cell>
          <table:table-cell office:value-type="float" office:value="6.3626165667" calcext:value-type="float">
            <text:p>6.3626165667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647515" calcext:value-type="float">
            <text:p>6.647515</text:p>
          </table:table-cell>
          <table:table-cell office:value-type="float" office:value="6.3622580167" calcext:value-type="float">
            <text:p>6.3622580167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734923" calcext:value-type="float">
            <text:p>6.734923</text:p>
          </table:table-cell>
          <table:table-cell office:value-type="float" office:value="6.3621213167" calcext:value-type="float">
            <text:p>6.3621213167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844436" calcext:value-type="float">
            <text:p>6.844436</text:p>
          </table:table-cell>
          <table:table-cell office:value-type="float" office:value="6.3604045333" calcext:value-type="float">
            <text:p>6.3604045333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914466" calcext:value-type="float">
            <text:p>6.914466</text:p>
          </table:table-cell>
          <table:table-cell office:value-type="float" office:value="6.3565067667" calcext:value-type="float">
            <text:p>6.3565067667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910948" calcext:value-type="float">
            <text:p>6.910948</text:p>
          </table:table-cell>
          <table:table-cell office:value-type="float" office:value="6.35152485" calcext:value-type="float">
            <text:p>6.3515248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844703" calcext:value-type="float">
            <text:p>6.844703</text:p>
          </table:table-cell>
          <table:table-cell office:value-type="float" office:value="6.3474860167" calcext:value-type="float">
            <text:p>6.3474860167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752775" calcext:value-type="float">
            <text:p>6.752775</text:p>
          </table:table-cell>
          <table:table-cell office:value-type="float" office:value="6.3459548" calcext:value-type="float">
            <text:p>6.3459548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665011" calcext:value-type="float">
            <text:p>6.665011</text:p>
          </table:table-cell>
          <table:table-cell office:value-type="float" office:value="6.3471817167" calcext:value-type="float">
            <text:p>6.3471817167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589447" calcext:value-type="float">
            <text:p>6.589447</text:p>
          </table:table-cell>
          <table:table-cell office:value-type="float" office:value="6.3503856667" calcext:value-type="float">
            <text:p>6.3503856667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527769" calcext:value-type="float">
            <text:p>6.527769</text:p>
          </table:table-cell>
          <table:table-cell office:value-type="float" office:value="6.3546673167" calcext:value-type="float">
            <text:p>6.3546673167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494594" calcext:value-type="float">
            <text:p>6.494594</text:p>
          </table:table-cell>
          <table:table-cell office:value-type="float" office:value="6.3595784333" calcext:value-type="float">
            <text:p>6.3595784333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506996" calcext:value-type="float">
            <text:p>6.506996</text:p>
          </table:table-cell>
          <table:table-cell office:value-type="float" office:value="6.3649336333" calcext:value-type="float">
            <text:p>6.3649336333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551971" calcext:value-type="float">
            <text:p>6.551971</text:p>
          </table:table-cell>
          <table:table-cell office:value-type="float" office:value="6.3703703" calcext:value-type="float">
            <text:p>6.3703703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582591" calcext:value-type="float">
            <text:p>6.582591</text:p>
          </table:table-cell>
          <table:table-cell office:value-type="float" office:value="6.3753878" calcext:value-type="float">
            <text:p>6.3753878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565909" calcext:value-type="float">
            <text:p>6.565909</text:p>
          </table:table-cell>
          <table:table-cell office:value-type="float" office:value="6.3798126167" calcext:value-type="float">
            <text:p>6.3798126167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5319" calcext:value-type="float">
            <text:p>6.5319</text:p>
          </table:table-cell>
          <table:table-cell office:value-type="float" office:value="6.3839214667" calcext:value-type="float">
            <text:p>6.3839214667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554147" calcext:value-type="float">
            <text:p>6.554147</text:p>
          </table:table-cell>
          <table:table-cell office:value-type="float" office:value="6.38787005" calcext:value-type="float">
            <text:p>6.3878700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663084" calcext:value-type="float">
            <text:p>6.663084</text:p>
          </table:table-cell>
          <table:table-cell office:value-type="float" office:value="6.3911169333" calcext:value-type="float">
            <text:p>6.3911169333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91462" calcext:value-type="float">
            <text:p>6.791462</text:p>
          </table:table-cell>
          <table:table-cell office:value-type="float" office:value="6.3928467167" calcext:value-type="float">
            <text:p>6.3928467167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827483" calcext:value-type="float">
            <text:p>6.827483</text:p>
          </table:table-cell>
          <table:table-cell office:value-type="float" office:value="6.3931794167" calcext:value-type="float">
            <text:p>6.3931794167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712434" calcext:value-type="float">
            <text:p>6.712434</text:p>
          </table:table-cell>
          <table:table-cell office:value-type="float" office:value="6.39376115" calcext:value-type="float">
            <text:p>6.3937611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4885" calcext:value-type="float">
            <text:p>6.4885</text:p>
          </table:table-cell>
          <table:table-cell office:value-type="float" office:value="6.3970146833" calcext:value-type="float">
            <text:p>6.3970146833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272549" calcext:value-type="float">
            <text:p>6.272549</text:p>
          </table:table-cell>
          <table:table-cell office:value-type="float" office:value="6.4045702167" calcext:value-type="float">
            <text:p>6.4045702167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179149" calcext:value-type="float">
            <text:p>6.179149</text:p>
          </table:table-cell>
          <table:table-cell office:value-type="float" office:value="6.41592185" calcext:value-type="float">
            <text:p>6.4159218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245693" calcext:value-type="float">
            <text:p>6.245693</text:p>
          </table:table-cell>
          <table:table-cell office:value-type="float" office:value="6.4283885333" calcext:value-type="float">
            <text:p>6.4283885333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420199" calcext:value-type="float">
            <text:p>6.420199</text:p>
          </table:table-cell>
          <table:table-cell office:value-type="float" office:value="6.4386694667" calcext:value-type="float">
            <text:p>6.4386694667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60792" calcext:value-type="float">
            <text:p>6.60792</text:p>
          </table:table-cell>
          <table:table-cell office:value-type="float" office:value="6.4448117333" calcext:value-type="float">
            <text:p>6.4448117333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15996" calcext:value-type="float">
            <text:p>6.715996</text:p>
          </table:table-cell>
          <table:table-cell office:value-type="float" office:value="6.4470776833" calcext:value-type="float">
            <text:p>6.4470776833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69224" calcext:value-type="float">
            <text:p>6.669224</text:p>
          </table:table-cell>
          <table:table-cell office:value-type="float" office:value="6.4475214167" calcext:value-type="float">
            <text:p>6.4475214167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413046" calcext:value-type="float">
            <text:p>6.413046</text:p>
          </table:table-cell>
          <table:table-cell office:value-type="float" office:value="6.4491883167" calcext:value-type="float">
            <text:p>6.4491883167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.922103" calcext:value-type="float">
            <text:p>5.922103</text:p>
          </table:table-cell>
          <table:table-cell office:value-type="float" office:value="6.45563855" calcext:value-type="float">
            <text:p>6.4556385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.223897" calcext:value-type="float">
            <text:p>5.223897</text:p>
          </table:table-cell>
          <table:table-cell office:value-type="float" office:value="6.4706381667" calcext:value-type="float">
            <text:p>6.4706381667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439369" calcext:value-type="float">
            <text:p>4.439369</text:p>
          </table:table-cell>
          <table:table-cell office:value-type="float" office:value="6.49743485" calcext:value-type="float">
            <text:p>6.4974348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.768473" calcext:value-type="float">
            <text:p>3.768473</text:p>
          </table:table-cell>
          <table:table-cell office:value-type="float" office:value="6.5372515333" calcext:value-type="float">
            <text:p>6.5372515333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.311665" calcext:value-type="float">
            <text:p>5.311665</text:p>
          </table:table-cell>
          <table:table-cell office:value-type="float" office:value="6.5880356167" calcext:value-type="float">
            <text:p>6.5880356167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787525" calcext:value-type="float">
            <text:p>4.787525</text:p>
          </table:table-cell>
          <table:table-cell office:value-type="float" office:value="6.6128611667" calcext:value-type="float">
            <text:p>6.6128611667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.385111" calcext:value-type="float">
            <text:p>5.385111</text:p>
          </table:table-cell>
          <table:table-cell office:value-type="float" office:value="6.6462318" calcext:value-type="float">
            <text:p>6.6462318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.88703" calcext:value-type="float">
            <text:p>5.88703</text:p>
          </table:table-cell>
          <table:table-cell office:value-type="float" office:value="6.6693668333" calcext:value-type="float">
            <text:p>6.6693668333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153379" calcext:value-type="float">
            <text:p>6.153379</text:p>
          </table:table-cell>
          <table:table-cell office:value-type="float" office:value="6.6835362667" calcext:value-type="float">
            <text:p>6.6835362667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225249" calcext:value-type="float">
            <text:p>6.225249</text:p>
          </table:table-cell>
          <table:table-cell office:value-type="float" office:value="6.69230115" calcext:value-type="float">
            <text:p>6.6923011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201708" calcext:value-type="float">
            <text:p>6.201708</text:p>
          </table:table-cell>
          <table:table-cell office:value-type="float" office:value="6.6988606667" calcext:value-type="float">
            <text:p>6.6988606667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159419" calcext:value-type="float">
            <text:p>6.159419</text:p>
          </table:table-cell>
          <table:table-cell office:value-type="float" office:value="6.70522925" calcext:value-type="float">
            <text:p>6.7052292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143039" calcext:value-type="float">
            <text:p>6.143039</text:p>
          </table:table-cell>
          <table:table-cell office:value-type="float" office:value="6.7123396833" calcext:value-type="float">
            <text:p>6.712339683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190617" calcext:value-type="float">
            <text:p>6.190617</text:p>
          </table:table-cell>
          <table:table-cell office:value-type="float" office:value="6.7201615833" calcext:value-type="float">
            <text:p>6.7201615833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326829" calcext:value-type="float">
            <text:p>6.326829</text:p>
          </table:table-cell>
          <table:table-cell office:value-type="float" office:value="6.7276460667" calcext:value-type="float">
            <text:p>6.7276460667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529769" calcext:value-type="float">
            <text:p>6.529769</text:p>
          </table:table-cell>
          <table:table-cell office:value-type="float" office:value="6.7330358833" calcext:value-type="float">
            <text:p>6.7330358833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728666" calcext:value-type="float">
            <text:p>6.728666</text:p>
          </table:table-cell>
          <table:table-cell office:value-type="float" office:value="6.7347121833" calcext:value-type="float">
            <text:p>6.7347121833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844737" calcext:value-type="float">
            <text:p>6.844737</text:p>
          </table:table-cell>
          <table:table-cell office:value-type="float" office:value="6.7320497833" calcext:value-type="float">
            <text:p>6.7320497833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839898" calcext:value-type="float">
            <text:p>6.839898</text:p>
          </table:table-cell>
          <table:table-cell office:value-type="float" office:value="6.7258522833" calcext:value-type="float">
            <text:p>6.7258522833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42191" calcext:value-type="float">
            <text:p>6.742191</text:p>
          </table:table-cell>
          <table:table-cell office:value-type="float" office:value="6.7182796333" calcext:value-type="float">
            <text:p>6.7182796333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629413" calcext:value-type="float">
            <text:p>6.629413</text:p>
          </table:table-cell>
          <table:table-cell office:value-type="float" office:value="6.7121262833" calcext:value-type="float">
            <text:p>6.7121262833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571873" calcext:value-type="float">
            <text:p>6.571873</text:p>
          </table:table-cell>
          <table:table-cell office:value-type="float" office:value="6.7095116" calcext:value-type="float">
            <text:p>6.7095116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578493" calcext:value-type="float">
            <text:p>6.578493</text:p>
          </table:table-cell>
          <table:table-cell office:value-type="float" office:value="6.7107872" calcext:value-type="float">
            <text:p>6.7107872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602089" calcext:value-type="float">
            <text:p>6.602089</text:p>
          </table:table-cell>
          <table:table-cell office:value-type="float" office:value="6.7145627833" calcext:value-type="float">
            <text:p>6.7145627833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594399" calcext:value-type="float">
            <text:p>6.594399</text:p>
          </table:table-cell>
          <table:table-cell office:value-type="float" office:value="6.7186611167" calcext:value-type="float">
            <text:p>6.7186611167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550438" calcext:value-type="float">
            <text:p>6.550438</text:p>
          </table:table-cell>
          <table:table-cell office:value-type="float" office:value="6.7211586833" calcext:value-type="float">
            <text:p>6.7211586833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507217" calcext:value-type="float">
            <text:p>6.507217</text:p>
          </table:table-cell>
          <table:table-cell office:value-type="float" office:value="6.7210625167" calcext:value-type="float">
            <text:p>6.721062516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50547" calcext:value-type="float">
            <text:p>6.50547</text:p>
          </table:table-cell>
          <table:table-cell office:value-type="float" office:value="6.7185422333" calcext:value-type="float">
            <text:p>6.7185422333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550357" calcext:value-type="float">
            <text:p>6.550357</text:p>
          </table:table-cell>
          <table:table-cell office:value-type="float" office:value="6.7147259167" calcext:value-type="float">
            <text:p>6.7147259167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608218" calcext:value-type="float">
            <text:p>6.608218</text:p>
          </table:table-cell>
          <table:table-cell office:value-type="float" office:value="6.7111400667" calcext:value-type="float">
            <text:p>6.7111400667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639313" calcext:value-type="float">
            <text:p>6.639313</text:p>
          </table:table-cell>
          <table:table-cell office:value-type="float" office:value="6.7088717833" calcext:value-type="float">
            <text:p>6.7088717833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31916" calcext:value-type="float">
            <text:p>6.631916</text:p>
          </table:table-cell>
          <table:table-cell office:value-type="float" office:value="6.70757945" calcext:value-type="float">
            <text:p>6.7075794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61057" calcext:value-type="float">
            <text:p>6.61057</text:p>
          </table:table-cell>
          <table:table-cell office:value-type="float" office:value="6.7048396833" calcext:value-type="float">
            <text:p>6.7048396833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615551" calcext:value-type="float">
            <text:p>6.615551</text:p>
          </table:table-cell>
          <table:table-cell office:value-type="float" office:value="6.6966824" calcext:value-type="float">
            <text:p>6.6966824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668618" calcext:value-type="float">
            <text:p>6.668618</text:p>
          </table:table-cell>
          <table:table-cell office:value-type="float" office:value="6.6800547167" calcext:value-type="float">
            <text:p>6.6800547167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5283" calcext:value-type="float">
            <text:p>6.75283</text:p>
          </table:table-cell>
          <table:table-cell office:value-type="float" office:value="6.6569599667" calcext:value-type="float">
            <text:p>6.6569599667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82639" calcext:value-type="float">
            <text:p>6.82639</text:p>
          </table:table-cell>
          <table:table-cell office:value-type="float" office:value="6.6370446167" calcext:value-type="float">
            <text:p>6.6370446167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857248" calcext:value-type="float">
            <text:p>6.857248</text:p>
          </table:table-cell>
          <table:table-cell office:value-type="float" office:value="6.63629365" calcext:value-type="float">
            <text:p>6.6362936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846346" calcext:value-type="float">
            <text:p>6.846346</text:p>
          </table:table-cell>
          <table:table-cell office:value-type="float" office:value="6.8083738" calcext:value-type="float">
            <text:p>6.8083738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822436" calcext:value-type="float">
            <text:p>6.822436</text:p>
          </table:table-cell>
          <table:table-cell office:value-type="float" office:value="6.7722213667" calcext:value-type="float">
            <text:p>6.7722213667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815906" calcext:value-type="float">
            <text:p>6.815906</text:p>
          </table:table-cell>
          <table:table-cell office:value-type="float" office:value="6.7665486" calcext:value-type="float">
            <text:p>6.7665486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833196" calcext:value-type="float">
            <text:p>6.833196</text:p>
          </table:table-cell>
          <table:table-cell office:value-type="float" office:value="6.7711698" calcext:value-type="float">
            <text:p>6.7711698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853021" calcext:value-type="float">
            <text:p>6.853021</text:p>
          </table:table-cell>
          <table:table-cell office:value-type="float" office:value="6.778174" calcext:value-type="float">
            <text:p>6.778174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84808" calcext:value-type="float">
            <text:p>6.84808</text:p>
          </table:table-cell>
          <table:table-cell office:value-type="float" office:value="6.7821919" calcext:value-type="float">
            <text:p>6.7821919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81244" calcext:value-type="float">
            <text:p>6.81244</text:p>
          </table:table-cell>
          <table:table-cell office:value-type="float" office:value="6.78023125" calcext:value-type="float">
            <text:p>6.7802312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68815" calcext:value-type="float">
            <text:p>6.768815</text:p>
          </table:table-cell>
          <table:table-cell office:value-type="float" office:value="6.7722236667" calcext:value-type="float">
            <text:p>6.7722236667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74896" calcext:value-type="float">
            <text:p>6.74896</text:p>
          </table:table-cell>
          <table:table-cell office:value-type="float" office:value="6.7606792833" calcext:value-type="float">
            <text:p>6.7606792833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66871" calcext:value-type="float">
            <text:p>6.766871</text:p>
          </table:table-cell>
          <table:table-cell office:value-type="float" office:value="6.7491001167" calcext:value-type="float">
            <text:p>6.7491001167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811424" calcext:value-type="float">
            <text:p>6.811424</text:p>
          </table:table-cell>
          <table:table-cell office:value-type="float" office:value="6.74011395" calcext:value-type="float">
            <text:p>6.7401139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862387" calcext:value-type="float">
            <text:p>6.862387</text:p>
          </table:table-cell>
          <table:table-cell office:value-type="float" office:value="6.7345436833" calcext:value-type="float">
            <text:p>6.7345436833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907646" calcext:value-type="float">
            <text:p>6.907646</text:p>
          </table:table-cell>
          <table:table-cell office:value-type="float" office:value="6.7314722667" calcext:value-type="float">
            <text:p>6.7314722667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941832" calcext:value-type="float">
            <text:p>6.941832</text:p>
          </table:table-cell>
          <table:table-cell office:value-type="float" office:value="6.7288684" calcext:value-type="float">
            <text:p>6.7288684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953647" calcext:value-type="float">
            <text:p>6.953647</text:p>
          </table:table-cell>
          <table:table-cell office:value-type="float" office:value="6.7246657167" calcext:value-type="float">
            <text:p>6.7246657167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92715" calcext:value-type="float">
            <text:p>6.92715</text:p>
          </table:table-cell>
          <table:table-cell office:value-type="float" office:value="6.7180048833" calcext:value-type="float">
            <text:p>6.718004883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862549" calcext:value-type="float">
            <text:p>6.862549</text:p>
          </table:table-cell>
          <table:table-cell office:value-type="float" office:value="6.7097813667" calcext:value-type="float">
            <text:p>6.7097813667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88735" calcext:value-type="float">
            <text:p>6.788735</text:p>
          </table:table-cell>
          <table:table-cell office:value-type="float" office:value="6.7018716667" calcext:value-type="float">
            <text:p>6.7018716667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743877" calcext:value-type="float">
            <text:p>6.743877</text:p>
          </table:table-cell>
          <table:table-cell office:value-type="float" office:value="6.6956809333" calcext:value-type="float">
            <text:p>6.6956809333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4262" calcext:value-type="float">
            <text:p>6.74262</text:p>
          </table:table-cell>
          <table:table-cell office:value-type="float" office:value="6.6913958167" calcext:value-type="float">
            <text:p>6.6913958167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769238" calcext:value-type="float">
            <text:p>6.769238</text:p>
          </table:table-cell>
          <table:table-cell office:value-type="float" office:value="6.6884151" calcext:value-type="float">
            <text:p>6.6884151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80006" calcext:value-type="float">
            <text:p>6.80006</text:p>
          </table:table-cell>
          <table:table-cell office:value-type="float" office:value="6.6861524833" calcext:value-type="float">
            <text:p>6.6861524833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82208" calcext:value-type="float">
            <text:p>6.82208</text:p>
          </table:table-cell>
          <table:table-cell office:value-type="float" office:value="6.68434635" calcext:value-type="float">
            <text:p>6.6843463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831698" calcext:value-type="float">
            <text:p>6.831698</text:p>
          </table:table-cell>
          <table:table-cell office:value-type="float" office:value="6.6828543667" calcext:value-type="float">
            <text:p>6.6828543667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82837" calcext:value-type="float">
            <text:p>6.82837</text:p>
          </table:table-cell>
          <table:table-cell office:value-type="float" office:value="6.6814284833" calcext:value-type="float">
            <text:p>6.6814284833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815518" calcext:value-type="float">
            <text:p>6.815518</text:p>
          </table:table-cell>
          <table:table-cell office:value-type="float" office:value="6.6797801833" calcext:value-type="float">
            <text:p>6.6797801833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801198" calcext:value-type="float">
            <text:p>6.801198</text:p>
          </table:table-cell>
          <table:table-cell office:value-type="float" office:value="6.67782695" calcext:value-type="float">
            <text:p>6.6778269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789763" calcext:value-type="float">
            <text:p>6.789763</text:p>
          </table:table-cell>
          <table:table-cell office:value-type="float" office:value="6.6758387" calcext:value-type="float">
            <text:p>6.6758387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73213" calcext:value-type="float">
            <text:p>6.773213</text:p>
          </table:table-cell>
          <table:table-cell office:value-type="float" office:value="6.67433775" calcext:value-type="float">
            <text:p>6.6743377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737196" calcext:value-type="float">
            <text:p>6.737196</text:p>
          </table:table-cell>
          <table:table-cell office:value-type="float" office:value="6.6738240667" calcext:value-type="float">
            <text:p>6.6738240667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679272" calcext:value-type="float">
            <text:p>6.679272</text:p>
          </table:table-cell>
          <table:table-cell office:value-type="float" office:value="6.6744964667" calcext:value-type="float">
            <text:p>6.6744964667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61882" calcext:value-type="float">
            <text:p>6.61882</text:p>
          </table:table-cell>
          <table:table-cell office:value-type="float" office:value="6.67611855" calcext:value-type="float">
            <text:p>6.67611855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583823" calcext:value-type="float">
            <text:p>6.583823</text:p>
          </table:table-cell>
          <table:table-cell office:value-type="float" office:value="6.6781536" calcext:value-type="float">
            <text:p>6.6781536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586045" calcext:value-type="float">
            <text:p>6.586045</text:p>
          </table:table-cell>
          <table:table-cell office:value-type="float" office:value="6.6801776833" calcext:value-type="float">
            <text:p>6.6801776833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612353" calcext:value-type="float">
            <text:p>6.612353</text:p>
          </table:table-cell>
          <table:table-cell office:value-type="float" office:value="6.68225825" calcext:value-type="float">
            <text:p>6.68225825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639686" calcext:value-type="float">
            <text:p>6.639686</text:p>
          </table:table-cell>
          <table:table-cell office:value-type="float" office:value="6.6848468167" calcext:value-type="float">
            <text:p>6.6848468167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650218" calcext:value-type="float">
            <text:p>6.650218</text:p>
          </table:table-cell>
          <table:table-cell office:value-type="float" office:value="6.6882424833" calcext:value-type="float">
            <text:p>6.6882424833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630347" calcext:value-type="float">
            <text:p>6.630347</text:p>
          </table:table-cell>
          <table:table-cell office:value-type="float" office:value="6.6922615167" calcext:value-type="float">
            <text:p>6.6922615167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568922" calcext:value-type="float">
            <text:p>6.568922</text:p>
          </table:table-cell>
          <table:table-cell office:value-type="float" office:value="6.6965258333" calcext:value-type="float">
            <text:p>6.6965258333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472887" calcext:value-type="float">
            <text:p>6.472887</text:p>
          </table:table-cell>
          <table:table-cell office:value-type="float" office:value="6.7010454333" calcext:value-type="float">
            <text:p>6.7010454333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385539" calcext:value-type="float">
            <text:p>6.385539</text:p>
          </table:table-cell>
          <table:table-cell office:value-type="float" office:value="6.7063783" calcext:value-type="float">
            <text:p>6.7063783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37299" calcext:value-type="float">
            <text:p>6.37299</text:p>
          </table:table-cell>
          <table:table-cell office:value-type="float" office:value="6.7130027" calcext:value-type="float">
            <text:p>6.7130027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472532" calcext:value-type="float">
            <text:p>6.472532</text:p>
          </table:table-cell>
          <table:table-cell office:value-type="float" office:value="6.7203967" calcext:value-type="float">
            <text:p>6.7203967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48409" calcext:value-type="float">
            <text:p>6.648409</text:p>
          </table:table-cell>
          <table:table-cell office:value-type="float" office:value="6.7269217167" calcext:value-type="float">
            <text:p>6.7269217167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805028" calcext:value-type="float">
            <text:p>6.805028</text:p>
          </table:table-cell>
          <table:table-cell office:value-type="float" office:value="6.73098405" calcext:value-type="float">
            <text:p>6.7309840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847989" calcext:value-type="float">
            <text:p>6.847989</text:p>
          </table:table-cell>
          <table:table-cell office:value-type="float" office:value="6.7325121833" calcext:value-type="float">
            <text:p>6.7325121833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744253" calcext:value-type="float">
            <text:p>6.744253</text:p>
          </table:table-cell>
          <table:table-cell office:value-type="float" office:value="6.7333312667" calcext:value-type="float">
            <text:p>6.7333312667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544668" calcext:value-type="float">
            <text:p>6.544668</text:p>
          </table:table-cell>
          <table:table-cell office:value-type="float" office:value="6.7360165167" calcext:value-type="float">
            <text:p>6.7360165167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356" calcext:value-type="float">
            <text:p>6.356</text:p>
          </table:table-cell>
          <table:table-cell office:value-type="float" office:value="6.7421388" calcext:value-type="float">
            <text:p>6.7421388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276491" calcext:value-type="float">
            <text:p>6.276491</text:p>
          </table:table-cell>
          <table:table-cell office:value-type="float" office:value="6.7512557167" calcext:value-type="float">
            <text:p>6.7512557167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335206" calcext:value-type="float">
            <text:p>6.335206</text:p>
          </table:table-cell>
          <table:table-cell office:value-type="float" office:value="6.7612732167" calcext:value-type="float">
            <text:p>6.7612732167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472121" calcext:value-type="float">
            <text:p>6.472121</text:p>
          </table:table-cell>
          <table:table-cell office:value-type="float" office:value="6.7697787833" calcext:value-type="float">
            <text:p>6.7697787833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561773" calcext:value-type="float">
            <text:p>6.561773</text:p>
          </table:table-cell>
          <table:table-cell office:value-type="float" office:value="6.7755240667" calcext:value-type="float">
            <text:p>6.7755240667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46753" calcext:value-type="float">
            <text:p>6.46753</text:p>
          </table:table-cell>
          <table:table-cell office:value-type="float" office:value="6.7794315333" calcext:value-type="float">
            <text:p>6.7794315333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121133" calcext:value-type="float">
            <text:p>6.121133</text:p>
          </table:table-cell>
          <table:table-cell office:value-type="float" office:value="6.7846969167" calcext:value-type="float">
            <text:p>6.7846969167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.61789" calcext:value-type="float">
            <text:p>5.61789</text:p>
          </table:table-cell>
          <table:table-cell office:value-type="float" office:value="6.7956124833" calcext:value-type="float">
            <text:p>6.7956124833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.282933" calcext:value-type="float">
            <text:p>5.282933</text:p>
          </table:table-cell>
          <table:table-cell office:value-type="float" office:value="6.8149141833" calcext:value-type="float">
            <text:p>6.8149141833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.557909" calcext:value-type="float">
            <text:p>5.557909</text:p>
          </table:table-cell>
          <table:table-cell office:value-type="float" office:value="6.8400568167" calcext:value-type="float">
            <text:p>6.8400568167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81332" calcext:value-type="float">
            <text:p>6.781332</text:p>
          </table:table-cell>
          <table:table-cell office:value-type="float" office:value="6.8611857" calcext:value-type="float">
            <text:p>6.8611857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7.182057" calcext:value-type="float">
            <text:p>17.182057</text:p>
          </table:table-cell>
          <table:table-cell office:value-type="float" office:value="6.8625526167" calcext:value-type="float">
            <text:p>6.8625526167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6772" calcext:value-type="float">
            <text:p>4.6772</text:p>
          </table:table-cell>
          <table:table-cell office:value-type="float" office:value="6.6907951833" calcext:value-type="float">
            <text:p>6.6907951833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48207" calcext:value-type="float">
            <text:p>6.48207</text:p>
          </table:table-cell>
          <table:table-cell office:value-type="float" office:value="6.7269239" calcext:value-type="float">
            <text:p>6.7269239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093178" calcext:value-type="float">
            <text:p>7.093178</text:p>
          </table:table-cell>
          <table:table-cell office:value-type="float" office:value="6.7317220667" calcext:value-type="float">
            <text:p>6.7317220667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253448" calcext:value-type="float">
            <text:p>7.253448</text:p>
          </table:table-cell>
          <table:table-cell office:value-type="float" office:value="6.72474255" calcext:value-type="float">
            <text:p>6.7247425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094095" calcext:value-type="float">
            <text:p>7.094095</text:p>
          </table:table-cell>
          <table:table-cell office:value-type="float" office:value="6.7136938333" calcext:value-type="float">
            <text:p>6.7136938333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30441" calcext:value-type="float">
            <text:p>6.730441</text:p>
          </table:table-cell>
          <table:table-cell office:value-type="float" office:value="6.7045686833" calcext:value-type="float">
            <text:p>6.7045686833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331985" calcext:value-type="float">
            <text:p>6.331985</text:p>
          </table:table-cell>
          <table:table-cell office:value-type="float" office:value="6.7016576833" calcext:value-type="float">
            <text:p>6.7016576833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076152" calcext:value-type="float">
            <text:p>6.076152</text:p>
          </table:table-cell>
          <table:table-cell office:value-type="float" office:value="6.70630235" calcext:value-type="float">
            <text:p>6.7063023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05421" calcext:value-type="float">
            <text:p>6.05421</text:p>
          </table:table-cell>
          <table:table-cell office:value-type="float" office:value="6.7164429" calcext:value-type="float">
            <text:p>6.7164429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227701" calcext:value-type="float">
            <text:p>6.227701</text:p>
          </table:table-cell>
          <table:table-cell office:value-type="float" office:value="6.7278784667" calcext:value-type="float">
            <text:p>6.7278784667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477208" calcext:value-type="float">
            <text:p>6.477208</text:p>
          </table:table-cell>
          <table:table-cell office:value-type="float" office:value="6.7365245333" calcext:value-type="float">
            <text:p>6.7365245333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678102" calcext:value-type="float">
            <text:p>6.678102</text:p>
          </table:table-cell>
          <table:table-cell office:value-type="float" office:value="6.74017615" calcext:value-type="float">
            <text:p>6.7401761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751414" calcext:value-type="float">
            <text:p>6.751414</text:p>
          </table:table-cell>
          <table:table-cell office:value-type="float" office:value="6.739133" calcext:value-type="float">
            <text:p>6.739133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689671" calcext:value-type="float">
            <text:p>6.689671</text:p>
          </table:table-cell>
          <table:table-cell office:value-type="float" office:value="6.7356917167" calcext:value-type="float">
            <text:p>6.7356917167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553997" calcext:value-type="float">
            <text:p>6.553997</text:p>
          </table:table-cell>
          <table:table-cell office:value-type="float" office:value="6.7326915" calcext:value-type="float">
            <text:p>6.7326915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433739" calcext:value-type="float">
            <text:p>6.433739</text:p>
          </table:table-cell>
          <table:table-cell office:value-type="float" office:value="6.7319209" calcext:value-type="float">
            <text:p>6.7319209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387967" calcext:value-type="float">
            <text:p>6.387967</text:p>
          </table:table-cell>
          <table:table-cell office:value-type="float" office:value="6.7335487" calcext:value-type="float">
            <text:p>6.7335487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417291" calcext:value-type="float">
            <text:p>6.417291</text:p>
          </table:table-cell>
          <table:table-cell office:value-type="float" office:value="6.7368338667" calcext:value-type="float">
            <text:p>6.7368338667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48677" calcext:value-type="float">
            <text:p>6.48677</text:p>
          </table:table-cell>
          <table:table-cell office:value-type="float" office:value="6.7410014333" calcext:value-type="float">
            <text:p>6.7410014333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563777" calcext:value-type="float">
            <text:p>6.563777</text:p>
          </table:table-cell>
          <table:table-cell office:value-type="float" office:value="6.74521855" calcext:value-type="float">
            <text:p>6.7452185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633481" calcext:value-type="float">
            <text:p>6.633481</text:p>
          </table:table-cell>
          <table:table-cell office:value-type="float" office:value="6.74806715" calcext:value-type="float">
            <text:p>6.7480671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691692" calcext:value-type="float">
            <text:p>6.691692</text:p>
          </table:table-cell>
          <table:table-cell office:value-type="float" office:value="6.7476062" calcext:value-type="float">
            <text:p>6.7476062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32561" calcext:value-type="float">
            <text:p>6.732561</text:p>
          </table:table-cell>
          <table:table-cell office:value-type="float" office:value="6.7423698833" calcext:value-type="float">
            <text:p>6.7423698833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46145" calcext:value-type="float">
            <text:p>6.746145</text:p>
          </table:table-cell>
          <table:table-cell office:value-type="float" office:value="6.73272275" calcext:value-type="float">
            <text:p>6.7327227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29472" calcext:value-type="float">
            <text:p>6.729472</text:p>
          </table:table-cell>
          <table:table-cell office:value-type="float" office:value="6.7215192833" calcext:value-type="float">
            <text:p>6.7215192833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698324" calcext:value-type="float">
            <text:p>6.698324</text:p>
          </table:table-cell>
          <table:table-cell office:value-type="float" office:value="6.7130546" calcext:value-type="float">
            <text:p>6.713054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681903" calcext:value-type="float">
            <text:p>6.681903</text:p>
          </table:table-cell>
          <table:table-cell office:value-type="float" office:value="6.7104677833" calcext:value-type="float">
            <text:p>6.7104677833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699706" calcext:value-type="float">
            <text:p>6.699706</text:p>
          </table:table-cell>
          <table:table-cell office:value-type="float" office:value="6.71347375" calcext:value-type="float">
            <text:p>6.7134737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42392" calcext:value-type="float">
            <text:p>6.742392</text:p>
          </table:table-cell>
          <table:table-cell office:value-type="float" office:value="6.7181095" calcext:value-type="float">
            <text:p>6.718109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7754" calcext:value-type="float">
            <text:p>6.77754</text:p>
          </table:table-cell>
          <table:table-cell office:value-type="float" office:value="6.7184139667" calcext:value-type="float">
            <text:p>6.7184139667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76597" calcext:value-type="float">
            <text:p>6.776597</text:p>
          </table:table-cell>
          <table:table-cell office:value-type="float" office:value="6.7086791667" calcext:value-type="float">
            <text:p>6.7086791667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40923" calcext:value-type="float">
            <text:p>6.740923</text:p>
          </table:table-cell>
          <table:table-cell office:value-type="float" office:value="6.6838773667" calcext:value-type="float">
            <text:p>6.6838773667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05268" calcext:value-type="float">
            <text:p>6.705268</text:p>
          </table:table-cell>
          <table:table-cell office:value-type="float" office:value="6.6273635" calcext:value-type="float">
            <text:p>6.627363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10879" calcext:value-type="float">
            <text:p>6.710879</text:p>
          </table:table-cell>
          <table:table-cell office:value-type="float" office:value="6.5714438833" calcext:value-type="float">
            <text:p>6.5714438833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767667" calcext:value-type="float">
            <text:p>6.767667</text:p>
          </table:table-cell>
          <table:table-cell office:value-type="float" office:value="6.5928322833" calcext:value-type="float">
            <text:p>6.5928322833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43426" calcext:value-type="float">
            <text:p>6.843426</text:p>
          </table:table-cell>
          <table:table-cell office:value-type="float" office:value="6.5925110667" calcext:value-type="float">
            <text:p>6.5925110667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89136" calcext:value-type="float">
            <text:p>6.89136</text:p>
          </table:table-cell>
          <table:table-cell office:value-type="float" office:value="6.5820511667" calcext:value-type="float">
            <text:p>6.582051166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886206" calcext:value-type="float">
            <text:p>6.886206</text:p>
          </table:table-cell>
          <table:table-cell office:value-type="float" office:value="6.5664579667" calcext:value-type="float">
            <text:p>6.5664579667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840098" calcext:value-type="float">
            <text:p>6.840098</text:p>
          </table:table-cell>
          <table:table-cell office:value-type="float" office:value="6.5503693667" calcext:value-type="float">
            <text:p>6.5503693667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792859" calcext:value-type="float">
            <text:p>6.792859</text:p>
          </table:table-cell>
          <table:table-cell office:value-type="float" office:value="6.53673975" calcext:value-type="float">
            <text:p>6.53673975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783003" calcext:value-type="float">
            <text:p>6.783003</text:p>
          </table:table-cell>
          <table:table-cell office:value-type="float" office:value="6.52559315" calcext:value-type="float">
            <text:p>6.5255931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81663" calcext:value-type="float">
            <text:p>6.81663</text:p>
          </table:table-cell>
          <table:table-cell office:value-type="float" office:value="6.5149326667" calcext:value-type="float">
            <text:p>6.5149326667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864033" calcext:value-type="float">
            <text:p>6.864033</text:p>
          </table:table-cell>
          <table:table-cell office:value-type="float" office:value="6.503234" calcext:value-type="float">
            <text:p>6.503234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892149" calcext:value-type="float">
            <text:p>6.892149</text:p>
          </table:table-cell>
          <table:table-cell office:value-type="float" office:value="6.4915573" calcext:value-type="float">
            <text:p>6.4915573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896716" calcext:value-type="float">
            <text:p>6.896716</text:p>
          </table:table-cell>
          <table:table-cell office:value-type="float" office:value="6.4831064667" calcext:value-type="float">
            <text:p>6.4831064667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97134" calcext:value-type="float">
            <text:p>6.897134</text:p>
          </table:table-cell>
          <table:table-cell office:value-type="float" office:value="6.4802463167" calcext:value-type="float">
            <text:p>6.480246316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905368" calcext:value-type="float">
            <text:p>6.905368</text:p>
          </table:table-cell>
          <table:table-cell office:value-type="float" office:value="6.4821067167" calcext:value-type="float">
            <text:p>6.4821067167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912005" calcext:value-type="float">
            <text:p>6.912005</text:p>
          </table:table-cell>
          <table:table-cell office:value-type="float" office:value="6.4851426167" calcext:value-type="float">
            <text:p>6.4851426167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903015" calcext:value-type="float">
            <text:p>6.903015</text:p>
          </table:table-cell>
          <table:table-cell office:value-type="float" office:value="6.4856657" calcext:value-type="float">
            <text:p>6.4856657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877541" calcext:value-type="float">
            <text:p>6.877541</text:p>
          </table:table-cell>
          <table:table-cell office:value-type="float" office:value="6.4819868167" calcext:value-type="float">
            <text:p>6.4819868167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84554" calcext:value-type="float">
            <text:p>6.84554</text:p>
          </table:table-cell>
          <table:table-cell office:value-type="float" office:value="6.47474995" calcext:value-type="float">
            <text:p>6.4747499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816838" calcext:value-type="float">
            <text:p>6.816838</text:p>
          </table:table-cell>
          <table:table-cell office:value-type="float" office:value="6.4657908167" calcext:value-type="float">
            <text:p>6.4657908167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96221" calcext:value-type="float">
            <text:p>6.796221</text:p>
          </table:table-cell>
          <table:table-cell office:value-type="float" office:value="6.4569498" calcext:value-type="float">
            <text:p>6.4569498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83453" calcext:value-type="float">
            <text:p>6.783453</text:p>
          </table:table-cell>
          <table:table-cell office:value-type="float" office:value="6.4496069833" calcext:value-type="float">
            <text:p>6.4496069833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76067" calcext:value-type="float">
            <text:p>6.776067</text:p>
          </table:table-cell>
          <table:table-cell office:value-type="float" office:value="6.4445166" calcext:value-type="float">
            <text:p>6.4445166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75992" calcext:value-type="float">
            <text:p>6.775992</text:p>
          </table:table-cell>
          <table:table-cell office:value-type="float" office:value="6.4416161667" calcext:value-type="float">
            <text:p>6.441616166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791491" calcext:value-type="float">
            <text:p>6.791491</text:p>
          </table:table-cell>
          <table:table-cell office:value-type="float" office:value="6.4400647333" calcext:value-type="float">
            <text:p>6.440064733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825642" calcext:value-type="float">
            <text:p>6.825642</text:p>
          </table:table-cell>
          <table:table-cell office:value-type="float" office:value="6.4386659667" calcext:value-type="float">
            <text:p>6.4386659667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863347" calcext:value-type="float">
            <text:p>6.863347</text:p>
          </table:table-cell>
          <table:table-cell office:value-type="float" office:value="6.4364613833" calcext:value-type="float">
            <text:p>6.4364613833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76611" calcext:value-type="float">
            <text:p>6.876611</text:p>
          </table:table-cell>
          <table:table-cell office:value-type="float" office:value="6.4331682" calcext:value-type="float">
            <text:p>6.4331682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44923" calcext:value-type="float">
            <text:p>6.844923</text:p>
          </table:table-cell>
          <table:table-cell office:value-type="float" office:value="6.4292863167" calcext:value-type="float">
            <text:p>6.429286316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76996" calcext:value-type="float">
            <text:p>6.76996</text:p>
          </table:table-cell>
          <table:table-cell office:value-type="float" office:value="6.4259054167" calcext:value-type="float">
            <text:p>6.4259054167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674407" calcext:value-type="float">
            <text:p>6.674407</text:p>
          </table:table-cell>
          <table:table-cell office:value-type="float" office:value="6.42427965" calcext:value-type="float">
            <text:p>6.42427965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590525" calcext:value-type="float">
            <text:p>6.590525</text:p>
          </table:table-cell>
          <table:table-cell office:value-type="float" office:value="6.4252338833" calcext:value-type="float">
            <text:p>6.4252338833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546586" calcext:value-type="float">
            <text:p>6.546586</text:p>
          </table:table-cell>
          <table:table-cell office:value-type="float" office:value="6.4286693833" calcext:value-type="float">
            <text:p>6.4286693833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555781" calcext:value-type="float">
            <text:p>6.555781</text:p>
          </table:table-cell>
          <table:table-cell office:value-type="float" office:value="6.4335586167" calcext:value-type="float">
            <text:p>6.4335586167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610665" calcext:value-type="float">
            <text:p>6.610665</text:p>
          </table:table-cell>
          <table:table-cell office:value-type="float" office:value="6.4384812" calcext:value-type="float">
            <text:p>6.4384812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684585" calcext:value-type="float">
            <text:p>6.684585</text:p>
          </table:table-cell>
          <table:table-cell office:value-type="float" office:value="6.44229995" calcext:value-type="float">
            <text:p>6.4422999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740344" calcext:value-type="float">
            <text:p>6.740344</text:p>
          </table:table-cell>
          <table:table-cell office:value-type="float" office:value="6.4445660667" calcext:value-type="float">
            <text:p>6.4445660667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46465" calcext:value-type="float">
            <text:p>6.746465</text:p>
          </table:table-cell>
          <table:table-cell office:value-type="float" office:value="6.44558045" calcext:value-type="float">
            <text:p>6.44558045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696305" calcext:value-type="float">
            <text:p>6.696305</text:p>
          </table:table-cell>
          <table:table-cell office:value-type="float" office:value="6.4462021167" calcext:value-type="float">
            <text:p>6.4462021167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615513" calcext:value-type="float">
            <text:p>6.615513</text:p>
          </table:table-cell>
          <table:table-cell office:value-type="float" office:value="6.44742285" calcext:value-type="float">
            <text:p>6.44742285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544937" calcext:value-type="float">
            <text:p>6.544937</text:p>
          </table:table-cell>
          <table:table-cell office:value-type="float" office:value="6.4445738644" calcext:value-type="float">
            <text:p>6.4445738644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509658" calcext:value-type="float">
            <text:p>6.509658</text:p>
          </table:table-cell>
          <table:table-cell office:value-type="float" office:value="6.4428434655" calcext:value-type="float">
            <text:p>6.4428434655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507761" calcext:value-type="float">
            <text:p>6.507761</text:p>
          </table:table-cell>
          <table:table-cell office:value-type="float" office:value="6.4416712807" calcext:value-type="float">
            <text:p>6.4416712807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531407" calcext:value-type="float">
            <text:p>6.531407</text:p>
          </table:table-cell>
          <table:table-cell office:value-type="float" office:value="6.4404911071" calcext:value-type="float">
            <text:p>6.4404911071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585077" calcext:value-type="float">
            <text:p>6.585077</text:p>
          </table:table-cell>
          <table:table-cell office:value-type="float" office:value="6.4388380909" calcext:value-type="float">
            <text:p>6.4388380909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67345" calcext:value-type="float">
            <text:p>6.667345</text:p>
          </table:table-cell>
          <table:table-cell office:value-type="float" office:value="6.436129963" calcext:value-type="float">
            <text:p>6.436129963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39797" calcext:value-type="float">
            <text:p>6.739797</text:p>
          </table:table-cell>
          <table:table-cell office:value-type="float" office:value="6.4317674151" calcext:value-type="float">
            <text:p>6.4317674151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34693" calcext:value-type="float">
            <text:p>6.734693</text:p>
          </table:table-cell>
          <table:table-cell office:value-type="float" office:value="6.4258437692" calcext:value-type="float">
            <text:p>6.4258437692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605824" calcext:value-type="float">
            <text:p>6.605824</text:p>
          </table:table-cell>
          <table:table-cell office:value-type="float" office:value="6.419787902" calcext:value-type="float">
            <text:p>6.419787902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377513" calcext:value-type="float">
            <text:p>6.377513</text:p>
          </table:table-cell>
          <table:table-cell office:value-type="float" office:value="6.41606718" calcext:value-type="float">
            <text:p>6.41606718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153733" calcext:value-type="float">
            <text:p>6.153733</text:p>
          </table:table-cell>
          <table:table-cell office:value-type="float" office:value="6.416854" calcext:value-type="float">
            <text:p>6.416854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073937" calcext:value-type="float">
            <text:p>6.073937</text:p>
          </table:table-cell>
          <table:table-cell office:value-type="float" office:value="6.4223356875" calcext:value-type="float">
            <text:p>6.422335687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221591" calcext:value-type="float">
            <text:p>6.221591</text:p>
          </table:table-cell>
          <table:table-cell office:value-type="float" office:value="6.4297484255" calcext:value-type="float">
            <text:p>6.4297484255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543115" calcext:value-type="float">
            <text:p>6.543115</text:p>
          </table:table-cell>
          <table:table-cell office:value-type="float" office:value="6.434273587" calcext:value-type="float">
            <text:p>6.434273587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862261" calcext:value-type="float">
            <text:p>6.862261</text:p>
          </table:table-cell>
          <table:table-cell office:value-type="float" office:value="6.4318548889" calcext:value-type="float">
            <text:p>6.4318548889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977851" calcext:value-type="float">
            <text:p>6.977851</text:p>
          </table:table-cell>
          <table:table-cell office:value-type="float" office:value="6.4220729318" calcext:value-type="float">
            <text:p>6.4220729318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6066" calcext:value-type="float">
            <text:p>6.76066</text:p>
          </table:table-cell>
          <table:table-cell office:value-type="float" office:value="6.4091478605" calcext:value-type="float">
            <text:p>6.4091478605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193452" calcext:value-type="float">
            <text:p>6.193452</text:p>
          </table:table-cell>
          <table:table-cell office:value-type="float" office:value="6.4007785238" calcext:value-type="float">
            <text:p>6.4007785238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.288489" calcext:value-type="float">
            <text:p>5.288489</text:p>
          </table:table-cell>
          <table:table-cell office:value-type="float" office:value="6.4058352683" calcext:value-type="float">
            <text:p>6.4058352683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350091" calcext:value-type="float">
            <text:p>3.350091</text:p>
          </table:table-cell>
          <table:table-cell office:value-type="float" office:value="6.433768925" calcext:value-type="float">
            <text:p>6.43376892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.350091" calcext:value-type="float">
            <text:p>3.350091</text:p>
          </table:table-cell>
          <table:table-cell office:value-type="float" office:value="6.5128375897" calcext:value-type="float">
            <text:p>6.5128375897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994183" calcext:value-type="float">
            <text:p>7.994183</text:p>
          </table:table-cell>
          <table:table-cell office:value-type="float" office:value="6.5960677632" calcext:value-type="float">
            <text:p>6.5960677632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48394" calcext:value-type="float">
            <text:p>6.748394</text:p>
          </table:table-cell>
          <table:table-cell office:value-type="float" office:value="6.5582808649" calcext:value-type="float">
            <text:p>6.5582808649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215832" calcext:value-type="float">
            <text:p>6.215832</text:p>
          </table:table-cell>
          <table:table-cell office:value-type="float" office:value="6.5529999444" calcext:value-type="float">
            <text:p>6.5529999444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.955768" calcext:value-type="float">
            <text:p>5.955768</text:p>
          </table:table-cell>
          <table:table-cell office:value-type="float" office:value="6.5626333143" calcext:value-type="float">
            <text:p>6.5626333143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.92089" calcext:value-type="float">
            <text:p>5.92089</text:p>
          </table:table-cell>
          <table:table-cell office:value-type="float" office:value="6.5804822941" calcext:value-type="float">
            <text:p>6.5804822941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022321" calcext:value-type="float">
            <text:p>6.022321</text:p>
          </table:table-cell>
          <table:table-cell office:value-type="float" office:value="6.6004699394" calcext:value-type="float">
            <text:p>6.6004699394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124063" calcext:value-type="float">
            <text:p>6.124063</text:p>
          </table:table-cell>
          <table:table-cell office:value-type="float" office:value="6.6185370938" calcext:value-type="float">
            <text:p>6.6185370938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143374" calcext:value-type="float">
            <text:p>6.143374</text:p>
          </table:table-cell>
          <table:table-cell office:value-type="float" office:value="6.634487871" calcext:value-type="float">
            <text:p>6.634487871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11471" calcext:value-type="float">
            <text:p>6.11471</text:p>
          </table:table-cell>
          <table:table-cell office:value-type="float" office:value="6.6508583333" calcext:value-type="float">
            <text:p>6.650858333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163431" calcext:value-type="float">
            <text:p>6.163431</text:p>
          </table:table-cell>
          <table:table-cell office:value-type="float" office:value="6.6693462069" calcext:value-type="float">
            <text:p>6.6693462069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385099" calcext:value-type="float">
            <text:p>6.385099</text:p>
          </table:table-cell>
          <table:table-cell office:value-type="float" office:value="6.6874146071" calcext:value-type="float">
            <text:p>6.6874146071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25107" calcext:value-type="float">
            <text:p>6.725107</text:p>
          </table:table-cell>
          <table:table-cell office:value-type="float" office:value="6.6986114815" calcext:value-type="float">
            <text:p>6.6986114815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008758" calcext:value-type="float">
            <text:p>7.008758</text:p>
          </table:table-cell>
          <table:table-cell office:value-type="float" office:value="6.6975924231" calcext:value-type="float">
            <text:p>6.6975924231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087522" calcext:value-type="float">
            <text:p>7.087522</text:p>
          </table:table-cell>
          <table:table-cell office:value-type="float" office:value="6.6851458" calcext:value-type="float">
            <text:p>6.6851458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94339" calcext:value-type="float">
            <text:p>6.94339</text:p>
          </table:table-cell>
          <table:table-cell office:value-type="float" office:value="6.668380125" calcext:value-type="float">
            <text:p>6.668380125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682282" calcext:value-type="float">
            <text:p>6.682282</text:p>
          </table:table-cell>
          <table:table-cell office:value-type="float" office:value="6.6564231739" calcext:value-type="float">
            <text:p>6.6564231739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443329" calcext:value-type="float">
            <text:p>6.443329</text:p>
          </table:table-cell>
          <table:table-cell office:value-type="float" office:value="6.6552477727" calcext:value-type="float">
            <text:p>6.6552477727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307992" calcext:value-type="float">
            <text:p>6.307992</text:p>
          </table:table-cell>
          <table:table-cell office:value-type="float" office:value="6.6653391429" calcext:value-type="float">
            <text:p>6.665339142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286377" calcext:value-type="float">
            <text:p>6.286377</text:p>
          </table:table-cell>
          <table:table-cell office:value-type="float" office:value="6.6832065" calcext:value-type="float">
            <text:p>6.683206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355652" calcext:value-type="float">
            <text:p>6.355652</text:p>
          </table:table-cell>
          <table:table-cell office:value-type="float" office:value="6.7040922632" calcext:value-type="float">
            <text:p>6.7040922632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47803" calcext:value-type="float">
            <text:p>6.47803</text:p>
          </table:table-cell>
          <table:table-cell office:value-type="float" office:value="6.7234500556" calcext:value-type="float">
            <text:p>6.7234500556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602041" calcext:value-type="float">
            <text:p>6.602041</text:p>
          </table:table-cell>
          <table:table-cell office:value-type="float" office:value="6.7378865294" calcext:value-type="float">
            <text:p>6.7378865294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682906" calcext:value-type="float">
            <text:p>6.682906</text:p>
          </table:table-cell>
          <table:table-cell office:value-type="float" office:value="6.746376875" calcext:value-type="float">
            <text:p>6.74637687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07565" calcext:value-type="float">
            <text:p>6.707565</text:p>
          </table:table-cell>
          <table:table-cell office:value-type="float" office:value="6.7506082667" calcext:value-type="float">
            <text:p>6.750608266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693367" calcext:value-type="float">
            <text:p>6.693367</text:p>
          </table:table-cell>
          <table:table-cell office:value-type="float" office:value="6.7536827857" calcext:value-type="float">
            <text:p>6.7536827857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665756" calcext:value-type="float">
            <text:p>6.665756</text:p>
          </table:table-cell>
          <table:table-cell office:value-type="float" office:value="6.7583224615" calcext:value-type="float">
            <text:p>6.7583224615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643698" calcext:value-type="float">
            <text:p>6.643698</text:p>
          </table:table-cell>
          <table:table-cell office:value-type="float" office:value="6.7660363333" calcext:value-type="float">
            <text:p>6.7660363333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642069" calcext:value-type="float">
            <text:p>6.642069</text:p>
          </table:table-cell>
          <table:table-cell office:value-type="float" office:value="6.777158" calcext:value-type="float">
            <text:p>6.777158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672414" calcext:value-type="float">
            <text:p>6.672414</text:p>
          </table:table-cell>
          <table:table-cell office:value-type="float" office:value="6.7906669" calcext:value-type="float">
            <text:p>6.7906669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31661" calcext:value-type="float">
            <text:p>6.731661</text:p>
          </table:table-cell>
          <table:table-cell office:value-type="float" office:value="6.8038061111" calcext:value-type="float">
            <text:p>6.8038061111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796655" calcext:value-type="float">
            <text:p>6.796655</text:p>
          </table:table-cell>
          <table:table-cell office:value-type="float" office:value="6.81282425" calcext:value-type="float">
            <text:p>6.812824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83994" calcext:value-type="float">
            <text:p>6.83994</text:p>
          </table:table-cell>
          <table:table-cell office:value-type="float" office:value="6.8151341429" calcext:value-type="float">
            <text:p>6.8151341429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851136" calcext:value-type="float">
            <text:p>6.851136</text:p>
          </table:table-cell>
          <table:table-cell office:value-type="float" office:value="6.8109998333" calcext:value-type="float">
            <text:p>6.810999833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83979" calcext:value-type="float">
            <text:p>6.83979</text:p>
          </table:table-cell>
          <table:table-cell office:value-type="float" office:value="6.8029726" calcext:value-type="float">
            <text:p>6.8029726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820552" calcext:value-type="float">
            <text:p>6.820552</text:p>
          </table:table-cell>
          <table:table-cell office:value-type="float" office:value="6.79376825" calcext:value-type="float">
            <text:p>6.7937682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801207" calcext:value-type="float">
            <text:p>6.801207</text:p>
          </table:table-cell>
          <table:table-cell office:value-type="float" office:value="6.7848403333" calcext:value-type="float">
            <text:p>6.7848403333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83765" calcext:value-type="float">
            <text:p>6.783765</text:p>
          </table:table-cell>
          <table:table-cell office:value-type="float" office:value="6.776657" calcext:value-type="float">
            <text:p>6.776657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769549" calcext:value-type="float">
            <text:p>6.7695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59:54.087670879</dc:date>
    <meta:document-statistic meta:table-count="1" meta:cell-count="3173" meta:object-count="0"/>
    <meta:generator>LibreOffice/4.2.7.2$Linux_X86_64 LibreOffice_project/420m0$Build-2</meta:generator>
  </office:meta>
</office:document-meta>
</file>